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Sans Unicode MS" svg:font-family="'Liberation Sans Unicode MS'" style:font-pitch="variable"/>
    <style:font-face style:name="DejaVu Serif" svg:font-family="'DejaVu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8.0132in" table:align="left"/>
    </style:style>
    <style:style style:name="Table1.A" style:family="table-column">
      <style:table-column-properties style:column-width="1.1465in"/>
    </style:style>
    <style:style style:name="Table1.B" style:family="table-column">
      <style:table-column-properties style:column-width="4.3653in"/>
    </style:style>
    <style:style style:name="Table1.C" style:family="table-column">
      <style:table-column-properties style:column-width="0.8757in"/>
    </style:style>
    <style:style style:name="Table1.D" style:family="table-column">
      <style:table-column-properties style:column-width="1.6257in"/>
    </style:style>
    <style:style style:name="Table1.A1" style:family="table-cell">
      <style:table-cell-properties style:vertical-align="middle" fo:padding="0.0194in" fo:border="none"/>
    </style:style>
    <style:style style:name="Table2" style:family="table">
      <style:table-properties style:width="7.9819in" table:align="left"/>
    </style:style>
    <style:style style:name="Table2.A" style:family="table-column">
      <style:table-column-properties style:column-width="0.6257in"/>
    </style:style>
    <style:style style:name="Table2.B" style:family="table-column">
      <style:table-column-properties style:column-width="5.1674in"/>
    </style:style>
    <style:style style:name="Table2.C" style:family="table-column">
      <style:table-column-properties style:column-width="0.7715in"/>
    </style:style>
    <style:style style:name="Table2.D" style:family="table-column">
      <style:table-column-properties style:column-width="1.4174in"/>
    </style:style>
    <style:style style:name="Table2.A1" style:family="table-cell">
      <style:table-cell-properties style:vertical-align="middle" fo:padding="0.0194in" fo:border="none"/>
    </style:style>
    <style:style style:name="Table3" style:family="table">
      <style:table-properties style:width="7.0028in" table:align="left"/>
    </style:style>
    <style:style style:name="Table3.A" style:family="table-column">
      <style:table-column-properties style:column-width="0.6257in"/>
    </style:style>
    <style:style style:name="Table3.B" style:family="table-column">
      <style:table-column-properties style:column-width="2.8653in"/>
    </style:style>
    <style:style style:name="Table3.C" style:family="table-column">
      <style:table-column-properties style:column-width="1.0215in"/>
    </style:style>
    <style:style style:name="Table3.D" style:family="table-column">
      <style:table-column-properties style:column-width="2.4903in"/>
    </style:style>
    <style:style style:name="Table3.A1" style:family="table-cell">
      <style:table-cell-properties style:vertical-align="middle" fo:padding="0.0194in" fo:border="none"/>
    </style:style>
    <style:style style:name="Table4" style:family="table">
      <style:table-properties style:width="6.659in" table:align="left"/>
    </style:style>
    <style:style style:name="Table4.A" style:family="table-column">
      <style:table-column-properties style:column-width="0.6465in"/>
    </style:style>
    <style:style style:name="Table4.B" style:family="table-column">
      <style:table-column-properties style:column-width="3.5424in"/>
    </style:style>
    <style:style style:name="Table4.C" style:family="table-column">
      <style:table-column-properties style:column-width="0.7715in"/>
    </style:style>
    <style:style style:name="Table4.D" style:family="table-column">
      <style:table-column-properties style:column-width="1.6986in"/>
    </style:style>
    <style:style style:name="Table4.A1" style:family="table-cell">
      <style:table-cell-properties style:vertical-align="middle" fo:padding="0.0194in" fo:border="none"/>
    </style:style>
    <style:style style:name="Table5" style:family="table">
      <style:table-properties style:width="4.534in" table:align="left"/>
    </style:style>
    <style:style style:name="Table5.A" style:family="table-column">
      <style:table-column-properties style:column-width="0.6257in"/>
    </style:style>
    <style:style style:name="Table5.B" style:family="table-column">
      <style:table-column-properties style:column-width="2.4694in"/>
    </style:style>
    <style:style style:name="Table5.C" style:family="table-column">
      <style:table-column-properties style:column-width="0.7715in"/>
    </style:style>
    <style:style style:name="Table5.D" style:family="table-column">
      <style:table-column-properties style:column-width="0.6674in"/>
    </style:style>
    <style:style style:name="Table5.A1" style:family="table-cell">
      <style:table-cell-properties style:vertical-align="middle" fo:padding="0.0194in" fo:border="none"/>
    </style:style>
    <style:style style:name="Table6" style:family="table">
      <style:table-properties style:width="7.3868in" table:align="left"/>
    </style:style>
    <style:style style:name="Table6.A" style:family="table-column">
      <style:table-column-properties style:column-width="3.2299in"/>
    </style:style>
    <style:style style:name="Table6.B" style:family="table-column">
      <style:table-column-properties style:column-width="4.1569in"/>
    </style:style>
    <style:style style:name="Table6.A1" style:family="table-cell">
      <style:table-cell-properties style:vertical-align="middle" fo:padding="0.0194in" fo:border="none"/>
    </style:style>
    <style:style style:name="Table7" style:family="table">
      <style:table-properties style:width="5.409in" table:align="left"/>
    </style:style>
    <style:style style:name="Table7.A" style:family="table-column">
      <style:table-column-properties style:column-width="0.6257in"/>
    </style:style>
    <style:style style:name="Table7.B" style:family="table-column">
      <style:table-column-properties style:column-width="2.834in"/>
    </style:style>
    <style:style style:name="Table7.C" style:family="table-column">
      <style:table-column-properties style:column-width="0.7715in"/>
    </style:style>
    <style:style style:name="Table7.D" style:family="table-column">
      <style:table-column-properties style:column-width="1.1778in"/>
    </style:style>
    <style:style style:name="Table7.A1" style:family="table-cell">
      <style:table-cell-properties style:vertical-align="middle" fo:padding="0.0194in" fo:border="none"/>
    </style:style>
    <style:style style:name="Table8" style:family="table">
      <style:table-properties style:width="1.1083in" table:align="left"/>
    </style:style>
    <style:style style:name="Table8.A" style:family="table-column">
      <style:table-column-properties style:column-width="0.1882in"/>
    </style:style>
    <style:style style:name="Table8.B" style:family="table-column">
      <style:table-column-properties style:column-width="0.1778in"/>
    </style:style>
    <style:style style:name="Table8.F" style:family="table-column">
      <style:table-column-properties style:column-width="0.209in"/>
    </style:style>
    <style:style style:name="Table8.A1" style:family="table-cell">
      <style:table-cell-properties style:vertical-align="middle" fo:padding="0.0194in" fo:border="none"/>
    </style:style>
    <style:style style:name="Table9" style:family="table">
      <style:table-properties style:width="1.2861in" table:align="left"/>
    </style:style>
    <style:style style:name="Table9.A" style:family="table-column">
      <style:table-column-properties style:column-width="0.1882in"/>
    </style:style>
    <style:style style:name="Table9.B" style:family="table-column">
      <style:table-column-properties style:column-width="0.1778in"/>
    </style:style>
    <style:style style:name="Table9.G" style:family="table-column">
      <style:table-column-properties style:column-width="0.209in"/>
    </style:style>
    <style:style style:name="Table9.A1" style:family="table-cell">
      <style:table-cell-properties style:vertical-align="middle" fo:padding="0.0194in" fo:border="none"/>
    </style:style>
    <style:style style:name="Table10" style:family="table">
      <style:table-properties style:width="1.1083in" table:align="left"/>
    </style:style>
    <style:style style:name="Table10.A" style:family="table-column">
      <style:table-column-properties style:column-width="0.1882in"/>
    </style:style>
    <style:style style:name="Table10.B" style:family="table-column">
      <style:table-column-properties style:column-width="0.1778in"/>
    </style:style>
    <style:style style:name="Table10.F" style:family="table-column">
      <style:table-column-properties style:column-width="0.209in"/>
    </style:style>
    <style:style style:name="Table10.A1" style:family="table-cell">
      <style:table-cell-properties style:vertical-align="middle" fo:padding="0.0194in" fo:border="none"/>
    </style:style>
    <style:style style:name="Table11" style:family="table">
      <style:table-properties style:width="1.2861in" table:align="left"/>
    </style:style>
    <style:style style:name="Table11.A" style:family="table-column">
      <style:table-column-properties style:column-width="0.1882in"/>
    </style:style>
    <style:style style:name="Table11.B" style:family="table-column">
      <style:table-column-properties style:column-width="0.1778in"/>
    </style:style>
    <style:style style:name="Table11.G" style:family="table-column">
      <style:table-column-properties style:column-width="0.209in"/>
    </style:style>
    <style:style style:name="Table11.A1" style:family="table-cell">
      <style:table-cell-properties style:vertical-align="middle" fo:padding="0.0194in" fo:border="none"/>
    </style:style>
    <style:style style:name="Table12" style:family="table">
      <style:table-properties style:width="4.909in" table:align="left"/>
    </style:style>
    <style:style style:name="Table12.A" style:family="table-column">
      <style:table-column-properties style:column-width="0.6257in"/>
    </style:style>
    <style:style style:name="Table12.B" style:family="table-column">
      <style:table-column-properties style:column-width="2.9278in"/>
    </style:style>
    <style:style style:name="Table12.C" style:family="table-column">
      <style:table-column-properties style:column-width="0.5111in"/>
    </style:style>
    <style:style style:name="Table12.D" style:family="table-column">
      <style:table-column-properties style:column-width="0.8444in"/>
    </style:style>
    <style:style style:name="Table12.A1" style:family="table-cell">
      <style:table-cell-properties style:vertical-align="middle" fo:padding="0.0194in" fo:border="none"/>
    </style:style>
    <style:style style:name="Table13" style:family="table">
      <style:table-properties style:width="1.7722in" table:align="left"/>
    </style:style>
    <style:style style:name="Table13.A" style:family="table-column">
      <style:table-column-properties style:column-width="0.8757in"/>
    </style:style>
    <style:style style:name="Table13.B" style:family="table-column">
      <style:table-column-properties style:column-width="0.8965in"/>
    </style:style>
    <style:style style:name="Table13.A1" style:family="table-cell">
      <style:table-cell-properties style:vertical-align="middle" fo:padding="0.0194in" fo:border="none"/>
    </style:style>
    <style:style style:name="Table14" style:family="table">
      <style:table-properties style:width="0.6271in" table:align="center"/>
    </style:style>
    <style:style style:name="Table14.A" style:family="table-column">
      <style:table-column-properties style:column-width="0.2403in"/>
    </style:style>
    <style:style style:name="Table14.B" style:family="table-column">
      <style:table-column-properties style:column-width="0.1778in"/>
    </style:style>
    <style:style style:name="Table14.C"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6271in" table:align="center"/>
    </style:style>
    <style:style style:name="Table15.A" style:family="table-column">
      <style:table-column-properties style:column-width="0.2403in"/>
    </style:style>
    <style:style style:name="Table15.B" style:family="table-column">
      <style:table-column-properties style:column-width="0.1778in"/>
    </style:style>
    <style:style style:name="Table15.C" style:family="table-column">
      <style:table-column-properties style:column-width="0.209in"/>
    </style:style>
    <style:style style:name="Table15.A1" style:family="table-cell">
      <style:table-cell-properties style:vertical-align="middle" fo:padding="0.0194in" fo:border="none"/>
    </style:style>
    <style:style style:name="Table14" style:family="table">
      <style:table-properties style:width="0.6271in" table:align="center"/>
    </style:style>
    <style:style style:name="Table14.A" style:family="table-column">
      <style:table-column-properties style:column-width="0.2403in"/>
    </style:style>
    <style:style style:name="Table14.B" style:family="table-column">
      <style:table-column-properties style:column-width="0.1778in"/>
    </style:style>
    <style:style style:name="Table14.C"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6271in" table:align="center"/>
    </style:style>
    <style:style style:name="Table15.A" style:family="table-column">
      <style:table-column-properties style:column-width="0.2403in"/>
    </style:style>
    <style:style style:name="Table15.B" style:family="table-column">
      <style:table-column-properties style:column-width="0.1778in"/>
    </style:style>
    <style:style style:name="Table15.C" style:family="table-column">
      <style:table-column-properties style:column-width="0.209in"/>
    </style:style>
    <style:style style:name="Table15.A1" style:family="table-cell">
      <style:table-cell-properties style:vertical-align="middle" fo:padding="0.0194in" fo:border="none"/>
    </style:style>
    <style:style style:name="Table16" style:family="table">
      <style:table-properties style:width="7.2306in" table:align="left"/>
    </style:style>
    <style:style style:name="Table16.A" style:family="table-column">
      <style:table-column-properties style:column-width="2.834in"/>
    </style:style>
    <style:style style:name="Table16.B" style:family="table-column">
      <style:table-column-properties style:column-width="4.3965in"/>
    </style:style>
    <style:style style:name="Table16.A1" style:family="table-cell">
      <style:table-cell-properties style:vertical-align="middle" fo:padding="0.0194in" fo:border="none"/>
    </style:style>
    <style:style style:name="Table16.B2" style:family="table-cell">
      <style:table-cell-properties fo:padding="0.0194in" fo:border="none"/>
    </style:style>
    <style:style style:name="Table16.B3" style:family="table-cell">
      <style:table-cell-properties fo:padding="0.0194in" fo:border="none"/>
    </style:style>
    <style:style style:name="Table16.B7" style:family="table-cell">
      <style:table-cell-properties fo:padding="0.0194in" fo:border="none"/>
    </style:style>
    <style:style style:name="Table17" style:family="table">
      <style:table-properties style:width="5.5132in" table:align="left"/>
    </style:style>
    <style:style style:name="Table17.A" style:family="table-column">
      <style:table-column-properties style:column-width="0.6257in"/>
    </style:style>
    <style:style style:name="Table17.B" style:family="table-column">
      <style:table-column-properties style:column-width="2.3653in"/>
    </style:style>
    <style:style style:name="Table17.C" style:family="table-column">
      <style:table-column-properties style:column-width="0.7715in"/>
    </style:style>
    <style:style style:name="Table17.D" style:family="table-column">
      <style:table-column-properties style:column-width="1.7507in"/>
    </style:style>
    <style:style style:name="Table17.A1" style:family="table-cell">
      <style:table-cell-properties style:vertical-align="middle" fo:padding="0.0194in" fo:border="none"/>
    </style:style>
    <style:style style:name="P1" style:family="paragraph" style:parent-style-name="Heading_20_2.titleHead" style:master-page-name="HTML">
      <style:paragraph-properties style:page-number="auto"/>
    </style:style>
    <style:style style:name="P2" style:family="paragraph" style:parent-style-name="Standard">
      <style:paragraph-properties fo:margin-top="0in" fo:margin-bottom="0in" style:contextual-spacing="false"/>
      <style:text-properties fo:font-size="2pt" style:font-size-asian="2pt" style:font-size-complex="2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weight="bold"/>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in" fo:margin-bottom="0in" style:contextual-spacing="false" fo:text-align="center" style:justify-single-word="false"/>
      <style:text-properties fo:font-weight="bold"/>
    </style:style>
    <style:style style:name="P8" style:family="paragraph" style:parent-style-name="Text_20_body">
      <style:paragraph-properties fo:margin-top="0in" fo:margin-bottom="0in" style:contextual-spacing="false"/>
    </style:style>
    <style:style style:name="T1" style:family="text">
      <style:text-properties fo:font-weight="bold"/>
    </style:style>
    <style:style style:name="T2" style:family="text">
      <style:text-properties style:font-name="monospa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omputer Project</text:h>
      <text:p text:style-name="P8">Aanjishnu Bhattacharyya</text:p>
      <text:p text:style-name="P8"/>
      <text:p text:style-name="Text_20_body">July 31, 2021</text:p>
      <text:h text:style-name="Heading_20_3" text:outline-level="3"><text:bookmark text:name="x1-1000"/>Assignment 1</text:h>
      <text:p text:style-name="Text_20_body">Writa a pogram to take lower and upper range from the user and print all the Kaprekar numbers within that range. (A number n hanving d digits is squared and split into two pieces, right hand piece having d digits and left hand piece having d or d-1 digits. If sum of the two peices is equal to the number then n is Kaprekar number). Eg: 9, 45, [55], 297 </text:p>
      <text:h text:style-name="Heading_20_3" text:outline-level="3"><text:bookmark text:name="x1-2000"/>Algorithm:</text:h>
      <text:p text:style-name="Text_20_body"><text:span text:style-name="T1">Class Kaprekar_main:</text:span><text:line-break/><text:span text:style-name="T1">Method Main:</text:span><text:line-break/>Step 1: declare lr and ur as lower and upper limit respectively<text:line-break/>Step 2: accept input from the user the lower and upper limit in lr and ur<text:line-break/>Step 3: check if the numbers are greater than zero and ur ¿ lr. if not then renter<text:line-break/>Step 4: initialize a Kaprekar object.<text:line-break/>Step 5: call the display method of Kaprekar object<text:line-break/><text:line-break/><text:span text:style-name="T1">Class Kaprekar:</text:span><text:line-break/><text:span text:style-name="T1">Method display:</text:span><text:line-break/>Step 1: declare i as a loop control variable <text:line-break/>Step 2: start a ‘for’ loop from lower_range to upper_range with i as the loop control.<text:line-break/>Step 3: call iskaprekar method passing i as the actual parameter. <text:line-break/>Step 4: if iskaprekar returned true then print the number to screen. <text:line-break/><text:line-break/><text:span text:style-name="T1">Method iskaprekar:</text:span><text:line-break/>Step 1: store the square of the formal parameter in sq. <text:line-break/>Step 2: store the length of sq in len bu using the formula log10(sq)+1 = len. <text:line-break/>Step 3: store the value of sq % 10  len/2 + 1 in part1 if len is odd. <text:line-break/>Step 4: store the value of sq % 10  len/2 in part2 if len is even. <text:line-break/>Step 5: return the value of part1 + part2 == x</text:p>
      <text:h text:style-name="Heading_20_3" text:outline-level="3"><text:bookmark text:name="x1-3000"/>Source code:</text:h>
      <text:p text:style-name="P8"><text:bookmark text:name="x1-3001"/> <text:line-break/><text:bookmark text:name="x1-3002r1"/><text:span text:style-name="T2">public class Kaprekar </text:span><text:line-break/><text:bookmark text:name="x1-3003r2"/><text:span text:style-name="T2">{ </text:span><text:line-break/><text:bookmark text:name="x1-3004r3"/>  <text:span text:style-name="T2">private int lower_range ; // stores lower range </text:span><text:line-break/><text:bookmark text:name="x1-3005r4"/>  <text:span text:style-name="T2">private int upper_range ; // stores upper range </text:span><text:line-break/><text:bookmark text:name="x1-3006r5"/> <text:line-break/><text:bookmark text:name="x1-3007r6"/>  <text:span text:style-name="T2">/* initializes the whole system */ </text:span><text:line-break/><text:bookmark text:name="x1-3008r7"/>  <text:span text:style-name="T2">Kaprekar(int lr, int ur) </text:span><text:line-break/><text:bookmark text:name="x1-3009r8"/>  <text:span text:style-name="T2">{ </text:span><text:line-break/><text:bookmark text:name="x1-3010r9"/>    <text:span text:style-name="T2">this.lower_range = lr ; </text:span><text:line-break/><text:bookmark text:name="x1-3011r10"/>    <text:span text:style-name="T2">this.upper_range = ur ; </text:span><text:line-break/><text:bookmark text:name="x1-3012r11"/>  <text:span text:style-name="T2">} </text:span><text:line-break/><text:bookmark text:name="x1-3013r12"/> <text:line-break/><text:bookmark text:name="x1-3014r13"/>  <text:span text:style-name="T2">/* displays the kaprekar numbers in order of their existance */ </text:span><text:line-break/><text:bookmark text:name="x1-3015r14"/>  <text:span text:style-name="T2">void display() </text:span><text:line-break/><text:bookmark text:name="x1-3016r15"/>  <text:span text:style-name="T2">{ </text:span><text:line-break/><text:bookmark text:name="x1-3017r16"/>    <text:span text:style-name="T2">for(int i = lower_range; i &lt; upper_range; i++) </text:span><text:line-break/><text:bookmark text:name="x1-3018r17"/>    <text:span text:style-name="T2">{ </text:span><text:line-break/><text:bookmark text:name="x1-3019r18"/>      <text:span text:style-name="T2">if(iskapraker(i)) </text:span><text:line-break/><text:bookmark text:name="x1-3020r19"/>        <text:span text:style-name="T2">System.out.print(i+", ") ; </text:span><text:line-break/><text:bookmark text:name="x1-3021r20"/>    <text:span text:style-name="T2">} </text:span><text:line-break/><text:bookmark text:name="x1-3022r21"/>    <text:span text:style-name="T2">System.out.println() ; </text:span><text:line-break/><text:bookmark text:name="x1-3023r22"/>  <text:span text:style-name="T2">} </text:span><text:line-break/><text:bookmark text:name="x1-3024r23"/> <text:line-break/><text:bookmark text:name="x1-3025r24"/>  <text:span text:style-name="T2">/* the main function that will determine if the number is really kapraker*/ </text:span><text:line-break/><text:bookmark text:name="x1-3026r25"/>  <text:span text:style-name="T2">boolean iskapraker(int x) </text:span><text:line-break/><text:bookmark text:name="x1-3027r26"/>  <text:span text:style-name="T2">{ </text:span><text:line-break/><text:bookmark text:name="x1-3028r27"/>    <text:span text:style-name="T2">int sq = x*x ; // the square of the number </text:span><text:line-break/><text:bookmark text:name="x1-3029r28"/>    <text:span text:style-name="T2">int len = (int)(Math.log10(sq)+1) ; // the total number of digits in sq </text:span><text:line-break/><text:bookmark text:name="x1-3030r29"/> <text:line-break/><text:bookmark text:name="x1-3031r30"/>    <text:span text:style-name="T2">// the half of the number using mathematics </text:span><text:line-break/><text:bookmark text:name="x1-3032r31"/>    <text:span text:style-name="T2">int part1 = sq % (int)Math.pow(10, (int)Math.floor((len * 1.0)/2.0) + 1) ; </text:span><text:line-break/><text:bookmark text:name="x1-3033r32"/>    <text:span text:style-name="T2">int part2 = sq / (int)Math.pow(10, (int)Math.ceil((len * 1.0)/2.0)) ; </text:span><text:line-break/><text:bookmark text:name="x1-3034r33"/> <text:line-break/><text:bookmark text:name="x1-3035r34"/>    <text:span text:style-name="T2">//System.out.println(part2+" "+part1) ; </text:span><text:line-break/><text:bookmark text:name="x1-3036r35"/> <text:line-break/><text:bookmark text:name="x1-3037r36"/>    <text:span text:style-name="T2">return (part1+part2 == x) ; </text:span><text:line-break/><text:bookmark text:name="x1-3038r37"/>  <text:span text:style-name="T2">} </text:span><text:line-break/><text:bookmark text:name="x1-3039r38"/><text:span text:style-name="T2">}</text:span> </text:p>
      <text:p text:style-name="Text_20_body"><text:bookmark text:name="x1-3040"/> <text:line-break/><text:bookmark text:name="x1-3041r1"/><text:span text:style-name="T2">import java.util.Scanner ; </text:span><text:line-break/><text:bookmark text:name="x1-3042r2"/><text:span text:style-name="T2">public class Kaprekar_main </text:span><text:line-break/><text:bookmark text:name="x1-3043r3"/><text:span text:style-name="T2">{ </text:span><text:line-break/><text:bookmark text:name="x1-3044r4"/>  <text:span text:style-name="T2">/* main entry point */ </text:span><text:line-break/><text:bookmark text:name="x1-3045r5"/>  <text:span text:style-name="T2">public static void main(String args[]) </text:span><text:line-break/><text:bookmark text:name="x1-3046r6"/>  <text:span text:style-name="T2">{ </text:span><text:line-break/><text:bookmark text:name="x1-3047r7"/>    <text:span text:style-name="T2">Scanner sc = new Scanner(System.in) ; // input handler </text:span><text:line-break/><text:bookmark text:name="x1-3048r8"/>    <text:span text:style-name="T2">int lr = 0, ur = 0; </text:span><text:line-break/><text:bookmark text:name="x1-3049r9"/> <text:line-break/><text:bookmark text:name="x1-3050r10"/>    <text:span text:style-name="T2">do </text:span><text:line-break/><text:bookmark text:name="x1-3051r11"/>    <text:span text:style-name="T2">{ </text:span><text:line-break/><text:bookmark text:name="x1-3052r12"/>      <text:span text:style-name="T2">System.out.print("Enter a lower range: ") ; </text:span><text:line-break/><text:bookmark text:name="x1-3053r13"/>      <text:span text:style-name="T2">lr = sc.nextInt() ; </text:span><text:line-break/><text:bookmark text:name="x1-3054r14"/>      <text:span text:style-name="T2">System.out.print("Enter a upper range: ") ; </text:span><text:line-break/><text:bookmark text:name="x1-3055r15"/>      <text:span text:style-name="T2">ur = sc.nextInt() ; </text:span><text:line-break/><text:bookmark text:name="x1-3056r16"/>      <text:span text:style-name="T2">if(lr &lt;= 0 || ur &lt;= lr || ur &lt;= 0) </text:span><text:line-break/><text:bookmark text:name="x1-3057r17"/>        <text:span text:style-name="T2">System.out.println("Wrong Input") ; </text:span><text:line-break/><text:bookmark text:name="x1-3058r18"/>    <text:span text:style-name="T2">}while(lr &lt;= 0 || ur &lt;= lr || ur &lt;= 0) ; </text:span><text:line-break/><text:bookmark text:name="x1-3059r19"/> <text:line-break/><text:bookmark text:name="x1-3060r20"/>    <text:span text:style-name="T2">Kaprekar kp = new Kaprekar(lr, ur) ; </text:span><text:line-break/><text:bookmark text:name="x1-3061r21"/>    <text:span text:style-name="T2">kp.display() ; // main interface </text:span><text:line-break/><text:bookmark text:name="x1-3062r22"/>  <text:span text:style-name="T2">} </text:span><text:line-break/><text:bookmark text:name="x1-3063r23"/><text:span text:style-name="T2">}</text:span> </text:p>
      <text:h text:style-name="Heading_20_3" text:outline-level="3"><text:bookmark text:name="x1-4000"/>Variable Listing:</text:h>
      <text:p text:style-name="P2"><text:bookmark text:name="TBL-2"/><text:bookmark text:name="TBL-2-1g"/><text:bookmark text:name="TBL-2-1"/><text:bookmark text:name="TBL-2-2g"/><text:bookmark text:name="TBL-2-2"/><text:bookmark text:name="TBL-2-3g"/><text:bookmark text:name="TBL-2-3"/><text:bookmark text:name="TBL-2-4g"/><text:bookmark text:name="TBL-2-4"/></text:p>
      <table:table table:name="Table1" table:style-name="Table1">
        <table:table-column table:style-name="Table1.A"/>
        <table:table-column table:style-name="Table1.B"/>
        <table:table-column table:style-name="Table1.C"/>
        <table:table-column table:style-name="Table1.D"/>
        <table:table-row table:style-name="TableLine25362144">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text:bookmark text:name="TBL-2-1-"/><text:bookmark text:name="TBL-2-1-1"/></text:p>
          </table:table-cell>
        </table:table-row>
        <table:table-row table:style-name="TableLine25362144">
          <table:table-cell table:style-name="Table1.A1" office:value-type="string">
            <text:p text:style-name="P7">Name<text:bookmark text:name="TBL-2-1-2"/></text:p>
          </table:table-cell>
          <table:table-cell table:style-name="Table1.A1" office:value-type="string">
            <text:p text:style-name="P7">Function<text:bookmark text:name="TBL-2-1-3"/></text:p>
          </table:table-cell>
          <table:table-cell table:style-name="Table1.A1" office:value-type="string">
            <text:p text:style-name="P7">Type<text:bookmark text:name="TBL-2-1-4"/></text:p>
          </table:table-cell>
          <table:table-cell table:style-name="Table1.A1" office:value-type="string">
            <text:p text:style-name="P7">Scope</text:p>
          </table:table-cell>
        </table:table-row>
        <table:table-row table:style-name="TableLine25362144">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text:bookmark text:name="TBL-2-2-"/><text:bookmark text:name="TBL-2-2-1"/></text:p>
          </table:table-cell>
        </table:table-row>
        <table:table-row table:style-name="TableLine25362144">
          <table:table-cell table:style-name="Table1.A1" office:value-type="string">
            <text:p text:style-name="P3">lower_range<text:bookmark text:name="TBL-2-2-2"/></text:p>
          </table:table-cell>
          <table:table-cell table:style-name="Table1.A1" office:value-type="string">
            <text:p text:style-name="P4">it stores the lower range of number <text:bookmark text:name="TBL-2-2-3"/></text:p>
          </table:table-cell>
          <table:table-cell table:style-name="Table1.A1" office:value-type="string">
            <text:p text:style-name="P3">int <text:bookmark text:name="TBL-2-2-4"/></text:p>
          </table:table-cell>
          <table:table-cell table:style-name="Table1.A1" office:value-type="string">
            <text:p text:style-name="P4">object <text:bookmark text:name="TBL-2-3-"/><text:bookmark text:name="TBL-2-3-1"/></text:p>
          </table:table-cell>
        </table:table-row>
        <table:table-row table:style-name="TableLine25362144">
          <table:table-cell table:style-name="Table1.A1" office:value-type="string">
            <text:p text:style-name="P3">upper_range<text:bookmark text:name="TBL-2-3-2"/></text:p>
          </table:table-cell>
          <table:table-cell table:style-name="Table1.A1" office:value-type="string">
            <text:p text:style-name="P4">it stores the upper range of number <text:bookmark text:name="TBL-2-3-3"/></text:p>
          </table:table-cell>
          <table:table-cell table:style-name="Table1.A1" office:value-type="string">
            <text:p text:style-name="P3">int <text:bookmark text:name="TBL-2-3-4"/></text:p>
          </table:table-cell>
          <table:table-cell table:style-name="Table1.A1" office:value-type="string">
            <text:p text:style-name="P4">object <text:bookmark text:name="TBL-2-4-"/><text:bookmark text:name="TBL-2-4-1"/></text:p>
          </table:table-cell>
        </table:table-row>
        <table:table-row table:style-name="TableLine25362144">
          <table:table-cell table:style-name="Table1.A1" office:value-type="string">
            <text:p text:style-name="P3">lr <text:bookmark text:name="TBL-2-4-2"/></text:p>
          </table:table-cell>
          <table:table-cell table:style-name="Table1.A1" office:value-type="string">
            <text:p text:style-name="P4">it is a temporary variable to store range of number<text:bookmark text:name="TBL-2-4-3"/></text:p>
          </table:table-cell>
          <table:table-cell table:style-name="Table1.A1" office:value-type="string">
            <text:p text:style-name="P3">int <text:bookmark text:name="TBL-2-4-4"/></text:p>
          </table:table-cell>
          <table:table-cell table:style-name="Table1.A1" office:value-type="string">
            <text:p text:style-name="P4">main(),Kaprekar()<text:bookmark text:name="TBL-2-5-"/><text:bookmark text:name="TBL-2-5-1"/></text:p>
          </table:table-cell>
        </table:table-row>
        <table:table-row table:style-name="TableLine25362144">
          <table:table-cell table:style-name="Table1.A1" office:value-type="string">
            <text:p text:style-name="P3">ur <text:bookmark text:name="TBL-2-5-2"/></text:p>
          </table:table-cell>
          <table:table-cell table:style-name="Table1.A1" office:value-type="string">
            <text:p text:style-name="P4">it is a temporary variable to store range of number<text:bookmark text:name="TBL-2-5-3"/></text:p>
          </table:table-cell>
          <table:table-cell table:style-name="Table1.A1" office:value-type="string">
            <text:p text:style-name="P3">int <text:bookmark text:name="TBL-2-5-4"/></text:p>
          </table:table-cell>
          <table:table-cell table:style-name="Table1.A1" office:value-type="string">
            <text:p text:style-name="P4">main(),Kaprekar()<text:bookmark text:name="TBL-2-6-"/><text:bookmark text:name="TBL-2-6-1"/></text:p>
          </table:table-cell>
        </table:table-row>
        <table:table-row table:style-name="TableLine25362144">
          <table:table-cell table:style-name="Table1.A1" office:value-type="string">
            <text:p text:style-name="P3">i <text:bookmark text:name="TBL-2-6-2"/></text:p>
          </table:table-cell>
          <table:table-cell table:style-name="Table1.A1" office:value-type="string">
            <text:p text:style-name="P4">iterator variable to control the for loop <text:bookmark text:name="TBL-2-6-3"/></text:p>
          </table:table-cell>
          <table:table-cell table:style-name="Table1.A1" office:value-type="string">
            <text:p text:style-name="P3">int <text:bookmark text:name="TBL-2-6-4"/></text:p>
          </table:table-cell>
          <table:table-cell table:style-name="Table1.A1" office:value-type="string">
            <text:p text:style-name="P4">display() <text:bookmark text:name="TBL-2-7-"/><text:bookmark text:name="TBL-2-7-1"/></text:p>
          </table:table-cell>
        </table:table-row>
        <table:table-row table:style-name="TableLine25362144">
          <table:table-cell table:style-name="Table1.A1" office:value-type="string">
            <text:p text:style-name="P3">x <text:bookmark text:name="TBL-2-7-2"/></text:p>
          </table:table-cell>
          <table:table-cell table:style-name="Table1.A1" office:value-type="string">
            <text:p text:style-name="P4">it is the input to the iskaprekar func. <text:bookmark text:name="TBL-2-7-3"/></text:p>
          </table:table-cell>
          <table:table-cell table:style-name="Table1.A1" office:value-type="string">
            <text:p text:style-name="P3">int <text:bookmark text:name="TBL-2-7-4"/></text:p>
          </table:table-cell>
          <table:table-cell table:style-name="Table1.A1" office:value-type="string">
            <text:p text:style-name="P4">iskaprekar() <text:bookmark text:name="TBL-2-8-"/><text:bookmark text:name="TBL-2-8-1"/></text:p>
          </table:table-cell>
        </table:table-row>
        <table:table-row table:style-name="TableLine25362144">
          <table:table-cell table:style-name="Table1.A1" office:value-type="string">
            <text:p text:style-name="P3">sq <text:bookmark text:name="TBL-2-8-2"/></text:p>
          </table:table-cell>
          <table:table-cell table:style-name="Table1.A1" office:value-type="string">
            <text:p text:style-name="P4">it stores the square of the intput <text:bookmark text:name="TBL-2-8-3"/></text:p>
          </table:table-cell>
          <table:table-cell table:style-name="Table1.A1" office:value-type="string">
            <text:p text:style-name="P3">int <text:bookmark text:name="TBL-2-8-4"/></text:p>
          </table:table-cell>
          <table:table-cell table:style-name="Table1.A1" office:value-type="string">
            <text:p text:style-name="P4">iskaprekar() <text:bookmark text:name="TBL-2-9-"/><text:bookmark text:name="TBL-2-9-1"/></text:p>
          </table:table-cell>
        </table:table-row>
        <table:table-row table:style-name="TableLine25362144">
          <table:table-cell table:style-name="Table1.A1" office:value-type="string">
            <text:p text:style-name="P3">len <text:bookmark text:name="TBL-2-9-2"/></text:p>
          </table:table-cell>
          <table:table-cell table:style-name="Table1.A1" office:value-type="string">
            <text:p text:style-name="P4">it is the number of digits in sq <text:bookmark text:name="TBL-2-9-3"/></text:p>
          </table:table-cell>
          <table:table-cell table:style-name="Table1.A1" office:value-type="string">
            <text:p text:style-name="P3">int <text:bookmark text:name="TBL-2-9-4"/></text:p>
          </table:table-cell>
          <table:table-cell table:style-name="Table1.A1" office:value-type="string">
            <text:p text:style-name="P4">iskaprekar() <text:bookmark text:name="TBL-2-10-"/><text:bookmark text:name="TBL-2-10-1"/></text:p>
          </table:table-cell>
        </table:table-row>
        <table:table-row table:style-name="TableLine25362144">
          <table:table-cell table:style-name="Table1.A1" office:value-type="string">
            <text:p text:style-name="P3">part1 <text:bookmark text:name="TBL-2-10-2"/></text:p>
          </table:table-cell>
          <table:table-cell table:style-name="Table1.A1" office:value-type="string">
            <text:p text:style-name="P4">it is the first part <text:bookmark text:name="TBL-2-10-3"/></text:p>
          </table:table-cell>
          <table:table-cell table:style-name="Table1.A1" office:value-type="string">
            <text:p text:style-name="P3">int <text:bookmark text:name="TBL-2-10-4"/></text:p>
          </table:table-cell>
          <table:table-cell table:style-name="Table1.A1" office:value-type="string">
            <text:p text:style-name="P4">iskaprekar() <text:bookmark text:name="TBL-2-11-"/><text:bookmark text:name="TBL-2-11-1"/></text:p>
          </table:table-cell>
        </table:table-row>
        <table:table-row table:style-name="TableLine25362144">
          <table:table-cell table:style-name="Table1.A1" office:value-type="string">
            <text:p text:style-name="P3">part2 <text:bookmark text:name="TBL-2-11-2"/></text:p>
          </table:table-cell>
          <table:table-cell table:style-name="Table1.A1" office:value-type="string">
            <text:p text:style-name="P4">it is the second part <text:bookmark text:name="TBL-2-11-3"/></text:p>
          </table:table-cell>
          <table:table-cell table:style-name="Table1.A1" office:value-type="string">
            <text:p text:style-name="P3">int <text:bookmark text:name="TBL-2-11-4"/></text:p>
          </table:table-cell>
          <table:table-cell table:style-name="Table1.A1" office:value-type="string">
            <text:p text:style-name="P4">iskaprekar() <text:bookmark text:name="TBL-2-12-"/><text:bookmark text:name="TBL-2-12-1"/></text:p>
          </table:table-cell>
        </table:table-row>
        <table:table-row table:style-name="TableLine25362144">
          <table:table-cell table:style-name="Table1.A1" office:value-type="string">
            <text:p text:style-name="P3">sc <text:bookmark text:name="TBL-2-12-2"/></text:p>
          </table:table-cell>
          <table:table-cell table:style-name="Table1.A1" office:value-type="string">
            <text:p text:style-name="P4">it is a input handler <text:bookmark text:name="TBL-2-12-3"/></text:p>
          </table:table-cell>
          <table:table-cell table:style-name="Table1.A1" office:value-type="string">
            <text:p text:style-name="P3">Scanner <text:bookmark text:name="TBL-2-12-4"/></text:p>
          </table:table-cell>
          <table:table-cell table:style-name="Table1.A1" office:value-type="string">
            <text:p text:style-name="P4">main() <text:bookmark text:name="TBL-2-13-"/><text:bookmark text:name="TBL-2-13-1"/></text:p>
          </table:table-cell>
        </table:table-row>
        <table:table-row table:style-name="TableLine25362144">
          <table:table-cell table:style-name="Table1.A1" office:value-type="string">
            <text:p text:style-name="P3">kp <text:bookmark text:name="TBL-2-13-2"/></text:p>
          </table:table-cell>
          <table:table-cell table:style-name="Table1.A1" office:value-type="string">
            <text:p text:style-name="P4">it is the control object <text:bookmark text:name="TBL-2-13-3"/></text:p>
          </table:table-cell>
          <table:table-cell table:style-name="Table1.A1" office:value-type="string">
            <text:p text:style-name="P3">Kaprekar<text:bookmark text:name="TBL-2-13-4"/></text:p>
          </table:table-cell>
          <table:table-cell table:style-name="Table1.A1" office:value-type="string">
            <text:p text:style-name="P4">main() </text:p>
          </table:table-cell>
        </table:table-row>
        <table:table-row table:style-name="TableLine25362144">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row>
      </table:table>
      <text:h text:style-name="Heading_20_3" text:outline-level="3"><text:bookmark text:name="x1-5000"/>Assignment 2</text:h>
      <text:p text:style-name="Text_20_body">Write a Java Program to pring the first N numbers of the Pell series.<text:line-break/>In mathematics, the Pell numbers are an infinite sequence of integers. The sequence of Pell numbers starts with 0 and 1, and then each Pell numbers is the sum of twice the previous Pell number and the Pell number before that.:<text:line-break/><text:line-break/>thus, 70 is the companion to 29, and 70 = 2 * 29 + 12 = 58 + 12.<text:line-break/><text:line-break/>The first few terms of the sequence are :<text:line-break/><text:line-break/>0, 1, 2, 5, 12, 29, k70, 169, 408, 985, 2375, 5741, 1386 </text:p>
      <text:h text:style-name="Heading_20_3" text:outline-level="3"><text:bookmark text:name="x1-6000"/>Algorithm:</text:h>
      <text:p text:style-name="Text_20_body"><text:span text:style-name="T1">Class Pell_main:</text:span><text:line-break/><text:span text:style-name="T1">Method Main:</text:span><text:line-break/>Step 1: create a input handler and take the number of terms as input <text:line-break/>Step 2: if the terms have a less number than 0 then promp user for reinput <text:line-break/>Step 3: create a object of Pell class and call display method<text:line-break/><text:line-break/><text:span text:style-name="T1">Class Pell:</text:span><text:line-break/><text:span text:style-name="T1">Method display:</text:span><text:line-break/>Step 1: create two variable for first and secon pell numbers<text:line-break/>Step 2: start a ‘for’ loop from 0 to N with the loop control i<text:line-break/>Step 3: print 2 * second term + first term to the screen and also store it in c<text:line-break/>Step 4: set first term to second term and second term to c.</text:p>
      <text:h text:style-name="Heading_20_3" text:outline-level="3"><text:bookmark text:name="x1-7000"/>Source code:</text:h>
      <text:p text:style-name="P8"><text:bookmark text:name="x1-7001"/> <text:line-break/><text:bookmark text:name="x1-7002r1"/><text:span text:style-name="T2">public class Pell </text:span><text:line-break/><text:bookmark text:name="x1-7003r2"/><text:span text:style-name="T2">{ </text:span><text:line-break/><text:bookmark text:name="x1-7004r3"/>  <text:span text:style-name="T2">/* displays the whole series from start to finish */ </text:span><text:line-break/><text:bookmark text:name="x1-7005r4"/>  <text:span text:style-name="T2">void display(int N) </text:span><text:line-break/><text:bookmark text:name="x1-7006r5"/>  <text:span text:style-name="T2">{ </text:span><text:line-break/><text:bookmark text:name="x1-7007r6"/>    <text:span text:style-name="T2">int a = 0 ; // starting you know right </text:span><text:line-break/><text:bookmark text:name="x1-7008r7"/>    <text:span text:style-name="T2">int b = 1 ; // next number </text:span><text:line-break/><text:bookmark text:name="x1-7009r8"/>    <text:span text:style-name="T2">for(int i = 0; i &lt; N; i++) </text:span><text:line-break/><text:bookmark text:name="x1-7010r9"/>    <text:span text:style-name="T2">{ </text:span><text:line-break/><text:bookmark text:name="x1-7011r10"/>      <text:span text:style-name="T2">System.out.print(a+", ") ; </text:span><text:line-break/><text:bookmark text:name="x1-7012r11"/>      <text:span text:style-name="T2">// store result temporarily </text:span><text:line-break/><text:bookmark text:name="x1-7013r12"/>      <text:span text:style-name="T2">int c = b * 2 + a ; </text:span><text:line-break/><text:bookmark text:name="x1-7014r13"/>      <text:span text:style-name="T2">a = b  ; </text:span><text:line-break/><text:bookmark text:name="x1-7015r14"/>      <text:span text:style-name="T2">b = c ; </text:span><text:line-break/><text:bookmark text:name="x1-7016r15"/>    <text:span text:style-name="T2">} </text:span><text:line-break/><text:bookmark text:name="x1-7017r16"/>    <text:span text:style-name="T2">System.out.println() ; </text:span><text:line-break/><text:bookmark text:name="x1-7018r17"/>  <text:span text:style-name="T2">} </text:span><text:line-break/><text:bookmark text:name="x1-7019r18"/><text:span text:style-name="T2">}</text:span> </text:p>
      <text:p text:style-name="Text_20_body"><text:bookmark text:name="x1-7020"/> <text:line-break/><text:bookmark text:name="x1-7021r1"/><text:span text:style-name="T2">import java.util.Scanner ; </text:span><text:line-break/><text:bookmark text:name="x1-7022r2"/><text:span text:style-name="T2">public class Pell_main </text:span><text:line-break/><text:bookmark text:name="x1-7023r3"/><text:span text:style-name="T2">{ </text:span><text:line-break/><text:bookmark text:name="x1-7024r4"/>  <text:span text:style-name="T2">/* entery point of the whole program */ </text:span><text:line-break/><text:bookmark text:name="x1-7025r5"/>  <text:span text:style-name="T2">public static void main(String args[]) </text:span><text:line-break/><text:bookmark text:name="x1-7026r6"/>  <text:span text:style-name="T2">{ </text:span><text:line-break/><text:bookmark text:name="x1-7027r7"/>    <text:span text:style-name="T2">Scanner sc = new Scanner(System.in); </text:span><text:line-break/><text:bookmark text:name="x1-7028r8"/>    <text:span text:style-name="T2">int N = 0 ; </text:span><text:line-break/><text:bookmark text:name="x1-7029r9"/> <text:line-break/><text:bookmark text:name="x1-7030r10"/>    <text:span text:style-name="T2">do // I don’t want the whole program to collapse </text:span><text:line-break/><text:bookmark text:name="x1-7031r11"/>    <text:span text:style-name="T2">{ </text:span><text:line-break/><text:bookmark text:name="x1-7032r12"/>      <text:span text:style-name="T2">System.out.print("Enter the value of number of Pell numbers: ") ; </text:span><text:line-break/><text:bookmark text:name="x1-7033r13"/>      <text:span text:style-name="T2">N = sc.nextInt() ; </text:span><text:line-break/><text:bookmark text:name="x1-7034r14"/>      <text:span text:style-name="T2">if(N &lt;= 0) </text:span><text:line-break/><text:bookmark text:name="x1-7035r15"/>        <text:span text:style-name="T2">System.out.println("Number less than 0") ; </text:span><text:line-break/><text:bookmark text:name="x1-7036r16"/>    <text:span text:style-name="T2">}while(N &lt;= 0) ; </text:span><text:line-break/><text:bookmark text:name="x1-7037r17"/> <text:line-break/><text:bookmark text:name="x1-7038r18"/>    <text:span text:style-name="T2">Pell px = new Pell() ; // object for no damn reason at all </text:span><text:line-break/><text:bookmark text:name="x1-7039r19"/>    <text:span text:style-name="T2">px.display(N) ; // displays series </text:span><text:line-break/><text:bookmark text:name="x1-7040r20"/>  <text:span text:style-name="T2">} </text:span><text:line-break/><text:bookmark text:name="x1-7041r21"/><text:span text:style-name="T2">}</text:span> </text:p>
      <text:h text:style-name="Heading_20_3" text:outline-level="3"><text:bookmark text:name="x1-8000"/>Variable Listing:</text:h>
      <text:p text:style-name="P2"><text:bookmark text:name="TBL-3"/><text:bookmark text:name="TBL-3-1g"/><text:bookmark text:name="TBL-3-1"/><text:bookmark text:name="TBL-3-2g"/><text:bookmark text:name="TBL-3-2"/><text:bookmark text:name="TBL-3-3g"/><text:bookmark text:name="TBL-3-3"/><text:bookmark text:name="TBL-3-4g"/><text:bookmark text:name="TBL-3-4"/></text:p>
      <table:table table:name="Table2" table:style-name="Table2">
        <table:table-column table:style-name="Table2.A"/>
        <table:table-column table:style-name="Table2.B"/>
        <table:table-column table:style-name="Table2.C"/>
        <table:table-column table:style-name="Table2.D"/>
        <table:table-row table:style-name="TableLine22139008">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text:bookmark text:name="TBL-3-1-"/><text:bookmark text:name="TBL-3-1-1"/></text:p>
          </table:table-cell>
        </table:table-row>
        <table:table-row table:style-name="TableLine22139008">
          <table:table-cell table:style-name="Table2.A1" office:value-type="string">
            <text:p text:style-name="P7">Name<text:bookmark text:name="TBL-3-1-2"/></text:p>
          </table:table-cell>
          <table:table-cell table:style-name="Table2.A1" office:value-type="string">
            <text:p text:style-name="P7">Function<text:bookmark text:name="TBL-3-1-3"/></text:p>
          </table:table-cell>
          <table:table-cell table:style-name="Table2.A1" office:value-type="string">
            <text:p text:style-name="P7">Type<text:bookmark text:name="TBL-3-1-4"/></text:p>
          </table:table-cell>
          <table:table-cell table:style-name="Table2.A1" office:value-type="string">
            <text:p text:style-name="P7">Scope</text:p>
          </table:table-cell>
        </table:table-row>
        <table:table-row table:style-name="TableLine22139008">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text:bookmark text:name="TBL-3-2-"/><text:bookmark text:name="TBL-3-2-1"/></text:p>
          </table:table-cell>
        </table:table-row>
        <table:table-row table:style-name="TableLine22139008">
          <table:table-cell table:style-name="Table2.A1" office:value-type="string">
            <text:p text:style-name="P3">sc <text:bookmark text:name="TBL-3-2-2"/></text:p>
          </table:table-cell>
          <table:table-cell table:style-name="Table2.A1" office:value-type="string">
            <text:p text:style-name="P4">input handler object that is used for input <text:bookmark text:name="TBL-3-2-3"/></text:p>
          </table:table-cell>
          <table:table-cell table:style-name="Table2.A1" office:value-type="string">
            <text:p text:style-name="P3">Scanner<text:bookmark text:name="TBL-3-2-4"/></text:p>
          </table:table-cell>
          <table:table-cell table:style-name="Table2.A1" office:value-type="string">
            <text:p text:style-name="P4">main() <text:bookmark text:name="TBL-3-3-"/><text:bookmark text:name="TBL-3-3-1"/></text:p>
          </table:table-cell>
        </table:table-row>
        <table:table-row table:style-name="TableLine22139008">
          <table:table-cell table:style-name="Table2.A1" office:value-type="string">
            <text:p text:style-name="P3">N <text:bookmark text:name="TBL-3-3-2"/></text:p>
          </table:table-cell>
          <table:table-cell table:style-name="Table2.A1" office:value-type="string">
            <text:p text:style-name="P4">number of pell series terms <text:bookmark text:name="TBL-3-3-3"/></text:p>
          </table:table-cell>
          <table:table-cell table:style-name="Table2.A1" office:value-type="string">
            <text:p text:style-name="P3">int <text:bookmark text:name="TBL-3-3-4"/></text:p>
          </table:table-cell>
          <table:table-cell table:style-name="Table2.A1" office:value-type="string">
            <text:p text:style-name="P4">main(),display()<text:bookmark text:name="TBL-3-4-"/><text:bookmark text:name="TBL-3-4-1"/></text:p>
          </table:table-cell>
        </table:table-row>
        <table:table-row table:style-name="TableLine22139008">
          <table:table-cell table:style-name="Table2.A1" office:value-type="string">
            <text:p text:style-name="P3">a <text:bookmark text:name="TBL-3-4-2"/></text:p>
          </table:table-cell>
          <table:table-cell table:style-name="Table2.A1" office:value-type="string">
            <text:p text:style-name="P4">first term of pell series <text:bookmark text:name="TBL-3-4-3"/></text:p>
          </table:table-cell>
          <table:table-cell table:style-name="Table2.A1" office:value-type="string">
            <text:p text:style-name="P3">int <text:bookmark text:name="TBL-3-4-4"/></text:p>
          </table:table-cell>
          <table:table-cell table:style-name="Table2.A1" office:value-type="string">
            <text:p text:style-name="P4">display() <text:bookmark text:name="TBL-3-5-"/><text:bookmark text:name="TBL-3-5-1"/></text:p>
          </table:table-cell>
        </table:table-row>
        <table:table-row table:style-name="TableLine22139008">
          <table:table-cell table:style-name="Table2.A1" office:value-type="string">
            <text:p text:style-name="P3">b <text:bookmark text:name="TBL-3-5-2"/></text:p>
          </table:table-cell>
          <table:table-cell table:style-name="Table2.A1" office:value-type="string">
            <text:p text:style-name="P4">second term of pell series <text:bookmark text:name="TBL-3-5-3"/></text:p>
          </table:table-cell>
          <table:table-cell table:style-name="Table2.A1" office:value-type="string">
            <text:p text:style-name="P3">int <text:bookmark text:name="TBL-3-5-4"/></text:p>
          </table:table-cell>
          <table:table-cell table:style-name="Table2.A1" office:value-type="string">
            <text:p text:style-name="P4">display() <text:bookmark text:name="TBL-3-6-"/><text:bookmark text:name="TBL-3-6-1"/></text:p>
          </table:table-cell>
        </table:table-row>
        <table:table-row table:style-name="TableLine22139008">
          <table:table-cell table:style-name="Table2.A1" office:value-type="string">
            <text:p text:style-name="P3">c <text:bookmark text:name="TBL-3-6-2"/></text:p>
          </table:table-cell>
          <table:table-cell table:style-name="Table2.A1" office:value-type="string">
            <text:p text:style-name="P4">temporary variable that is used for storing tmp value of stuff<text:bookmark text:name="TBL-3-6-3"/></text:p>
          </table:table-cell>
          <table:table-cell table:style-name="Table2.A1" office:value-type="string">
            <text:p text:style-name="P3">int <text:bookmark text:name="TBL-3-6-4"/></text:p>
          </table:table-cell>
          <table:table-cell table:style-name="Table2.A1" office:value-type="string">
            <text:p text:style-name="P4">display() <text:bookmark text:name="TBL-3-7-"/><text:bookmark text:name="TBL-3-7-1"/></text:p>
          </table:table-cell>
        </table:table-row>
        <table:table-row table:style-name="TableLine22139008">
          <table:table-cell table:style-name="Table2.A1" office:value-type="string">
            <text:p text:style-name="P3">px <text:bookmark text:name="TBL-3-7-2"/></text:p>
          </table:table-cell>
          <table:table-cell table:style-name="Table2.A1" office:value-type="string">
            <text:p text:style-name="P4">Pell Class object used to call display() <text:bookmark text:name="TBL-3-7-3"/></text:p>
          </table:table-cell>
          <table:table-cell table:style-name="Table2.A1" office:value-type="string">
            <text:p text:style-name="P3">Pell <text:bookmark text:name="TBL-3-7-4"/></text:p>
          </table:table-cell>
          <table:table-cell table:style-name="Table2.A1" office:value-type="string">
            <text:p text:style-name="P4">main() </text:p>
          </table:table-cell>
        </table:table-row>
        <table:table-row table:style-name="TableLine22139008">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row>
      </table:table>
      <text:h text:style-name="Heading_20_3" text:outline-level="3"><text:bookmark text:name="x1-9000"/>Assignment 3</text:h>
      <text:p text:style-name="Text_20_body">Write a program to take lower and upper range from the user and print all th eocta prime numbers within that range. (A octaprime number is a number whose octal equivalent is prim number.) Example: 15 is a octaprime number as its octal equivalent is 17 which is a prime number. </text:p>
      <text:h text:style-name="Heading_20_3" text:outline-level="3"><text:bookmark text:name="x1-10000"/>Algorithm:</text:h>
      <text:p text:style-name="Text_20_body"><text:span text:style-name="T1">Class OctaPrime_main:</text:span><text:line-break/><text:span text:style-name="T1">Method Main:</text:span><text:line-break/>Step 1: create a input handler and accept the lower and upper limits<text:line-break/>Step 2: bounds check on the input and if they fail reinput the data<text:line-break/>Step 3: call the printoctalprimes function for the execution of the program<text:line-break/><text:line-break/><text:span text:style-name="T1">Class OctaPrime_main:</text:span><text:line-break/><text:span text:style-name="T1">Method printoctalprimes:</text:span><text:line-break/>Step 1: declare i as a loop control variable <text:line-break/>Step 2: start a ‘for’ loop from lower_range to upper_range with i as the loop control.<text:line-break/>Step 3: get a new octal number from the octal function and i as the input<text:line-break/>Step 4: print the octal as a octoprime if it is a prime.<text:line-break/><text:line-break/><text:span text:style-name="T1">Method octal:</text:span><text:line-break/>Step 1: create variable to create octal number and a stabilizer.<text:line-break/>Step 2: get into a while loop until x becomes zero<text:line-break/>Step 3: add (x % 8) * dmz to the value of oc<text:line-break/>Step 4: increase dmz by 10<text:line-break/>Step 5: return the value of oc<text:line-break/><text:line-break/><text:span text:style-name="T1">Method isPrime:</text:span><text:line-break/>Step 1: if x less than or equals to one then return false<text:line-break/>Step 2: if numbers starting from 2 till x-1 are a factor of x then return false<text:line-break/>Step 3: if non of the cases match return true</text:p>
      <text:h text:style-name="Heading_20_3" text:outline-level="3"><text:bookmark text:name="x1-11000"/>Source code:</text:h>
      <text:p text:style-name="P8"><text:bookmark text:name="x1-11001"/> <text:line-break/><text:bookmark text:name="x1-11002r1"/><text:span text:style-name="T2">public class Octaprime </text:span><text:line-break/><text:bookmark text:name="x1-11003r2"/><text:span text:style-name="T2">{ </text:span><text:line-break/><text:bookmark text:name="x1-11004r3"/>  <text:span text:style-name="T2">/* returns the octal variant of the number */ </text:span><text:line-break/><text:bookmark text:name="x1-11005r4"/>  <text:span text:style-name="T2">int octal(int x) </text:span><text:line-break/><text:bookmark text:name="x1-11006r5"/>  <text:span text:style-name="T2">{ </text:span><text:line-break/><text:bookmark text:name="x1-11007r6"/>    <text:span text:style-name="T2">int oc = 0 ; // octal numbers </text:span><text:line-break/><text:bookmark text:name="x1-11008r7"/>    <text:span text:style-name="T2">int dmz = 1; </text:span><text:line-break/><text:bookmark text:name="x1-11009r8"/>    <text:span text:style-name="T2">while(x != 0) </text:span><text:line-break/><text:bookmark text:name="x1-11010r9"/>    <text:span text:style-name="T2">{ </text:span><text:line-break/><text:bookmark text:name="x1-11011r10"/>      <text:span text:style-name="T2">oc += (x % 8) * dmz; </text:span><text:line-break/><text:bookmark text:name="x1-11012r11"/>      <text:span text:style-name="T2">dmz *= 10; </text:span><text:line-break/><text:bookmark text:name="x1-11013r12"/>      <text:span text:style-name="T2">x /= 8 ; </text:span><text:line-break/><text:bookmark text:name="x1-11014r13"/>    <text:span text:style-name="T2">} </text:span><text:line-break/><text:bookmark text:name="x1-11015r14"/>    <text:span text:style-name="T2">return oc ; </text:span><text:line-break/><text:bookmark text:name="x1-11016r15"/>  <text:span text:style-name="T2">} </text:span><text:line-break/><text:bookmark text:name="x1-11017r16"/> <text:line-break/><text:bookmark text:name="x1-11018r17"/>  <text:span text:style-name="T2">/* checks if the number is prime or not */ </text:span><text:line-break/><text:bookmark text:name="x1-11019r18"/>  <text:span text:style-name="T2">boolean isPrime(int x) </text:span><text:line-break/><text:bookmark text:name="x1-11020r19"/>  <text:span text:style-name="T2">{ </text:span><text:line-break/><text:bookmark text:name="x1-11021r20"/>    <text:span text:style-name="T2">if(x &lt;= 1) return false ; </text:span><text:line-break/><text:bookmark text:name="x1-11022r21"/>    <text:span text:style-name="T2">for(int i = 2; i &lt; x; i++) if(x % i == 0) return false ; </text:span><text:line-break/><text:bookmark text:name="x1-11023r22"/>    <text:span text:style-name="T2">return true ; </text:span><text:line-break/><text:bookmark text:name="x1-11024r23"/>  <text:span text:style-name="T2">} </text:span><text:line-break/><text:bookmark text:name="x1-11025r24"/> <text:line-break/><text:bookmark text:name="x1-11026r25"/>  <text:span text:style-name="T2">/* prints the primes accorsding to the instructions */ </text:span><text:line-break/><text:bookmark text:name="x1-11027r26"/>  <text:span text:style-name="T2">void printoctaprimes(int lr, int ur) </text:span><text:line-break/><text:bookmark text:name="x1-11028r27"/>  <text:span text:style-name="T2">{ </text:span><text:line-break/><text:bookmark text:name="x1-11029r28"/>    <text:span text:style-name="T2">for(int i = lr; i &lt; ur; i++) </text:span><text:line-break/><text:bookmark text:name="x1-11030r29"/>    <text:span text:style-name="T2">{ </text:span><text:line-break/><text:bookmark text:name="x1-11031r30"/>      <text:span text:style-name="T2">int o = octal(i) ; </text:span><text:line-break/><text:bookmark text:name="x1-11032r31"/>      <text:span text:style-name="T2">if(isPrime(o)) </text:span><text:line-break/><text:bookmark text:name="x1-11033r32"/>        <text:span text:style-name="T2">System.out.print(i+", ") ; </text:span><text:line-break/><text:bookmark text:name="x1-11034r33"/>    <text:span text:style-name="T2">} </text:span><text:line-break/><text:bookmark text:name="x1-11035r34"/>    <text:span text:style-name="T2">System.out.println() ; </text:span><text:line-break/><text:bookmark text:name="x1-11036r35"/>  <text:span text:style-name="T2">} </text:span><text:line-break/><text:bookmark text:name="x1-11037r36"/><text:span text:style-name="T2">}</text:span> </text:p>
      <text:p text:style-name="Text_20_body"><text:bookmark text:name="x1-11038"/> <text:line-break/><text:bookmark text:name="x1-11039r1"/><text:span text:style-name="T2">import java.util.Scanner ; </text:span><text:line-break/><text:bookmark text:name="x1-11040r2"/><text:span text:style-name="T2">public class Octaprime_main </text:span><text:line-break/><text:bookmark text:name="x1-11041r3"/><text:span text:style-name="T2">{ </text:span><text:line-break/><text:bookmark text:name="x1-11042r4"/>  <text:span text:style-name="T2">/* entery point of the stuff */ </text:span><text:line-break/><text:bookmark text:name="x1-11043r5"/>  <text:span text:style-name="T2">public static void main(String args[]) </text:span><text:line-break/><text:bookmark text:name="x1-11044r6"/>  <text:span text:style-name="T2">{ </text:span><text:line-break/><text:bookmark text:name="x1-11045r7"/>    <text:span text:style-name="T2">Scanner sc = new Scanner(System.in) ; </text:span><text:line-break/><text:bookmark text:name="x1-11046r8"/>    <text:span text:style-name="T2">int lr = 0, ur = 0 ; </text:span><text:line-break/><text:bookmark text:name="x1-11047r9"/> <text:line-break/><text:bookmark text:name="x1-11048r10"/>    <text:span text:style-name="T2">do </text:span><text:line-break/><text:bookmark text:name="x1-11049r11"/>    <text:span text:style-name="T2">{ </text:span><text:line-break/><text:bookmark text:name="x1-11050r12"/>      <text:span text:style-name="T2">System.out.print("Enter lower ranger: ") ; </text:span><text:line-break/><text:bookmark text:name="x1-11051r13"/>      <text:span text:style-name="T2">lr = sc.nextInt() ; // lower limit </text:span><text:line-break/><text:bookmark text:name="x1-11052r14"/>      <text:span text:style-name="T2">System.out.print("Enter upper ranger: ") ; </text:span><text:line-break/><text:bookmark text:name="x1-11053r15"/>      <text:span text:style-name="T2">ur = sc.nextInt() ; // upper limit </text:span><text:line-break/><text:bookmark text:name="x1-11054r16"/>    <text:span text:style-name="T2">}while(lr &lt;= 0 || ur &lt;= 0 || ur &lt;= lr) ; </text:span><text:line-break/><text:bookmark text:name="x1-11055r17"/> <text:line-break/><text:bookmark text:name="x1-11056r18"/>    <text:span text:style-name="T2">Octaprime op = new Octaprime() ; </text:span><text:line-break/><text:bookmark text:name="x1-11057r19"/>    <text:span text:style-name="T2">op.printoctaprimes(lr, ur) ; // outputs the octaprimes </text:span><text:line-break/><text:bookmark text:name="x1-11058r20"/>  <text:span text:style-name="T2">} </text:span><text:line-break/><text:bookmark text:name="x1-11059r21"/><text:span text:style-name="T2">}</text:span> </text:p>
      <text:h text:style-name="Heading_20_3" text:outline-level="3"><text:bookmark text:name="x1-12000"/>Variable Listing:</text:h>
      <text:p text:style-name="P2"><text:bookmark text:name="TBL-4"/><text:bookmark text:name="TBL-4-1g"/><text:bookmark text:name="TBL-4-1"/><text:bookmark text:name="TBL-4-2g"/><text:bookmark text:name="TBL-4-2"/><text:bookmark text:name="TBL-4-3g"/><text:bookmark text:name="TBL-4-3"/><text:bookmark text:name="TBL-4-4g"/><text:bookmark text:name="TBL-4-4"/></text:p>
      <table:table table:name="Table3" table:style-name="Table3">
        <table:table-column table:style-name="Table3.A"/>
        <table:table-column table:style-name="Table3.B"/>
        <table:table-column table:style-name="Table3.C"/>
        <table:table-column table:style-name="Table3.D"/>
        <table:table-row table:style-name="TableLine23557008">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text:bookmark text:name="TBL-4-1-"/><text:bookmark text:name="TBL-4-1-1"/></text:p>
          </table:table-cell>
        </table:table-row>
        <table:table-row table:style-name="TableLine23557008">
          <table:table-cell table:style-name="Table3.A1" office:value-type="string">
            <text:p text:style-name="P7">Name<text:bookmark text:name="TBL-4-1-2"/></text:p>
          </table:table-cell>
          <table:table-cell table:style-name="Table3.A1" office:value-type="string">
            <text:p text:style-name="P7">Function<text:bookmark text:name="TBL-4-1-3"/></text:p>
          </table:table-cell>
          <table:table-cell table:style-name="Table3.A1" office:value-type="string">
            <text:p text:style-name="P7">Type<text:bookmark text:name="TBL-4-1-4"/></text:p>
          </table:table-cell>
          <table:table-cell table:style-name="Table3.A1" office:value-type="string">
            <text:p text:style-name="P7">Scope</text:p>
          </table:table-cell>
        </table:table-row>
        <table:table-row table:style-name="TableLine23557008">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text:bookmark text:name="TBL-4-2-"/><text:bookmark text:name="TBL-4-2-1"/></text:p>
          </table:table-cell>
        </table:table-row>
        <table:table-row table:style-name="TableLine23557008">
          <table:table-cell table:style-name="Table3.A1" office:value-type="string">
            <text:p text:style-name="P3">op <text:bookmark text:name="TBL-4-2-2"/></text:p>
          </table:table-cell>
          <table:table-cell table:style-name="Table3.A1" office:value-type="string">
            <text:p text:style-name="P4">object to access methods <text:bookmark text:name="TBL-4-2-3"/></text:p>
          </table:table-cell>
          <table:table-cell table:style-name="Table3.A1" office:value-type="string">
            <text:p text:style-name="P3">OctalPrime<text:bookmark text:name="TBL-4-2-4"/></text:p>
          </table:table-cell>
          <table:table-cell table:style-name="Table3.A1" office:value-type="string">
            <text:p text:style-name="P4">main() <text:bookmark text:name="TBL-4-3-"/><text:bookmark text:name="TBL-4-3-1"/></text:p>
          </table:table-cell>
        </table:table-row>
        <table:table-row table:style-name="TableLine23557008">
          <table:table-cell table:style-name="Table3.A1" office:value-type="string">
            <text:p text:style-name="P3">x <text:bookmark text:name="TBL-4-3-2"/></text:p>
          </table:table-cell>
          <table:table-cell table:style-name="Table3.A1" office:value-type="string">
            <text:p text:style-name="P4">intput to the octal function <text:bookmark text:name="TBL-4-3-3"/></text:p>
          </table:table-cell>
          <table:table-cell table:style-name="Table3.A1" office:value-type="string">
            <text:p text:style-name="P3">int <text:bookmark text:name="TBL-4-3-4"/></text:p>
          </table:table-cell>
          <table:table-cell table:style-name="Table3.A1" office:value-type="string">
            <text:p text:style-name="P4">octal() <text:bookmark text:name="TBL-4-4-"/><text:bookmark text:name="TBL-4-4-1"/></text:p>
          </table:table-cell>
        </table:table-row>
        <table:table-row table:style-name="TableLine23557008">
          <table:table-cell table:style-name="Table3.A1" office:value-type="string">
            <text:p text:style-name="P3">dmz <text:bookmark text:name="TBL-4-4-2"/></text:p>
          </table:table-cell>
          <table:table-cell table:style-name="Table3.A1" office:value-type="string">
            <text:p text:style-name="P4">octal number’s position stabilizer<text:bookmark text:name="TBL-4-4-3"/></text:p>
          </table:table-cell>
          <table:table-cell table:style-name="Table3.A1" office:value-type="string">
            <text:p text:style-name="P3">int <text:bookmark text:name="TBL-4-4-4"/></text:p>
          </table:table-cell>
          <table:table-cell table:style-name="Table3.A1" office:value-type="string">
            <text:p text:style-name="P4">octal() <text:bookmark text:name="TBL-4-5-"/><text:bookmark text:name="TBL-4-5-1"/></text:p>
          </table:table-cell>
        </table:table-row>
        <table:table-row table:style-name="TableLine23557008">
          <table:table-cell table:style-name="Table3.A1" office:value-type="string">
            <text:p text:style-name="P3">oc <text:bookmark text:name="TBL-4-5-2"/></text:p>
          </table:table-cell>
          <table:table-cell table:style-name="Table3.A1" office:value-type="string">
            <text:p text:style-name="P4">octal number that is generated <text:bookmark text:name="TBL-4-5-3"/></text:p>
          </table:table-cell>
          <table:table-cell table:style-name="Table3.A1" office:value-type="string">
            <text:p text:style-name="P3">int <text:bookmark text:name="TBL-4-5-4"/></text:p>
          </table:table-cell>
          <table:table-cell table:style-name="Table3.A1" office:value-type="string">
            <text:p text:style-name="P4">octal() <text:bookmark text:name="TBL-4-6-"/><text:bookmark text:name="TBL-4-6-1"/></text:p>
          </table:table-cell>
        </table:table-row>
        <table:table-row table:style-name="TableLine23557008">
          <table:table-cell table:style-name="Table3.A1" office:value-type="string">
            <text:p text:style-name="P3">x <text:bookmark text:name="TBL-4-6-2"/></text:p>
          </table:table-cell>
          <table:table-cell table:style-name="Table3.A1" office:value-type="string">
            <text:p text:style-name="P4">intput to the is prime function <text:bookmark text:name="TBL-4-6-3"/></text:p>
          </table:table-cell>
          <table:table-cell table:style-name="Table3.A1" office:value-type="string">
            <text:p text:style-name="P3">int <text:bookmark text:name="TBL-4-6-4"/></text:p>
          </table:table-cell>
          <table:table-cell table:style-name="Table3.A1" office:value-type="string">
            <text:p text:style-name="P4">isPrime() <text:bookmark text:name="TBL-4-7-"/><text:bookmark text:name="TBL-4-7-1"/></text:p>
          </table:table-cell>
        </table:table-row>
        <table:table-row table:style-name="TableLine23557008">
          <table:table-cell table:style-name="Table3.A1" office:value-type="string">
            <text:p text:style-name="P3">i <text:bookmark text:name="TBL-4-7-2"/></text:p>
          </table:table-cell>
          <table:table-cell table:style-name="Table3.A1" office:value-type="string">
            <text:p text:style-name="P4">controls the for loop <text:bookmark text:name="TBL-4-7-3"/></text:p>
          </table:table-cell>
          <table:table-cell table:style-name="Table3.A1" office:value-type="string">
            <text:p text:style-name="P3">int <text:bookmark text:name="TBL-4-7-4"/></text:p>
          </table:table-cell>
          <table:table-cell table:style-name="Table3.A1" office:value-type="string">
            <text:p text:style-name="P4">isPrime(), printoctalprimes()<text:bookmark text:name="TBL-4-8-"/><text:bookmark text:name="TBL-4-8-1"/></text:p>
          </table:table-cell>
        </table:table-row>
        <table:table-row table:style-name="TableLine23557008">
          <table:table-cell table:style-name="Table3.A1" office:value-type="string">
            <text:p text:style-name="P3">lr <text:bookmark text:name="TBL-4-8-2"/></text:p>
          </table:table-cell>
          <table:table-cell table:style-name="Table3.A1" office:value-type="string">
            <text:p text:style-name="P4">lower range limit <text:bookmark text:name="TBL-4-8-3"/></text:p>
          </table:table-cell>
          <table:table-cell table:style-name="Table3.A1" office:value-type="string">
            <text:p text:style-name="P3">int <text:bookmark text:name="TBL-4-8-4"/></text:p>
          </table:table-cell>
          <table:table-cell table:style-name="Table3.A1" office:value-type="string">
            <text:p text:style-name="P4">printoctalprimes(), main() <text:bookmark text:name="TBL-4-9-"/><text:bookmark text:name="TBL-4-9-1"/></text:p>
          </table:table-cell>
        </table:table-row>
        <table:table-row table:style-name="TableLine23557008">
          <table:table-cell table:style-name="Table3.A1" office:value-type="string">
            <text:p text:style-name="P3">ur <text:bookmark text:name="TBL-4-9-2"/></text:p>
          </table:table-cell>
          <table:table-cell table:style-name="Table3.A1" office:value-type="string">
            <text:p text:style-name="P4">upper range limit <text:bookmark text:name="TBL-4-9-3"/></text:p>
          </table:table-cell>
          <table:table-cell table:style-name="Table3.A1" office:value-type="string">
            <text:p text:style-name="P3">int <text:bookmark text:name="TBL-4-9-4"/></text:p>
          </table:table-cell>
          <table:table-cell table:style-name="Table3.A1" office:value-type="string">
            <text:p text:style-name="P4">printoctalprimes(), main() <text:bookmark text:name="TBL-4-10-"/><text:bookmark text:name="TBL-4-10-1"/></text:p>
          </table:table-cell>
        </table:table-row>
        <table:table-row table:style-name="TableLine23557008">
          <table:table-cell table:style-name="Table3.A1" office:value-type="string">
            <text:p text:style-name="P3">sc <text:bookmark text:name="TBL-4-10-2"/></text:p>
          </table:table-cell>
          <table:table-cell table:style-name="Table3.A1" office:value-type="string">
            <text:p text:style-name="P4">input handler for input (duh) <text:bookmark text:name="TBL-4-10-3"/></text:p>
          </table:table-cell>
          <table:table-cell table:style-name="Table3.A1" office:value-type="string">
            <text:p text:style-name="P3">int <text:bookmark text:name="TBL-4-10-4"/></text:p>
          </table:table-cell>
          <table:table-cell table:style-name="Table3.A1" office:value-type="string">
            <text:p text:style-name="P4">main() <text:bookmark text:name="TBL-4-11-"/><text:bookmark text:name="TBL-4-11-1"/></text:p>
          </table:table-cell>
        </table:table-row>
        <table:table-row table:style-name="TableLine23557008">
          <table:table-cell table:style-name="Table3.A1" office:value-type="string">
            <text:p text:style-name="P3">o <text:bookmark text:name="TBL-4-11-2"/></text:p>
          </table:table-cell>
          <table:table-cell table:style-name="Table3.A1" office:value-type="string">
            <text:p text:style-name="P4">octal number that was generated<text:bookmark text:name="TBL-4-11-3"/></text:p>
          </table:table-cell>
          <table:table-cell table:style-name="Table3.A1" office:value-type="string">
            <text:p text:style-name="P3">int <text:bookmark text:name="TBL-4-11-4"/></text:p>
          </table:table-cell>
          <table:table-cell table:style-name="Table3.A1" office:value-type="string">
            <text:p text:style-name="P4">printoctalprimes() </text:p>
          </table:table-cell>
        </table:table-row>
        <table:table-row table:style-name="TableLine23557008">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row>
      </table:table>
      <text:h text:style-name="Heading_20_3" text:outline-level="3"><text:bookmark text:name="x1-13000"/>Assignment 4</text:h>
      <text:p text:style-name="Text_20_body">Wriate a program in java which take as input the name of a sudent and marks of 5 subjects of the student. The avarage marks is calculated for the student. This repeated for N students. The program will display the name and the average marks of the student with the lowest average. (No sorting or searching techinque to be applied) </text:p>
      <text:h text:style-name="Heading_20_3" text:outline-level="3"><text:bookmark text:name="x1-14000"/>Algorithm:</text:h>
      <text:p text:style-name="Text_20_body"><text:span text:style-name="T1">Class Avarage_main:</text:span><text:line-break/><text:span text:style-name="T1">Method Main:</text:span><text:line-break/>Step 1: create a input handle to accept input from the user<text:line-break/>Step 2: take the input of number of students in N <text:line-break/>Step 3: Check if the input makes sense if not exit <text:line-break/>Step 4: create temporary and call displaySmall<text:line-break/><text:line-break/><text:span text:style-name="T1">Class Avarage:</text:span><text:line-break/><text:span text:style-name="T1">Method displaySmall:</text:span><text:line-break/>Step 1: create 2 values avgl and namel to store the name and the avarage of least student<text:line-break/>Step 2: start a loop and continue looping until N is 0.<text:line-break/>Step 3: take input of 5 subjects from the stdin.<text:line-break/>Step 4: create a temporary variable and store the avarage of the 5 subjects.<text:line-break/>Step 5: check if the avarage of tmp variable is lower than the avgl.<text:line-break/>Step 6: if the check passes then replace the value of avgl with avg. <text:line-break/>Step 7: and also replace the name depending on Step 5 condition. <text:line-break/>Step 8: reduce N by 1.<text:line-break/>Step 9: after completing the whole loop print the results.</text:p>
      <text:h text:style-name="Heading_20_3" text:outline-level="3"><text:bookmark text:name="x1-15000"/>Source code:</text:h>
      <text:p text:style-name="P8"><text:bookmark text:name="x1-15001"/> <text:line-break/><text:bookmark text:name="x1-15002r1"/><text:span text:style-name="T2">import java.util.Scanner ; </text:span><text:line-break/><text:bookmark text:name="x1-15003r2"/><text:span text:style-name="T2">public class Avarage </text:span><text:line-break/><text:bookmark text:name="x1-15004r3"/><text:span text:style-name="T2">{ </text:span><text:line-break/><text:bookmark text:name="x1-15005r4"/>  <text:span text:style-name="T2">/* display smallest */ </text:span><text:line-break/><text:bookmark text:name="x1-15006r5"/>  <text:span text:style-name="T2">void displaySmall(Scanner sc, int N) </text:span><text:line-break/><text:bookmark text:name="x1-15007r6"/>  <text:span text:style-name="T2">{ </text:span><text:line-break/><text:bookmark text:name="x1-15008r7"/>    <text:span text:style-name="T2">int avgl = 0 ; /* least avarage of the const */ </text:span><text:line-break/><text:bookmark text:name="x1-15009r8"/>    <text:span text:style-name="T2">String namel = "" ; /* name of the person begin tortured by society */ </text:span><text:line-break/><text:bookmark text:name="x1-15010r9"/>    <text:span text:style-name="T2">while(N!=0) </text:span><text:line-break/><text:bookmark text:name="x1-15011r10"/>    <text:span text:style-name="T2">{ </text:span><text:line-break/><text:bookmark text:name="x1-15012r11"/>      <text:span text:style-name="T2">System.out.println("Enter name and marks of 5 subjects: ") ; </text:span><text:line-break/><text:bookmark text:name="x1-15013r12"/>      <text:span text:style-name="T2">String name = sc.next() ; </text:span><text:line-break/><text:bookmark text:name="x1-15014r13"/>      <text:span text:style-name="T2">int a[] = {sc.nextInt(), sc.nextInt(), sc.nextInt(), sc.nextInt(), sc.nextInt()} ; </text:span><text:line-break/><text:bookmark text:name="x1-15015r14"/>      <text:span text:style-name="T2">int avg = (a[0] + a[1] + a[2] + a[3] + a[4])/5 ; </text:span><text:line-break/><text:bookmark text:name="x1-15016r15"/>      <text:span text:style-name="T2">if(avg &lt; 0) return ; // best kind of err handeling </text:span><text:line-break/><text:bookmark text:name="x1-15017r16"/> <text:line-break/><text:bookmark text:name="x1-15018r17"/>      <text:span text:style-name="T2">if(avg &lt; avgl) </text:span><text:line-break/><text:bookmark text:name="x1-15019r18"/>      <text:span text:style-name="T2">{ </text:span><text:line-break/><text:bookmark text:name="x1-15020r19"/>        <text:span text:style-name="T2">avgl = avg ; </text:span><text:line-break/><text:bookmark text:name="x1-15021r20"/>        <text:span text:style-name="T2">namel = name ; </text:span><text:line-break/><text:bookmark text:name="x1-15022r21"/>      <text:span text:style-name="T2">} </text:span><text:line-break/><text:bookmark text:name="x1-15023r22"/> <text:line-break/><text:bookmark text:name="x1-15024r23"/>      <text:span text:style-name="T2">N-- ; </text:span><text:line-break/><text:bookmark text:name="x1-15025r24"/>    <text:span text:style-name="T2">} </text:span><text:line-break/><text:bookmark text:name="x1-15026r25"/> <text:line-break/><text:bookmark text:name="x1-15027r26"/>    <text:span text:style-name="T2">System.out.println("Least avg marks: "+avgl+" ; Name: "+namel) ; </text:span><text:line-break/><text:bookmark text:name="x1-15028r27"/>  <text:span text:style-name="T2">} </text:span><text:line-break/><text:bookmark text:name="x1-15029r28"/><text:span text:style-name="T2">}</text:span> </text:p>
      <text:p text:style-name="Text_20_body"><text:bookmark text:name="x1-15030"/> <text:line-break/><text:bookmark text:name="x1-15031r1"/><text:span text:style-name="T2">import java.util.Scanner ; </text:span><text:line-break/><text:bookmark text:name="x1-15032r2"/><text:span text:style-name="T2">public class Avarage_main </text:span><text:line-break/><text:bookmark text:name="x1-15033r3"/><text:span text:style-name="T2">{ </text:span><text:line-break/><text:bookmark text:name="x1-15034r4"/>  <text:span text:style-name="T2">/* entery point like who in the right mind would have guessed*/ </text:span><text:line-break/><text:bookmark text:name="x1-15035r5"/>  <text:span text:style-name="T2">public static void main(String args[]) </text:span><text:line-break/><text:bookmark text:name="x1-15036r6"/>  <text:span text:style-name="T2">{ </text:span><text:line-break/><text:bookmark text:name="x1-15037r7"/>    <text:span text:style-name="T2">Scanner sc = new Scanner(System.in) ; </text:span><text:line-break/><text:bookmark text:name="x1-15038r8"/>    <text:span text:style-name="T2">System.out.print("Enter number of students: ") ; </text:span><text:line-break/><text:bookmark text:name="x1-15039r9"/>    <text:span text:style-name="T2">int N = sc.nextInt() ; </text:span><text:line-break/><text:bookmark text:name="x1-15040r10"/>    <text:span text:style-name="T2">if(N &lt; 0) return ; // best kind of err handeling </text:span><text:line-break/><text:bookmark text:name="x1-15041r11"/>    <text:span text:style-name="T2">new Avarage().displaySmall(sc, N) ; </text:span><text:line-break/><text:bookmark text:name="x1-15042r12"/>  <text:span text:style-name="T2">} </text:span><text:line-break/><text:bookmark text:name="x1-15043r13"/><text:span text:style-name="T2">}</text:span> </text:p>
      <text:h text:style-name="Heading_20_3" text:outline-level="3"><text:bookmark text:name="x1-16000"/>Variable Listing:</text:h>
      <text:p text:style-name="P2"><text:bookmark text:name="TBL-5"/><text:bookmark text:name="TBL-5-1g"/><text:bookmark text:name="TBL-5-1"/><text:bookmark text:name="TBL-5-2g"/><text:bookmark text:name="TBL-5-2"/><text:bookmark text:name="TBL-5-3g"/><text:bookmark text:name="TBL-5-3"/><text:bookmark text:name="TBL-5-4g"/><text:bookmark text:name="TBL-5-4"/></text:p>
      <table:table table:name="Table4" table:style-name="Table4">
        <table:table-column table:style-name="Table4.A"/>
        <table:table-column table:style-name="Table4.B"/>
        <table:table-column table:style-name="Table4.C"/>
        <table:table-column table:style-name="Table4.D"/>
        <table:table-row table:style-name="TableLine24283632">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text:bookmark text:name="TBL-5-1-"/><text:bookmark text:name="TBL-5-1-1"/></text:p>
          </table:table-cell>
        </table:table-row>
        <table:table-row table:style-name="TableLine24283632">
          <table:table-cell table:style-name="Table4.A1" office:value-type="string">
            <text:p text:style-name="P7">Name<text:bookmark text:name="TBL-5-1-2"/></text:p>
          </table:table-cell>
          <table:table-cell table:style-name="Table4.A1" office:value-type="string">
            <text:p text:style-name="P7">Function<text:bookmark text:name="TBL-5-1-3"/></text:p>
          </table:table-cell>
          <table:table-cell table:style-name="Table4.A1" office:value-type="string">
            <text:p text:style-name="P7">Type<text:bookmark text:name="TBL-5-1-4"/></text:p>
          </table:table-cell>
          <table:table-cell table:style-name="Table4.A1" office:value-type="string">
            <text:p text:style-name="P7">Scope</text:p>
          </table:table-cell>
        </table:table-row>
        <table:table-row table:style-name="TableLine24283632">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text:bookmark text:name="TBL-5-2-"/><text:bookmark text:name="TBL-5-2-1"/></text:p>
          </table:table-cell>
        </table:table-row>
        <table:table-row table:style-name="TableLine24283632">
          <table:table-cell table:style-name="Table4.A1" office:value-type="string">
            <text:p text:style-name="P3">avgl <text:bookmark text:name="TBL-5-2-2"/></text:p>
          </table:table-cell>
          <table:table-cell table:style-name="Table4.A1" office:value-type="string">
            <text:p text:style-name="P4">least average of the cost <text:bookmark text:name="TBL-5-2-3"/></text:p>
          </table:table-cell>
          <table:table-cell table:style-name="Table4.A1" office:value-type="string">
            <text:p text:style-name="P3">int <text:bookmark text:name="TBL-5-2-4"/></text:p>
          </table:table-cell>
          <table:table-cell table:style-name="Table4.A1" office:value-type="string">
            <text:p text:style-name="P4">displaySmall <text:bookmark text:name="TBL-5-3-"/><text:bookmark text:name="TBL-5-3-1"/></text:p>
          </table:table-cell>
        </table:table-row>
        <table:table-row table:style-name="TableLine24283632">
          <table:table-cell table:style-name="Table4.A1" office:value-type="string">
            <text:p text:style-name="P3">namel <text:bookmark text:name="TBL-5-3-2"/></text:p>
          </table:table-cell>
          <table:table-cell table:style-name="Table4.A1" office:value-type="string">
            <text:p text:style-name="P4">name of the person with smallest number<text:bookmark text:name="TBL-5-3-3"/></text:p>
          </table:table-cell>
          <table:table-cell table:style-name="Table4.A1" office:value-type="string">
            <text:p text:style-name="P3">String <text:bookmark text:name="TBL-5-3-4"/></text:p>
          </table:table-cell>
          <table:table-cell table:style-name="Table4.A1" office:value-type="string">
            <text:p text:style-name="P4">displaySmall <text:bookmark text:name="TBL-5-4-"/><text:bookmark text:name="TBL-5-4-1"/></text:p>
          </table:table-cell>
        </table:table-row>
        <table:table-row table:style-name="TableLine24283632">
          <table:table-cell table:style-name="Table4.A1" office:value-type="string">
            <text:p text:style-name="P3">a <text:bookmark text:name="TBL-5-4-2"/></text:p>
          </table:table-cell>
          <table:table-cell table:style-name="Table4.A1" office:value-type="string">
            <text:p text:style-name="P4">stores the value of all 5 subject marks <text:bookmark text:name="TBL-5-4-3"/></text:p>
          </table:table-cell>
          <table:table-cell table:style-name="Table4.A1" office:value-type="string">
            <text:p text:style-name="P3">int[] <text:bookmark text:name="TBL-5-4-4"/></text:p>
          </table:table-cell>
          <table:table-cell table:style-name="Table4.A1" office:value-type="string">
            <text:p text:style-name="P4">displaySmall <text:bookmark text:name="TBL-5-5-"/><text:bookmark text:name="TBL-5-5-1"/></text:p>
          </table:table-cell>
        </table:table-row>
        <table:table-row table:style-name="TableLine24283632">
          <table:table-cell table:style-name="Table4.A1" office:value-type="string">
            <text:p text:style-name="P3">avg <text:bookmark text:name="TBL-5-5-2"/></text:p>
          </table:table-cell>
          <table:table-cell table:style-name="Table4.A1" office:value-type="string">
            <text:p text:style-name="P4">temporary avarage of the 5 subjects <text:bookmark text:name="TBL-5-5-3"/></text:p>
          </table:table-cell>
          <table:table-cell table:style-name="Table4.A1" office:value-type="string">
            <text:p text:style-name="P3">int <text:bookmark text:name="TBL-5-5-4"/></text:p>
          </table:table-cell>
          <table:table-cell table:style-name="Table4.A1" office:value-type="string">
            <text:p text:style-name="P4">displaySmall <text:bookmark text:name="TBL-5-6-"/><text:bookmark text:name="TBL-5-6-1"/></text:p>
          </table:table-cell>
        </table:table-row>
        <table:table-row table:style-name="TableLine24283632">
          <table:table-cell table:style-name="Table4.A1" office:value-type="string">
            <text:p text:style-name="P3">N <text:bookmark text:name="TBL-5-6-2"/></text:p>
          </table:table-cell>
          <table:table-cell table:style-name="Table4.A1" office:value-type="string">
            <text:p text:style-name="P4">number of students input <text:bookmark text:name="TBL-5-6-3"/></text:p>
          </table:table-cell>
          <table:table-cell table:style-name="Table4.A1" office:value-type="string">
            <text:p text:style-name="P3">int <text:bookmark text:name="TBL-5-6-4"/></text:p>
          </table:table-cell>
          <table:table-cell table:style-name="Table4.A1" office:value-type="string">
            <text:p text:style-name="P4">displaySmall, main<text:bookmark text:name="TBL-5-7-"/><text:bookmark text:name="TBL-5-7-1"/></text:p>
          </table:table-cell>
        </table:table-row>
        <table:table-row table:style-name="TableLine24283632">
          <table:table-cell table:style-name="Table4.A1" office:value-type="string">
            <text:p text:style-name="P3">sc <text:bookmark text:name="TBL-5-7-2"/></text:p>
          </table:table-cell>
          <table:table-cell table:style-name="Table4.A1" office:value-type="string">
            <text:p text:style-name="P4">input handler using scanner <text:bookmark text:name="TBL-5-7-3"/></text:p>
          </table:table-cell>
          <table:table-cell table:style-name="Table4.A1" office:value-type="string">
            <text:p text:style-name="P3">Scanner<text:bookmark text:name="TBL-5-7-4"/></text:p>
          </table:table-cell>
          <table:table-cell table:style-name="Table4.A1" office:value-type="string">
            <text:p text:style-name="P4">displaySmall, main</text:p>
          </table:table-cell>
        </table:table-row>
        <table:table-row table:style-name="TableLine24283632">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row>
      </table:table>
      <text:h text:style-name="Heading_20_3" text:outline-level="3"><text:bookmark text:name="x1-17000"/>Assignment 5</text:h>
      <text:p text:style-name="Text_20_body">Vrite a program which takes N integers from the useer in an array and removes the duplicate elements from the array and display the new array.<text:line-break/>Example:<text:line-break/>Enter no of integgers : 7<text:line-break/>Input array elements: 1,2,3,1,2,3,4</text:p>
      <text:p text:style-name="Text_20_Body.indent">Output </text:p>
      <text:h text:style-name="Heading_20_3" text:outline-level="3"><text:bookmark text:name="x1-18000"/>Algorithm:</text:h>
      <text:p text:style-name="Text_20_body"><text:span text:style-name="T1">Class Duplicate_main:</text:span><text:line-break/><text:span text:style-name="T1">Method Main:</text:span><text:line-break/>Step 1: create a input handle <text:line-break/>Step 2: take the number of elements as input <text:line-break/>Step 3: fill up the array with input data <text:line-break/>Step 4: create a temporary object and call the apropriate method <text:line-break/><text:line-break/><text:span text:style-name="T1">Class Duplicate:</text:span><text:line-break/><text:span text:style-name="T1">Method removeDupAndPrint:</text:span><text:line-break/>Step 1: create a string to store out put <text:line-break/>Step 2: Iterate through the array. <text:line-break/>Step 3: Check the first index of the element in out<text:line-break/>Step 4: if it exists in out then don’t add else add it.<text:line-break/>Step 5: replace the “[space]” with “,[space]” and print it</text:p>
      <text:h text:style-name="Heading_20_3" text:outline-level="3"><text:bookmark text:name="x1-19000"/>Source code:</text:h>
      <text:p text:style-name="P8"><text:bookmark text:name="x1-19001"/> <text:line-break/><text:bookmark text:name="x1-19002r1"/><text:span text:style-name="T2">public class Duplicate </text:span><text:line-break/><text:bookmark text:name="x1-19003r2"/><text:span text:style-name="T2">{ </text:span><text:line-break/><text:bookmark text:name="x1-19004r3"/>  <text:span text:style-name="T2">void removeDupAndPrint(int x[]) </text:span><text:line-break/><text:bookmark text:name="x1-19005r4"/>  <text:span text:style-name="T2">{ </text:span><text:line-break/><text:bookmark text:name="x1-19006r5"/>    <text:span text:style-name="T2">String out = "" ; // output </text:span><text:line-break/><text:bookmark text:name="x1-19007r6"/> <text:line-break/><text:bookmark text:name="x1-19008r7"/>    <text:span text:style-name="T2">// finds out the elements that are duplicate </text:span><text:line-break/><text:bookmark text:name="x1-19009r8"/>    <text:span text:style-name="T2">for(int i = 0; i &lt; x.length; i++) </text:span><text:line-break/><text:bookmark text:name="x1-19010r9"/>    <text:span text:style-name="T2">{ </text:span><text:line-break/><text:bookmark text:name="x1-19011r10"/>      <text:span text:style-name="T2">// index of returs -1 if element does not exist </text:span><text:line-break/><text:bookmark text:name="x1-19012r11"/>      <text:span text:style-name="T2">if(out.indexOf(x[i]+"") &lt; 0) </text:span><text:line-break/><text:bookmark text:name="x1-19013r12"/>        <text:span text:style-name="T2">out = x[i]+" "+out ; </text:span><text:line-break/><text:bookmark text:name="x1-19014r13"/>    <text:span text:style-name="T2">} </text:span><text:line-break/><text:bookmark text:name="x1-19015r14"/> <text:line-break/><text:bookmark text:name="x1-19016r15"/>    <text:span text:style-name="T2">// prints with a , </text:span><text:line-break/><text:bookmark text:name="x1-19017r16"/>    <text:span text:style-name="T2">System.out.println(out.replace(" ", ", ")) ; </text:span><text:line-break/><text:bookmark text:name="x1-19018r17"/>  <text:span text:style-name="T2">} </text:span><text:line-break/><text:bookmark text:name="x1-19019r18"/><text:span text:style-name="T2">}</text:span> </text:p>
      <text:p text:style-name="Text_20_body"><text:bookmark text:name="x1-19020"/> <text:line-break/><text:bookmark text:name="x1-19021r1"/><text:span text:style-name="T2">import java.util.Scanner ; </text:span><text:line-break/><text:bookmark text:name="x1-19022r2"/><text:span text:style-name="T2">public class Duplicate_main </text:span><text:line-break/><text:bookmark text:name="x1-19023r3"/><text:span text:style-name="T2">{ </text:span><text:line-break/><text:bookmark text:name="x1-19024r4"/>  <text:span text:style-name="T2">// entry point of Duplicate_main </text:span><text:line-break/><text:bookmark text:name="x1-19025r5"/>  <text:span text:style-name="T2">public static void main(String args[]) </text:span><text:line-break/><text:bookmark text:name="x1-19026r6"/>  <text:span text:style-name="T2">{ </text:span><text:line-break/><text:bookmark text:name="x1-19027r7"/>    <text:span text:style-name="T2">Scanner sc = new Scanner(System.in) ; // input handler </text:span><text:line-break/><text:bookmark text:name="x1-19028r8"/>    <text:span text:style-name="T2">int num = sc.nextInt() ; // number of elements of array because java is retarded </text:span><text:line-break/><text:bookmark text:name="x1-19029r9"/>    <text:span text:style-name="T2">int nx[] = new int[num] ; // the array because java does not do it for me </text:span><text:line-break/><text:bookmark text:name="x1-19030r10"/>    <text:span text:style-name="T2">while(num-- != 0) nx[num] = sc.nextInt() ; // intputs the numbers required </text:span><text:line-break/><text:bookmark text:name="x1-19031r11"/> <text:line-break/><text:bookmark text:name="x1-19032r12"/>    <text:span text:style-name="T2">// did all the array resizing and printing so nothing left to do </text:span><text:line-break/><text:bookmark text:name="x1-19033r13"/>    <text:span text:style-name="T2">new Duplicate().removeDupAndPrint(nx) ; </text:span><text:line-break/><text:bookmark text:name="x1-19034r14"/>  <text:span text:style-name="T2">} </text:span><text:line-break/><text:bookmark text:name="x1-19035r15"/><text:span text:style-name="T2">}</text:span> </text:p>
      <text:h text:style-name="Heading_20_3" text:outline-level="3"><text:bookmark text:name="x1-20000"/>Variable Listing:</text:h>
      <text:p text:style-name="P2"><text:bookmark text:name="TBL-6"/><text:bookmark text:name="TBL-6-1g"/><text:bookmark text:name="TBL-6-1"/><text:bookmark text:name="TBL-6-2g"/><text:bookmark text:name="TBL-6-2"/><text:bookmark text:name="TBL-6-3g"/><text:bookmark text:name="TBL-6-3"/><text:bookmark text:name="TBL-6-4g"/><text:bookmark text:name="TBL-6-4"/></text:p>
      <table:table table:name="Table5" table:style-name="Table5">
        <table:table-column table:style-name="Table5.A"/>
        <table:table-column table:style-name="Table5.B"/>
        <table:table-column table:style-name="Table5.C"/>
        <table:table-column table:style-name="Table5.D"/>
        <table:table-row table:style-name="TableLine25890512">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text:bookmark text:name="TBL-6-1-"/><text:bookmark text:name="TBL-6-1-1"/></text:p>
          </table:table-cell>
        </table:table-row>
        <table:table-row table:style-name="TableLine25890512">
          <table:table-cell table:style-name="Table5.A1" office:value-type="string">
            <text:p text:style-name="P7">Name<text:bookmark text:name="TBL-6-1-2"/></text:p>
          </table:table-cell>
          <table:table-cell table:style-name="Table5.A1" office:value-type="string">
            <text:p text:style-name="P7">Function<text:bookmark text:name="TBL-6-1-3"/></text:p>
          </table:table-cell>
          <table:table-cell table:style-name="Table5.A1" office:value-type="string">
            <text:p text:style-name="P7">Type<text:bookmark text:name="TBL-6-1-4"/></text:p>
          </table:table-cell>
          <table:table-cell table:style-name="Table5.A1" office:value-type="string">
            <text:p text:style-name="P7">Scope</text:p>
          </table:table-cell>
        </table:table-row>
        <table:table-row table:style-name="TableLine25890512">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text:bookmark text:name="TBL-6-2-"/><text:bookmark text:name="TBL-6-2-1"/></text:p>
          </table:table-cell>
        </table:table-row>
        <table:table-row table:style-name="TableLine25890512">
          <table:table-cell table:style-name="Table5.A1" office:value-type="string">
            <text:p text:style-name="P3">sc <text:bookmark text:name="TBL-6-2-2"/></text:p>
          </table:table-cell>
          <table:table-cell table:style-name="Table5.A1" office:value-type="string">
            <text:p text:style-name="P4">inputt handler <text:bookmark text:name="TBL-6-2-3"/></text:p>
          </table:table-cell>
          <table:table-cell table:style-name="Table5.A1" office:value-type="string">
            <text:p text:style-name="P3">Scanner<text:bookmark text:name="TBL-6-2-4"/></text:p>
          </table:table-cell>
          <table:table-cell table:style-name="Table5.A1" office:value-type="string">
            <text:p text:style-name="P4">main <text:bookmark text:name="TBL-6-3-"/><text:bookmark text:name="TBL-6-3-1"/></text:p>
          </table:table-cell>
        </table:table-row>
        <table:table-row table:style-name="TableLine25890512">
          <table:table-cell table:style-name="Table5.A1" office:value-type="string">
            <text:p text:style-name="P3">num <text:bookmark text:name="TBL-6-3-2"/></text:p>
          </table:table-cell>
          <table:table-cell table:style-name="Table5.A1" office:value-type="string">
            <text:p text:style-name="P4">number of elements of array<text:bookmark text:name="TBL-6-3-3"/></text:p>
          </table:table-cell>
          <table:table-cell table:style-name="Table5.A1" office:value-type="string">
            <text:p text:style-name="P3">int <text:bookmark text:name="TBL-6-3-4"/></text:p>
          </table:table-cell>
          <table:table-cell table:style-name="Table5.A1" office:value-type="string">
            <text:p text:style-name="P4">main <text:bookmark text:name="TBL-6-4-"/><text:bookmark text:name="TBL-6-4-1"/></text:p>
          </table:table-cell>
        </table:table-row>
        <table:table-row table:style-name="TableLine25890512">
          <table:table-cell table:style-name="Table5.A1" office:value-type="string">
            <text:p text:style-name="P3">nx <text:bookmark text:name="TBL-6-4-2"/></text:p>
          </table:table-cell>
          <table:table-cell table:style-name="Table5.A1" office:value-type="string">
            <text:p text:style-name="P4">the array of input data <text:bookmark text:name="TBL-6-4-3"/></text:p>
          </table:table-cell>
          <table:table-cell table:style-name="Table5.A1" office:value-type="string">
            <text:p text:style-name="P3">int[] <text:bookmark text:name="TBL-6-4-4"/></text:p>
          </table:table-cell>
          <table:table-cell table:style-name="Table5.A1" office:value-type="string">
            <text:p text:style-name="P4">main </text:p>
          </table:table-cell>
        </table:table-row>
        <table:table-row table:style-name="TableLine25890512">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row>
      </table:table>
      <text:h text:style-name="Heading_20_3" text:outline-level="3"><text:bookmark text:name="x1-21000"/>Assignment 6</text:h>
      <text:p text:style-name="Text_20_body">A class Mixer has been defined to merge two sorted integer array in ascending order. Some of the members of the class are given below: </text:p>
      <text:p text:style-name="P2"><text:bookmark text:name="TBL-7"/><text:bookmark text:name="TBL-7-1g"/><text:bookmark text:name="TBL-7-1"/><text:bookmark text:name="TBL-7-2"/><text:bookmark text:name="TBL-7-1-"/></text:p>
      <table:table table:name="Table6" table:style-name="Table6">
        <table:table-column table:style-name="Table6.A"/>
        <table:table-column table:style-name="Table6.B"/>
        <table:table-row table:style-name="TableLine25934848">
          <table:table-cell table:style-name="Table6.A1" office:value-type="string">
            <text:p text:style-name="P5"><text:bookmark text:name="TBL-7-1-1"/>Class Name: <text:bookmark text:name="TBL-7-1-2"/></text:p>
          </table:table-cell>
          <table:table-cell table:style-name="Table6.A1" office:value-type="string">
            <text:p text:style-name="P5">Mixer <text:bookmark text:name="TBL-7-3-"/><text:bookmark text:name="TBL-7-3-1"/></text:p>
          </table:table-cell>
        </table:table-row>
        <table:table-row table:style-name="TableLine25934848">
          <table:table-cell table:style-name="Table6.A1" office:value-type="string">
            <text:p text:style-name="P5">Data members/instance variables:<text:bookmark text:name="TBL-7-3-2"/></text:p>
          </table:table-cell>
          <table:table-cell table:style-name="Table6.A1" office:value-type="string">
            <text:p text:style-name="P6"><text:bookmark text:name="TBL-7-4-"/><text:bookmark text:name="TBL-7-4-1"/></text:p>
          </table:table-cell>
        </table:table-row>
        <table:table-row table:style-name="TableLine25934848">
          <table:table-cell table:style-name="Table6.A1" office:value-type="string">
            <text:p text:style-name="P4">int arr[] <text:bookmark text:name="TBL-7-4-2"/></text:p>
          </table:table-cell>
          <table:table-cell table:style-name="Table6.A1" office:value-type="string">
            <text:p text:style-name="P4">: to store elements of an array <text:bookmark text:name="TBL-7-5-"/><text:bookmark text:name="TBL-7-5-1"/></text:p>
          </table:table-cell>
        </table:table-row>
        <table:table-row table:style-name="TableLine25934848">
          <table:table-cell table:style-name="Table6.A1" office:value-type="string">
            <text:p text:style-name="P4">int n <text:bookmark text:name="TBL-7-5-2"/></text:p>
          </table:table-cell>
          <table:table-cell table:style-name="Table6.A1" office:value-type="string">
            <text:p text:style-name="P4">: to store the size of the array <text:bookmark text:name="TBL-7-7-"/><text:bookmark text:name="TBL-7-7-1"/></text:p>
          </table:table-cell>
        </table:table-row>
        <table:table-row table:style-name="TableLine25934848">
          <table:table-cell table:style-name="Table6.A1" office:value-type="string">
            <text:p text:style-name="P5">Member functions:<text:bookmark text:name="TBL-7-7-2"/></text:p>
          </table:table-cell>
          <table:table-cell table:style-name="Table6.A1" office:value-type="string">
            <text:p text:style-name="P6"><text:bookmark text:name="TBL-7-8-"/><text:bookmark text:name="TBL-7-8-1"/></text:p>
          </table:table-cell>
        </table:table-row>
        <table:table-row table:style-name="TableLine25934848">
          <table:table-cell table:style-name="Table6.A1" office:value-type="string">
            <text:p text:style-name="P4">Mixer(int nn) <text:bookmark text:name="TBL-7-8-2"/></text:p>
          </table:table-cell>
          <table:table-cell table:style-name="Table6.A1" office:value-type="string">
            <text:p text:style-name="P4">: constructor to assign n = nn <text:bookmark text:name="TBL-7-9-"/><text:bookmark text:name="TBL-7-9-1"/></text:p>
          </table:table-cell>
        </table:table-row>
        <table:table-row table:style-name="TableLine25934848">
          <table:table-cell table:style-name="Table6.A1" office:value-type="string">
            <text:p text:style-name="P4">void accept() <text:bookmark text:name="TBL-7-9-2"/></text:p>
          </table:table-cell>
          <table:table-cell table:style-name="Table6.A1" office:value-type="string">
            <text:p text:style-name="P4">: to accept the elements of the array in <text:bookmark text:name="TBL-7-10-"/><text:bookmark text:name="TBL-7-10-1"/></text:p>
          </table:table-cell>
        </table:table-row>
        <table:table-row table:style-name="TableLine25934848">
          <table:table-cell table:style-name="Table6.A1" office:value-type="string">
            <text:p text:style-name="P6"><text:bookmark text:name="TBL-7-10-2"/></text:p>
          </table:table-cell>
          <table:table-cell table:style-name="Table6.A1" office:value-type="string">
            <text:p text:style-name="P4">ascending order without any duplicates <text:bookmark text:name="TBL-7-11-"/><text:bookmark text:name="TBL-7-11-1"/></text:p>
          </table:table-cell>
        </table:table-row>
        <table:table-row table:style-name="TableLine25934848">
          <table:table-cell table:style-name="Table6.A1" office:value-type="string">
            <text:p text:style-name="P4">Mixer mix(Mixer A) <text:bookmark text:name="TBL-7-11-2"/></text:p>
          </table:table-cell>
          <table:table-cell table:style-name="Table6.A1" office:value-type="string">
            <text:p text:style-name="P4">: to merge the current object array <text:bookmark text:name="TBL-7-12-"/><text:bookmark text:name="TBL-7-12-1"/></text:p>
          </table:table-cell>
        </table:table-row>
        <table:table-row table:style-name="TableLine25934848">
          <table:table-cell table:style-name="Table6.A1" office:value-type="string">
            <text:p text:style-name="P6"><text:bookmark text:name="TBL-7-12-2"/></text:p>
          </table:table-cell>
          <table:table-cell table:style-name="Table6.A1" office:value-type="string">
            <text:p text:style-name="P4">elements with the parameterized array elements<text:bookmark text:name="TBL-7-13-"/><text:bookmark text:name="TBL-7-13-1"/></text:p>
          </table:table-cell>
        </table:table-row>
        <table:table-row table:style-name="TableLine25934848">
          <table:table-cell table:style-name="Table6.A1" office:value-type="string">
            <text:p text:style-name="P6"><text:bookmark text:name="TBL-7-13-2"/></text:p>
          </table:table-cell>
          <table:table-cell table:style-name="Table6.A1" office:value-type="string">
            <text:p text:style-name="P4">and return the rusultant object. <text:bookmark text:name="TBL-7-14-"/><text:bookmark text:name="TBL-7-14-1"/></text:p>
          </table:table-cell>
        </table:table-row>
        <table:table-row table:style-name="TableLine25934848">
          <table:table-cell table:style-name="Table6.A1" office:value-type="string">
            <text:p text:style-name="P4">void display() <text:bookmark text:name="TBL-7-14-2"/></text:p>
          </table:table-cell>
          <table:table-cell table:style-name="Table6.A1" office:value-type="string">
            <text:p text:style-name="P4">: to display elements of the array </text:p>
          </table:table-cell>
        </table:table-row>
      </table:table>
      <text:h text:style-name="Heading_20_3" text:outline-level="3"><text:bookmark text:name="x1-22000"/>Algorithm:</text:h>
      <text:p text:style-name="Text_20_body"><text:span text:style-name="T1">Class Pell_main:</text:span><text:line-break/><text:span text:style-name="T1">Method Main:</text:span><text:line-break/>Step 1: create a input handler using Scanner calss.<text:line-break/>Step 2: create 2 variables to hold the length of the mixer arrays<text:line-break/>Step 3: check if the input is sensible and greatere than 0<text:line-break/>Step 4: if the check fails propmt the user again to input number<text:line-break/>Step 5: create two objects of mixer class using the previously declared variables.<text:line-break/>Step 6: accept input from the user using the accept() method.<text:line-break/>Step 7: call the mix method using the mix objects that are created.<text:line-break/>Stpe 8: display the mixed arrays.<text:line-break/><text:line-break/><text:span text:style-name="T1">Class Mixer:</text:span><text:line-break/><text:span text:style-name="T1">Method Mixer:</text:span><text:line-break/>Step 1: set the object variable n to nn <text:line-break/>Step 2: create a array of size n and store it in object variable to arr<text:line-break/><text:line-break/><text:span text:style-name="T1">Method mix:</text:span><text:line-break/>Step 1: create a new object for mixer with the size of the two input mixer arrays.<text:line-break/>Step 2: fill the newly created array with the elements of A and this.<text:line-break/>Step 3: sort the array of the newly created object using insertion sort.<text:line-break/>Step 4: return the object.<text:line-break/><text:line-break/><text:span text:style-name="T1">Method accept:</text:span><text:line-break/>Step 1: create a input handler using Scanner class.<text:line-break/>Step 2: loop throught the arr array of the current object and fill it with input.<text:line-break/><text:line-break/><text:span text:style-name="T1">Method display:</text:span><text:line-break/>Step 1: loop througth the whole arr array of current object and print the elements.<text:line-break/>Step 2: print a newline for asthetics.</text:p>
      <text:h text:style-name="Heading_20_3" text:outline-level="3"><text:bookmark text:name="x1-23000"/>Source code:</text:h>
      <text:p text:style-name="P8"><text:bookmark text:name="x1-23001"/> <text:line-break/><text:bookmark text:name="x1-23002r1"/><text:span text:style-name="T2">import java.util.Scanner ; </text:span><text:line-break/><text:bookmark text:name="x1-23003r2"/><text:span text:style-name="T2">public class Mixer </text:span><text:line-break/><text:bookmark text:name="x1-23004r3"/><text:span text:style-name="T2">{ </text:span><text:line-break/><text:bookmark text:name="x1-23005r4"/>  <text:span text:style-name="T2">int arr[] ; // to store elements of an array </text:span><text:line-break/><text:bookmark text:name="x1-23006r5"/>  <text:span text:style-name="T2">int n ; // to store the size of the array </text:span><text:line-break/><text:bookmark text:name="x1-23007r6"/> <text:line-break/><text:bookmark text:name="x1-23008r7"/>  <text:span text:style-name="T2">Mixer(int nn) </text:span><text:line-break/><text:bookmark text:name="x1-23009r8"/>  <text:span text:style-name="T2">{ </text:span><text:line-break/><text:bookmark text:name="x1-23010r9"/>    <text:span text:style-name="T2">this.n = nn ; </text:span><text:line-break/><text:bookmark text:name="x1-23011r10"/>    <text:span text:style-name="T2">this.arr = new int[nn] ; </text:span><text:line-break/><text:bookmark text:name="x1-23012r11"/>  <text:span text:style-name="T2">} </text:span><text:line-break/><text:bookmark text:name="x1-23013r12"/> <text:line-break/><text:bookmark text:name="x1-23014r13"/>  <text:span text:style-name="T2">// accepts all the input in the arr array </text:span><text:line-break/><text:bookmark text:name="x1-23015r14"/>  <text:span text:style-name="T2">void accept() </text:span><text:line-break/><text:bookmark text:name="x1-23016r15"/>  <text:span text:style-name="T2">{ </text:span><text:line-break/><text:bookmark text:name="x1-23017r16"/>    <text:span text:style-name="T2">Scanner sc = new Scanner(System.in) ; </text:span><text:line-break/><text:bookmark text:name="x1-23018r17"/>    <text:span text:style-name="T2">for(int i = 0; i &lt; this.n; i++) </text:span><text:line-break/><text:bookmark text:name="x1-23019r18"/>    <text:span text:style-name="T2">{ </text:span><text:line-break/><text:bookmark text:name="x1-23020r19"/>      <text:span text:style-name="T2">this.arr[i] = sc.nextInt() ; // int is the input type </text:span><text:line-break/><text:bookmark text:name="x1-23021r20"/>    <text:span text:style-name="T2">} </text:span><text:line-break/><text:bookmark text:name="x1-23022r21"/>  <text:span text:style-name="T2">} </text:span><text:line-break/><text:bookmark text:name="x1-23023r22"/> <text:line-break/><text:bookmark text:name="x1-23024r23"/>  <text:span text:style-name="T2">// mixes stuff like merge sort. </text:span><text:line-break/><text:bookmark text:name="x1-23025r24"/>  <text:span text:style-name="T2">Mixer mix(Mixer A) </text:span><text:line-break/><text:bookmark text:name="x1-23026r25"/>  <text:span text:style-name="T2">{ </text:span><text:line-break/><text:bookmark text:name="x1-23027r26"/>    <text:span text:style-name="T2">Mixer m = new Mixer(this.n + A.n) ; </text:span><text:line-break/><text:bookmark text:name="x1-23028r27"/> <text:line-break/><text:bookmark text:name="x1-23029r28"/>    <text:span text:style-name="T2">// copy every thing to the m.arr first </text:span><text:line-break/><text:bookmark text:name="x1-23030r29"/>    <text:span text:style-name="T2">for(int i = 0; i &lt; this.n; i++) m.arr[i] = this.arr[i] ; </text:span><text:line-break/><text:bookmark text:name="x1-23031r30"/>    <text:span text:style-name="T2">for(int i = this.n; i &lt; m.n; i++) m.arr[i] = A.arr[i-this.n] ; </text:span><text:line-break/><text:bookmark text:name="x1-23032r31"/> <text:line-break/><text:bookmark text:name="x1-23033r32"/>    <text:span text:style-name="T2">// now sort the whole thing. </text:span><text:line-break/><text:bookmark text:name="x1-23034r33"/>    <text:span text:style-name="T2">for(int i = 1; i &lt; m.n; ++i) </text:span><text:line-break/><text:bookmark text:name="x1-23035r34"/>    <text:span text:style-name="T2">{ </text:span><text:line-break/><text:bookmark text:name="x1-23036r35"/>      <text:span text:style-name="T2">int key = m.arr[i] ; </text:span><text:line-break/><text:bookmark text:name="x1-23037r36"/>      <text:span text:style-name="T2">int j = i - 1 ; </text:span><text:line-break/><text:bookmark text:name="x1-23038r37"/>      <text:span text:style-name="T2">while(j &gt;= 0 &amp;&amp; m.arr[j] &gt; key) </text:span><text:line-break/><text:bookmark text:name="x1-23039r38"/>      <text:span text:style-name="T2">{ </text:span><text:line-break/><text:bookmark text:name="x1-23040r39"/>        <text:span text:style-name="T2">m.arr[j+1] = m.arr[j] ; </text:span><text:line-break/><text:bookmark text:name="x1-23041r40"/>        <text:span text:style-name="T2">--j ; </text:span><text:line-break/><text:bookmark text:name="x1-23042r41"/>      <text:span text:style-name="T2">} </text:span><text:line-break/><text:bookmark text:name="x1-23043r42"/>      <text:span text:style-name="T2">m.arr[j+1] = key ; </text:span><text:line-break/><text:bookmark text:name="x1-23044r43"/>    <text:span text:style-name="T2">} </text:span><text:line-break/><text:bookmark text:name="x1-23045r44"/>    <text:span text:style-name="T2">return m ; </text:span><text:line-break/><text:bookmark text:name="x1-23046r45"/>  <text:span text:style-name="T2">} </text:span><text:line-break/><text:bookmark text:name="x1-23047r46"/> <text:line-break/><text:bookmark text:name="x1-23048r47"/>  <text:span text:style-name="T2">// print the whole beautiful *sigh* array </text:span><text:line-break/><text:bookmark text:name="x1-23049r48"/>  <text:span text:style-name="T2">// I had to write the same thing 10 times in a row </text:span><text:line-break/><text:bookmark text:name="x1-23050r49"/>  <text:span text:style-name="T2">// now I am tired. god save my soul. </text:span><text:line-break/><text:bookmark text:name="x1-23051r50"/>  <text:span text:style-name="T2">void display() </text:span><text:line-break/><text:bookmark text:name="x1-23052r51"/>  <text:span text:style-name="T2">{ </text:span><text:line-break/><text:bookmark text:name="x1-23053r52"/>    <text:span text:style-name="T2">for(int i = 0; i &lt; this.n; i++) </text:span><text:line-break/><text:bookmark text:name="x1-23054r53"/>      <text:span text:style-name="T2">System.out.print(this.arr[i]+" ") ; </text:span><text:line-break/><text:bookmark text:name="x1-23055r54"/>    <text:span text:style-name="T2">System.out.println() ; </text:span><text:line-break/><text:bookmark text:name="x1-23056r55"/>  <text:span text:style-name="T2">} </text:span><text:line-break/><text:bookmark text:name="x1-23057r56"/><text:span text:style-name="T2">}</text:span> </text:p>
      <text:p text:style-name="Text_20_body"><text:bookmark text:name="x1-23058"/> <text:line-break/><text:bookmark text:name="x1-23059r1"/><text:span text:style-name="T2">import java.util.Scanner ; </text:span><text:line-break/><text:bookmark text:name="x1-23060r2"/><text:span text:style-name="T2">public class Mixer_main </text:span><text:line-break/><text:bookmark text:name="x1-23061r3"/><text:span text:style-name="T2">{ </text:span><text:line-break/><text:bookmark text:name="x1-23062r4"/>  <text:span text:style-name="T2">public static void main(String args[]) </text:span><text:line-break/><text:bookmark text:name="x1-23063r5"/>  <text:span text:style-name="T2">{ </text:span><text:line-break/><text:bookmark text:name="x1-23064r6"/>    <text:span text:style-name="T2">Scanner sc = new Scanner(System.in) ; </text:span><text:line-break/><text:bookmark text:name="x1-23065r7"/>    <text:span text:style-name="T2">int n1 = 0; // two different elements </text:span><text:line-break/><text:bookmark text:name="x1-23066r8"/>    <text:span text:style-name="T2">int n2 = 0; </text:span><text:line-break/><text:bookmark text:name="x1-23067r9"/> <text:line-break/><text:bookmark text:name="x1-23068r10"/>    <text:span text:style-name="T2">System.out.print("Number Of Elements: ") ; </text:span><text:line-break/><text:bookmark text:name="x1-23069r11"/> <text:line-break/><text:bookmark text:name="x1-23070r12"/>    <text:span text:style-name="T2">do{ n1 = sc.nextInt() ;}while(n1 &lt;= 0) ; // inputs of both </text:span><text:line-break/><text:bookmark text:name="x1-23071r13"/>    <text:span text:style-name="T2">do{ n2 = sc.nextInt() ;}while(n2 &lt;= 0) ; </text:span><text:line-break/><text:bookmark text:name="x1-23072r14"/> <text:line-break/><text:bookmark text:name="x1-23073r15"/>    <text:span text:style-name="T2">Mixer m1 = new Mixer(n1) ; // initializing 2 objs </text:span><text:line-break/><text:bookmark text:name="x1-23074r16"/>    <text:span text:style-name="T2">Mixer m2 = new Mixer(n2) ; </text:span><text:line-break/><text:bookmark text:name="x1-23075r17"/> <text:line-break/><text:bookmark text:name="x1-23076r18"/>    <text:span text:style-name="T2">m1.accept() ; // accepts input in mixer </text:span><text:line-break/><text:bookmark text:name="x1-23077r19"/>    <text:span text:style-name="T2">m2.accept() ; </text:span><text:line-break/><text:bookmark text:name="x1-23078r20"/> <text:line-break/><text:bookmark text:name="x1-23079r21"/>    <text:span text:style-name="T2">Mixer m3 = m1.mix(m2) ; // mixes the stuff </text:span><text:line-break/><text:bookmark text:name="x1-23080r22"/> <text:line-break/><text:bookmark text:name="x1-23081r23"/>    <text:span text:style-name="T2">System.out.println("Output: ") ; // prints the stuff out </text:span><text:line-break/><text:bookmark text:name="x1-23082r24"/>    <text:span text:style-name="T2">m3.display() ; </text:span><text:line-break/><text:bookmark text:name="x1-23083r25"/>  <text:span text:style-name="T2">} </text:span><text:line-break/><text:bookmark text:name="x1-23084r26"/><text:span text:style-name="T2">}</text:span> </text:p>
      <text:h text:style-name="Heading_20_3" text:outline-level="3"><text:bookmark text:name="x1-24000"/>Variable Listing:</text:h>
      <text:p text:style-name="P2"><text:bookmark text:name="TBL-8"/><text:bookmark text:name="TBL-8-1g"/><text:bookmark text:name="TBL-8-1"/><text:bookmark text:name="TBL-8-2g"/><text:bookmark text:name="TBL-8-2"/><text:bookmark text:name="TBL-8-3g"/><text:bookmark text:name="TBL-8-3"/><text:bookmark text:name="TBL-8-4g"/><text:bookmark text:name="TBL-8-4"/></text:p>
      <table:table table:name="Table7" table:style-name="Table7">
        <table:table-column table:style-name="Table7.A"/>
        <table:table-column table:style-name="Table7.B"/>
        <table:table-column table:style-name="Table7.C"/>
        <table:table-column table:style-name="Table7.D"/>
        <table:table-row table:style-name="TableLine25989568">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text:bookmark text:name="TBL-8-1-"/><text:bookmark text:name="TBL-8-1-1"/></text:p>
          </table:table-cell>
        </table:table-row>
        <table:table-row table:style-name="TableLine25989568">
          <table:table-cell table:style-name="Table7.A1" office:value-type="string">
            <text:p text:style-name="P7">Name<text:bookmark text:name="TBL-8-1-2"/></text:p>
          </table:table-cell>
          <table:table-cell table:style-name="Table7.A1" office:value-type="string">
            <text:p text:style-name="P7">Function<text:bookmark text:name="TBL-8-1-3"/></text:p>
          </table:table-cell>
          <table:table-cell table:style-name="Table7.A1" office:value-type="string">
            <text:p text:style-name="P7">Type<text:bookmark text:name="TBL-8-1-4"/></text:p>
          </table:table-cell>
          <table:table-cell table:style-name="Table7.A1" office:value-type="string">
            <text:p text:style-name="P7">Scope</text:p>
          </table:table-cell>
        </table:table-row>
        <table:table-row table:style-name="TableLine25989568">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text:bookmark text:name="TBL-8-2-"/><text:bookmark text:name="TBL-8-2-1"/></text:p>
          </table:table-cell>
        </table:table-row>
        <table:table-row table:style-name="TableLine25989568">
          <table:table-cell table:style-name="Table7.A1" office:value-type="string">
            <text:p text:style-name="P3">n1 <text:bookmark text:name="TBL-8-2-2"/></text:p>
          </table:table-cell>
          <table:table-cell table:style-name="Table7.A1" office:value-type="string">
            <text:p text:style-name="P4">number of elements <text:bookmark text:name="TBL-8-2-3"/></text:p>
          </table:table-cell>
          <table:table-cell table:style-name="Table7.A1" office:value-type="string">
            <text:p text:style-name="P3">int <text:bookmark text:name="TBL-8-2-4"/></text:p>
          </table:table-cell>
          <table:table-cell table:style-name="Table7.A1" office:value-type="string">
            <text:p text:style-name="P4">main <text:bookmark text:name="TBL-8-3-"/><text:bookmark text:name="TBL-8-3-1"/></text:p>
          </table:table-cell>
        </table:table-row>
        <table:table-row table:style-name="TableLine25989568">
          <table:table-cell table:style-name="Table7.A1" office:value-type="string">
            <text:p text:style-name="P3">n2 <text:bookmark text:name="TBL-8-3-2"/></text:p>
          </table:table-cell>
          <table:table-cell table:style-name="Table7.A1" office:value-type="string">
            <text:p text:style-name="P4">number of elements <text:bookmark text:name="TBL-8-3-3"/></text:p>
          </table:table-cell>
          <table:table-cell table:style-name="Table7.A1" office:value-type="string">
            <text:p text:style-name="P3">int <text:bookmark text:name="TBL-8-3-4"/></text:p>
          </table:table-cell>
          <table:table-cell table:style-name="Table7.A1" office:value-type="string">
            <text:p text:style-name="P4">main<text:bookmark text:name="TBL-8-4-"/><text:bookmark text:name="TBL-8-4-1"/></text:p>
          </table:table-cell>
        </table:table-row>
        <table:table-row table:style-name="TableLine25989568">
          <table:table-cell table:style-name="Table7.A1" office:value-type="string">
            <text:p text:style-name="P3">m1 <text:bookmark text:name="TBL-8-4-2"/></text:p>
          </table:table-cell>
          <table:table-cell table:style-name="Table7.A1" office:value-type="string">
            <text:p text:style-name="P4">object to be filled <text:bookmark text:name="TBL-8-4-3"/></text:p>
          </table:table-cell>
          <table:table-cell table:style-name="Table7.A1" office:value-type="string">
            <text:p text:style-name="P3">Mixer <text:bookmark text:name="TBL-8-4-4"/></text:p>
          </table:table-cell>
          <table:table-cell table:style-name="Table7.A1" office:value-type="string">
            <text:p text:style-name="P4">main <text:bookmark text:name="TBL-8-5-"/><text:bookmark text:name="TBL-8-5-1"/></text:p>
          </table:table-cell>
        </table:table-row>
        <table:table-row table:style-name="TableLine25989568">
          <table:table-cell table:style-name="Table7.A1" office:value-type="string">
            <text:p text:style-name="P3">m2 <text:bookmark text:name="TBL-8-5-2"/></text:p>
          </table:table-cell>
          <table:table-cell table:style-name="Table7.A1" office:value-type="string">
            <text:p text:style-name="P4">object to be filled <text:bookmark text:name="TBL-8-5-3"/></text:p>
          </table:table-cell>
          <table:table-cell table:style-name="Table7.A1" office:value-type="string">
            <text:p text:style-name="P3">Mixer <text:bookmark text:name="TBL-8-5-4"/></text:p>
          </table:table-cell>
          <table:table-cell table:style-name="Table7.A1" office:value-type="string">
            <text:p text:style-name="P4">main <text:bookmark text:name="TBL-8-6-"/><text:bookmark text:name="TBL-8-6-1"/></text:p>
          </table:table-cell>
        </table:table-row>
        <table:table-row table:style-name="TableLine25989568">
          <table:table-cell table:style-name="Table7.A1" office:value-type="string">
            <text:p text:style-name="P3">m3 <text:bookmark text:name="TBL-8-6-2"/></text:p>
          </table:table-cell>
          <table:table-cell table:style-name="Table7.A1" office:value-type="string">
            <text:p text:style-name="P4">output of the mixers <text:bookmark text:name="TBL-8-6-3"/></text:p>
          </table:table-cell>
          <table:table-cell table:style-name="Table7.A1" office:value-type="string">
            <text:p text:style-name="P3">Mixer <text:bookmark text:name="TBL-8-6-4"/></text:p>
          </table:table-cell>
          <table:table-cell table:style-name="Table7.A1" office:value-type="string">
            <text:p text:style-name="P4">main <text:bookmark text:name="TBL-8-7-"/><text:bookmark text:name="TBL-8-7-1"/></text:p>
          </table:table-cell>
        </table:table-row>
        <table:table-row table:style-name="TableLine25989568">
          <table:table-cell table:style-name="Table7.A1" office:value-type="string">
            <text:p text:style-name="P3">arr <text:bookmark text:name="TBL-8-7-2"/></text:p>
          </table:table-cell>
          <table:table-cell table:style-name="Table7.A1" office:value-type="string">
            <text:p text:style-name="P4">to store elements of an array <text:bookmark text:name="TBL-8-7-3"/></text:p>
          </table:table-cell>
          <table:table-cell table:style-name="Table7.A1" office:value-type="string">
            <text:p text:style-name="P3">int[] <text:bookmark text:name="TBL-8-7-4"/></text:p>
          </table:table-cell>
          <table:table-cell table:style-name="Table7.A1" office:value-type="string">
            <text:p text:style-name="P4">Mixer <text:bookmark text:name="TBL-8-8-"/><text:bookmark text:name="TBL-8-8-1"/></text:p>
          </table:table-cell>
        </table:table-row>
        <table:table-row table:style-name="TableLine25989568">
          <table:table-cell table:style-name="Table7.A1" office:value-type="string">
            <text:p text:style-name="P3">n <text:bookmark text:name="TBL-8-8-2"/></text:p>
          </table:table-cell>
          <table:table-cell table:style-name="Table7.A1" office:value-type="string">
            <text:p text:style-name="P4">to store size of arr <text:bookmark text:name="TBL-8-8-3"/></text:p>
          </table:table-cell>
          <table:table-cell table:style-name="Table7.A1" office:value-type="string">
            <text:p text:style-name="P3">int <text:bookmark text:name="TBL-8-8-4"/></text:p>
          </table:table-cell>
          <table:table-cell table:style-name="Table7.A1" office:value-type="string">
            <text:p text:style-name="P4">Mixer <text:bookmark text:name="TBL-8-9-"/><text:bookmark text:name="TBL-8-9-1"/></text:p>
          </table:table-cell>
        </table:table-row>
        <table:table-row table:style-name="TableLine25989568">
          <table:table-cell table:style-name="Table7.A1" office:value-type="string">
            <text:p text:style-name="P3">nn <text:bookmark text:name="TBL-8-9-2"/></text:p>
          </table:table-cell>
          <table:table-cell table:style-name="Table7.A1" office:value-type="string">
            <text:p text:style-name="P4">temporary input var <text:bookmark text:name="TBL-8-9-3"/></text:p>
          </table:table-cell>
          <table:table-cell table:style-name="Table7.A1" office:value-type="string">
            <text:p text:style-name="P3">int <text:bookmark text:name="TBL-8-9-4"/></text:p>
          </table:table-cell>
          <table:table-cell table:style-name="Table7.A1" office:value-type="string">
            <text:p text:style-name="P4">Mixer() <text:bookmark text:name="TBL-8-10-"/><text:bookmark text:name="TBL-8-10-1"/></text:p>
          </table:table-cell>
        </table:table-row>
        <table:table-row table:style-name="TableLine25989568">
          <table:table-cell table:style-name="Table7.A1" office:value-type="string">
            <text:p text:style-name="P3">sc <text:bookmark text:name="TBL-8-10-2"/></text:p>
          </table:table-cell>
          <table:table-cell table:style-name="Table7.A1" office:value-type="string">
            <text:p text:style-name="P4">input of all the numbers <text:bookmark text:name="TBL-8-10-3"/></text:p>
          </table:table-cell>
          <table:table-cell table:style-name="Table7.A1" office:value-type="string">
            <text:p text:style-name="P3">Scanner<text:bookmark text:name="TBL-8-10-4"/></text:p>
          </table:table-cell>
          <table:table-cell table:style-name="Table7.A1" office:value-type="string">
            <text:p text:style-name="P4">accept, main<text:bookmark text:name="TBL-8-11-"/><text:bookmark text:name="TBL-8-11-1"/></text:p>
          </table:table-cell>
        </table:table-row>
        <table:table-row table:style-name="TableLine25989568">
          <table:table-cell table:style-name="Table7.A1" office:value-type="string">
            <text:p text:style-name="P3">A <text:bookmark text:name="TBL-8-11-2"/></text:p>
          </table:table-cell>
          <table:table-cell table:style-name="Table7.A1" office:value-type="string">
            <text:p text:style-name="P4">mix object to be used to mix stuff<text:bookmark text:name="TBL-8-11-3"/></text:p>
          </table:table-cell>
          <table:table-cell table:style-name="Table7.A1" office:value-type="string">
            <text:p text:style-name="P3">Mixer <text:bookmark text:name="TBL-8-11-4"/></text:p>
          </table:table-cell>
          <table:table-cell table:style-name="Table7.A1" office:value-type="string">
            <text:p text:style-name="P4">mix <text:bookmark text:name="TBL-8-12-"/><text:bookmark text:name="TBL-8-12-1"/></text:p>
          </table:table-cell>
        </table:table-row>
        <table:table-row table:style-name="TableLine25989568">
          <table:table-cell table:style-name="Table7.A1" office:value-type="string">
            <text:p text:style-name="P3">m <text:bookmark text:name="TBL-8-12-2"/></text:p>
          </table:table-cell>
          <table:table-cell table:style-name="Table7.A1" office:value-type="string">
            <text:p text:style-name="P4">output of the mix method <text:bookmark text:name="TBL-8-12-3"/></text:p>
          </table:table-cell>
          <table:table-cell table:style-name="Table7.A1" office:value-type="string">
            <text:p text:style-name="P3">Mixer <text:bookmark text:name="TBL-8-12-4"/></text:p>
          </table:table-cell>
          <table:table-cell table:style-name="Table7.A1" office:value-type="string">
            <text:p text:style-name="P4">mix <text:bookmark text:name="TBL-8-13-"/><text:bookmark text:name="TBL-8-13-1"/></text:p>
          </table:table-cell>
        </table:table-row>
        <table:table-row table:style-name="TableLine25989568">
          <table:table-cell table:style-name="Table7.A1" office:value-type="string">
            <text:p text:style-name="P3">i,j <text:bookmark text:name="TBL-8-13-2"/></text:p>
          </table:table-cell>
          <table:table-cell table:style-name="Table7.A1" office:value-type="string">
            <text:p text:style-name="P4">loop control variables <text:bookmark text:name="TBL-8-13-3"/></text:p>
          </table:table-cell>
          <table:table-cell table:style-name="Table7.A1" office:value-type="string">
            <text:p text:style-name="P3">int <text:bookmark text:name="TBL-8-13-4"/></text:p>
          </table:table-cell>
          <table:table-cell table:style-name="Table7.A1" office:value-type="string">
            <text:p text:style-name="P4">mix <text:bookmark text:name="TBL-8-14-"/><text:bookmark text:name="TBL-8-14-1"/></text:p>
          </table:table-cell>
        </table:table-row>
        <table:table-row table:style-name="TableLine25989568">
          <table:table-cell table:style-name="Table7.A1" office:value-type="string">
            <text:p text:style-name="P3">key <text:bookmark text:name="TBL-8-14-2"/></text:p>
          </table:table-cell>
          <table:table-cell table:style-name="Table7.A1" office:value-type="string">
            <text:p text:style-name="P4">key of insertion sort <text:bookmark text:name="TBL-8-14-3"/></text:p>
          </table:table-cell>
          <table:table-cell table:style-name="Table7.A1" office:value-type="string">
            <text:p text:style-name="P3">int <text:bookmark text:name="TBL-8-14-4"/></text:p>
          </table:table-cell>
          <table:table-cell table:style-name="Table7.A1" office:value-type="string">
            <text:p text:style-name="P4">mix </text:p>
          </table:table-cell>
        </table:table-row>
        <table:table-row table:style-name="TableLine25989568">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row>
      </table:table>
      <text:h text:style-name="Heading_20_3" text:outline-level="3"><text:bookmark text:name="x1-25000"/>Assignment 7</text:h>
      <text:p text:style-name="Text_20_body">Write a program which takes n integers as input(max 50 integers) and stores them in an array data from index 0 to n-1. Now we want to rearrange the integers in the following way:- find the minmum value and put it in position (n/2) [for odd number of elements] oand position (n/2-1) [for even number number elements]) ; find the second smallest value and put it to its right; then the third small and place it to its lieft and so on altering right and left until all the integers are done.<text:line-break/><text:line-break/>Initial array:- (size: 7)</text:p>
      <text:p text:style-name="P2"><text:bookmark text:name="TBL-9"/><text:bookmark text:name="TBL-9-1g"/><text:bookmark text:name="TBL-9-1"/><text:bookmark text:name="TBL-9-2g"/><text:bookmark text:name="TBL-9-2"/><text:bookmark text:name="TBL-9-3g"/><text:bookmark text:name="TBL-9-3"/><text:bookmark text:name="TBL-9-4g"/><text:bookmark text:name="TBL-9-4"/><text:bookmark text:name="TBL-9-5g"/><text:bookmark text:name="TBL-9-5"/><text:bookmark text:name="TBL-9-6g"/><text:bookmark text:name="TBL-9-6"/></text:p>
      <table:table table:name="Table8" table:style-name="Table8">
        <table:table-column table:style-name="Table8.A"/>
        <table:table-column table:style-name="Table8.B" table:number-columns-repeated="4"/>
        <table:table-column table:style-name="Table8.F"/>
        <table:table-row table:style-name="TableLine26092720">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text:bookmark text:name="TBL-9-1-"/><text:bookmark text:name="TBL-9-1-1"/></text:p>
          </table:table-cell>
        </table:table-row>
        <table:table-row table:style-name="TableLine26092720">
          <table:table-cell table:style-name="Table8.A1" office:value-type="string">
            <text:p text:style-name="P3">7<text:bookmark text:name="TBL-9-1-2"/></text:p>
          </table:table-cell>
          <table:table-cell table:style-name="Table8.A1" office:value-type="string">
            <text:p text:style-name="P3">3<text:bookmark text:name="TBL-9-1-3"/></text:p>
          </table:table-cell>
          <table:table-cell table:style-name="Table8.A1" office:value-type="string">
            <text:p text:style-name="P3">1<text:bookmark text:name="TBL-9-1-4"/></text:p>
          </table:table-cell>
          <table:table-cell table:style-name="Table8.A1" office:value-type="string">
            <text:p text:style-name="P3">6<text:bookmark text:name="TBL-9-1-5"/></text:p>
          </table:table-cell>
          <table:table-cell table:style-name="Table8.A1" office:value-type="string">
            <text:p text:style-name="P3">4<text:bookmark text:name="TBL-9-1-6"/></text:p>
          </table:table-cell>
          <table:table-cell table:style-name="Table8.A1" office:value-type="string">
            <text:p text:style-name="P3">2</text:p>
          </table:table-cell>
        </table:table-row>
        <table:table-row table:style-name="TableLine26092720">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row>
      </table:table>
      <text:p text:style-name="Text_20_body"/>
      <text:p text:style-name="Text_20_body">Intial array:- (size: 6)</text:p>
      <text:p text:style-name="Text_20_body"/>
      <text:p text:style-name="P2"><text:bookmark text:name="TBL-10"/><text:bookmark text:name="TBL-10-1g"/><text:bookmark text:name="TBL-10-1"/><text:bookmark text:name="TBL-10-2g"/><text:bookmark text:name="TBL-10-2"/><text:bookmark text:name="TBL-10-3g"/><text:bookmark text:name="TBL-10-3"/><text:bookmark text:name="TBL-10-4g"/><text:bookmark text:name="TBL-10-4"/><text:bookmark text:name="TBL-10-5g"/><text:bookmark text:name="TBL-10-5"/><text:bookmark text:name="TBL-10-6g"/><text:bookmark text:name="TBL-10-6"/><text:bookmark text:name="TBL-10-7g"/><text:bookmark text:name="TBL-10-7"/></text:p>
      <table:table table:name="Table9" table:style-name="Table9">
        <table:table-column table:style-name="Table9.A"/>
        <table:table-column table:style-name="Table9.B" table:number-columns-repeated="5"/>
        <table:table-column table:style-name="Table9.G"/>
        <table:table-row table:style-name="TableLine26106736">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text:bookmark text:name="TBL-10-1-"/><text:bookmark text:name="TBL-10-1-1"/></text:p>
          </table:table-cell>
        </table:table-row>
        <table:table-row table:style-name="TableLine26106736">
          <table:table-cell table:style-name="Table9.A1" office:value-type="string">
            <text:p text:style-name="P3">7<text:bookmark text:name="TBL-10-1-2"/></text:p>
          </table:table-cell>
          <table:table-cell table:style-name="Table9.A1" office:value-type="string">
            <text:p text:style-name="P3">3<text:bookmark text:name="TBL-10-1-3"/></text:p>
          </table:table-cell>
          <table:table-cell table:style-name="Table9.A1" office:value-type="string">
            <text:p text:style-name="P3">1<text:bookmark text:name="TBL-10-1-4"/></text:p>
          </table:table-cell>
          <table:table-cell table:style-name="Table9.A1" office:value-type="string">
            <text:p text:style-name="P3">6<text:bookmark text:name="TBL-10-1-5"/></text:p>
          </table:table-cell>
          <table:table-cell table:style-name="Table9.A1" office:value-type="string">
            <text:p text:style-name="P3">4<text:bookmark text:name="TBL-10-1-6"/></text:p>
          </table:table-cell>
          <table:table-cell table:style-name="Table9.A1" office:value-type="string">
            <text:p text:style-name="P3">2<text:bookmark text:name="TBL-10-1-7"/></text:p>
          </table:table-cell>
          <table:table-cell table:style-name="Table9.A1" office:value-type="string">
            <text:p text:style-name="P3">5</text:p>
          </table:table-cell>
        </table:table-row>
        <table:table-row table:style-name="TableLine26106736">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row>
      </table:table>
      <text:p text:style-name="Text_20_body"/>
      <text:p text:style-name="Text_20_body">After re-arrangement of the first array becomes</text:p>
      <text:p text:style-name="Text_20_body"/>
      <text:p text:style-name="P2"><text:bookmark text:name="TBL-11"/><text:bookmark text:name="TBL-11-1g"/><text:bookmark text:name="TBL-11-1"/><text:bookmark text:name="TBL-11-2g"/><text:bookmark text:name="TBL-11-2"/><text:bookmark text:name="TBL-11-3g"/><text:bookmark text:name="TBL-11-3"/><text:bookmark text:name="TBL-11-4g"/><text:bookmark text:name="TBL-11-4"/><text:bookmark text:name="TBL-11-5g"/><text:bookmark text:name="TBL-11-5"/><text:bookmark text:name="TBL-11-6g"/><text:bookmark text:name="TBL-11-6"/></text:p>
      <table:table table:name="Table10" table:style-name="Table10">
        <table:table-column table:style-name="Table10.A"/>
        <table:table-column table:style-name="Table10.B" table:number-columns-repeated="4"/>
        <table:table-column table:style-name="Table10.F"/>
        <table:table-row table:style-name="TableLine25888080">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text:bookmark text:name="TBL-11-1-"/><text:bookmark text:name="TBL-11-1-1"/></text:p>
          </table:table-cell>
        </table:table-row>
        <table:table-row table:style-name="TableLine25888080">
          <table:table-cell table:style-name="Table10.A1" office:value-type="string">
            <text:p text:style-name="P3">6<text:bookmark text:name="TBL-11-1-2"/></text:p>
          </table:table-cell>
          <table:table-cell table:style-name="Table10.A1" office:value-type="string">
            <text:p text:style-name="P3">3<text:bookmark text:name="TBL-11-1-3"/></text:p>
          </table:table-cell>
          <table:table-cell table:style-name="Table10.A1" office:value-type="string">
            <text:p text:style-name="P3">1<text:bookmark text:name="TBL-11-1-4"/></text:p>
          </table:table-cell>
          <table:table-cell table:style-name="Table10.A1" office:value-type="string">
            <text:p text:style-name="P3">2<text:bookmark text:name="TBL-11-1-5"/></text:p>
          </table:table-cell>
          <table:table-cell table:style-name="Table10.A1" office:value-type="string">
            <text:p text:style-name="P3">4<text:bookmark text:name="TBL-11-1-6"/></text:p>
          </table:table-cell>
          <table:table-cell table:style-name="Table10.A1" office:value-type="string">
            <text:p text:style-name="P3">7</text:p>
          </table:table-cell>
        </table:table-row>
        <table:table-row table:style-name="TableLine25888080">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row>
      </table:table>
      <text:p text:style-name="Text_20_body"/>
      <text:p text:style-name="Text_20_body">After re-arrangement the second array becomes</text:p>
      <text:p text:style-name="Text_20_body"/>
      <text:p text:style-name="P2"><text:bookmark text:name="TBL-12"/><text:bookmark text:name="TBL-12-1g"/><text:bookmark text:name="TBL-12-1"/><text:bookmark text:name="TBL-12-2g"/><text:bookmark text:name="TBL-12-2"/><text:bookmark text:name="TBL-12-3g"/><text:bookmark text:name="TBL-12-3"/><text:bookmark text:name="TBL-12-4g"/><text:bookmark text:name="TBL-12-4"/><text:bookmark text:name="TBL-12-5g"/><text:bookmark text:name="TBL-12-5"/><text:bookmark text:name="TBL-12-6g"/><text:bookmark text:name="TBL-12-6"/><text:bookmark text:name="TBL-12-7g"/><text:bookmark text:name="TBL-12-7"/></text:p>
      <table:table table:name="Table11" table:style-name="Table11">
        <table:table-column table:style-name="Table11.A"/>
        <table:table-column table:style-name="Table11.B" table:number-columns-repeated="5"/>
        <table:table-column table:style-name="Table11.G"/>
        <table:table-row table:style-name="TableLine26142816">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text:bookmark text:name="TBL-12-1-"/><text:bookmark text:name="TBL-12-1-1"/></text:p>
          </table:table-cell>
        </table:table-row>
        <table:table-row table:style-name="TableLine26142816">
          <table:table-cell table:style-name="Table11.A1" office:value-type="string">
            <text:p text:style-name="P3">7<text:bookmark text:name="TBL-12-1-2"/></text:p>
          </table:table-cell>
          <table:table-cell table:style-name="Table11.A1" office:value-type="string">
            <text:p text:style-name="P3">5<text:bookmark text:name="TBL-12-1-3"/></text:p>
          </table:table-cell>
          <table:table-cell table:style-name="Table11.A1" office:value-type="string">
            <text:p text:style-name="P3">3<text:bookmark text:name="TBL-12-1-4"/></text:p>
          </table:table-cell>
          <table:table-cell table:style-name="Table11.A1" office:value-type="string">
            <text:p text:style-name="P3">1<text:bookmark text:name="TBL-12-1-5"/></text:p>
          </table:table-cell>
          <table:table-cell table:style-name="Table11.A1" office:value-type="string">
            <text:p text:style-name="P3">2<text:bookmark text:name="TBL-12-1-6"/></text:p>
          </table:table-cell>
          <table:table-cell table:style-name="Table11.A1" office:value-type="string">
            <text:p text:style-name="P3">4<text:bookmark text:name="TBL-12-1-7"/></text:p>
          </table:table-cell>
          <table:table-cell table:style-name="Table11.A1" office:value-type="string">
            <text:p text:style-name="P3">6</text:p>
          </table:table-cell>
        </table:table-row>
        <table:table-row table:style-name="TableLine26142816">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row>
      </table:table>
      <text:h text:style-name="Heading_20_3" text:outline-level="3"><text:bookmark text:name="x1-26000"/>Algorithm:</text:h>
      <text:p text:style-name="Text_20_body"><text:span text:style-name="T1">Class Avarage_main:</text:span><text:line-break/><text:span text:style-name="T1">Method Main:</text:span><text:line-break/>Step 1: create a input handle to accept input from the user<text:line-break/>Step 2: take the input of number of students in N <text:line-break/>Step 3: Check if the input makes sense if not exit <text:line-break/>Step 4: create temporary and call displaySmall<text:line-break/><text:line-break/><text:span text:style-name="T1">Class Avarage:</text:span><text:line-break/><text:span text:style-name="T1">Method displaySmall:</text:span><text:line-break/>Step 1: create 2 values avgl and namel to store the name and the avarage of least student<text:line-break/>Step 2: start a loop and continue looping until N is 0.<text:line-break/>Step 3: take input of 5 subjects from the stdin.<text:line-break/>Step 4: create a temporary variable and store the avarage of the 5 subjects.<text:line-break/>Step 5: check if the avarage of tmp variable is lower than the avgl.<text:line-break/>Step 6: if the check passes then replace the value of avgl with avg. <text:line-break/>Step 7: and also replace the name depending on Step 5 condition. <text:line-break/>Step 8: reduce N by 1.<text:line-break/>Step 9: after completing the whole loop print the results.</text:p>
      <text:h text:style-name="Heading_20_3" text:outline-level="3"><text:bookmark text:name="x1-27000"/>Source code:</text:h>
      <text:p text:style-name="P8"><text:bookmark text:name="x1-27001"/> <text:line-break/><text:bookmark text:name="x1-27002r1"/><text:span text:style-name="T2">public class Alternate </text:span><text:line-break/><text:bookmark text:name="x1-27003r2"/><text:span text:style-name="T2">{ </text:span><text:line-break/><text:bookmark text:name="x1-27004r3"/>  <text:span text:style-name="T2">// fills the whole array </text:span><text:line-break/><text:bookmark text:name="x1-27005r4"/>  <text:span text:style-name="T2">void fill(int arr[], int nx[]) </text:span><text:line-break/><text:bookmark text:name="x1-27006r5"/>  <text:span text:style-name="T2">{ </text:span><text:line-break/><text:bookmark text:name="x1-27007r6"/>    <text:span text:style-name="T2">int pos = arr.length % 2 == 0 ? arr.length/2 - 1: arr.length/2 ; </text:span><text:line-break/><text:bookmark text:name="x1-27008r7"/>    <text:span text:style-name="T2">int dn = 1 ; </text:span><text:line-break/><text:bookmark text:name="x1-27009r8"/> <text:line-break/><text:bookmark text:name="x1-27010r9"/>    <text:span text:style-name="T2">// sorting the whole thing using insertion sort. </text:span><text:line-break/><text:bookmark text:name="x1-27011r10"/>    <text:span text:style-name="T2">for(int i = 0; i &lt; arr.length; i++) </text:span><text:line-break/><text:bookmark text:name="x1-27012r11"/>    <text:span text:style-name="T2">{ </text:span><text:line-break/><text:bookmark text:name="x1-27013r12"/>      <text:span text:style-name="T2">for(int j = 0; j &lt; arr.length - 1; j++) </text:span><text:line-break/><text:bookmark text:name="x1-27014r13"/>      <text:span text:style-name="T2">{ </text:span><text:line-break/><text:bookmark text:name="x1-27015r14"/>        <text:span text:style-name="T2">if(arr[j] &gt; arr[j+1]) </text:span><text:line-break/><text:bookmark text:name="x1-27016r15"/>        <text:span text:style-name="T2">{ </text:span><text:line-break/><text:bookmark text:name="x1-27017r16"/>          <text:span text:style-name="T2">int tmp = arr[j] ; </text:span><text:line-break/><text:bookmark text:name="x1-27018r17"/>          <text:span text:style-name="T2">arr[j] = arr[j+1] ; </text:span><text:line-break/><text:bookmark text:name="x1-27019r18"/>          <text:span text:style-name="T2">arr[j+1] = tmp ; </text:span><text:line-break/><text:bookmark text:name="x1-27020r19"/>        <text:span text:style-name="T2">} </text:span><text:line-break/><text:bookmark text:name="x1-27021r20"/>      <text:span text:style-name="T2">} </text:span><text:line-break/><text:bookmark text:name="x1-27022r21"/>    <text:span text:style-name="T2">} </text:span><text:line-break/><text:bookmark text:name="x1-27023r22"/> <text:line-break/><text:bookmark text:name="x1-27024r23"/>    <text:span text:style-name="T2">// goes up 2 times because other wise things might result </text:span><text:line-break/><text:bookmark text:name="x1-27025r24"/>    <text:span text:style-name="T2">// in SIGSEGV which is what i dont’t like. </text:span><text:line-break/><text:bookmark text:name="x1-27026r25"/>    <text:span text:style-name="T2">for(int i = 0; i &lt; nx.length; i++) </text:span><text:line-break/><text:bookmark text:name="x1-27027r26"/>    <text:span text:style-name="T2">{ </text:span><text:line-break/><text:bookmark text:name="x1-27028r27"/>      <text:span text:style-name="T2">pos -= i * (int)Math.pow(-1, i) ; </text:span><text:line-break/><text:bookmark text:name="x1-27029r28"/>      <text:span text:style-name="T2">nx[pos] = arr[i] ; </text:span><text:line-break/><text:bookmark text:name="x1-27030r29"/>    <text:span text:style-name="T2">} </text:span><text:line-break/><text:bookmark text:name="x1-27031r30"/>  <text:span text:style-name="T2">} </text:span><text:line-break/><text:bookmark text:name="x1-27032r31"/><text:span text:style-name="T2">}</text:span> </text:p>
      <text:p text:style-name="Text_20_body"><text:bookmark text:name="x1-27033"/> <text:line-break/><text:bookmark text:name="x1-27034r1"/><text:span text:style-name="T2">import java.util.Scanner ; </text:span><text:line-break/><text:bookmark text:name="x1-27035r2"/><text:span text:style-name="T2">public class Alternate_main </text:span><text:line-break/><text:bookmark text:name="x1-27036r3"/><text:span text:style-name="T2">{ </text:span><text:line-break/><text:bookmark text:name="x1-27037r4"/>  <text:span text:style-name="T2">public static void main(String args[]) </text:span><text:line-break/><text:bookmark text:name="x1-27038r5"/>  <text:span text:style-name="T2">{ </text:span><text:line-break/><text:bookmark text:name="x1-27039r6"/>    <text:span text:style-name="T2">Scanner sc = new Scanner(System.in) ; </text:span><text:line-break/><text:bookmark text:name="x1-27040r7"/>    <text:span text:style-name="T2">int n = 0 ; </text:span><text:line-break/><text:bookmark text:name="x1-27041r8"/>    <text:span text:style-name="T2">int arr[] = null ; </text:span><text:line-break/><text:bookmark text:name="x1-27042r9"/>    <text:span text:style-name="T2">int nx[] = null ; </text:span><text:line-break/><text:bookmark text:name="x1-27043r10"/> <text:line-break/><text:bookmark text:name="x1-27044r11"/>    <text:span text:style-name="T2">do{ n = sc.nextInt() ;}while(n &lt;= 0) ; </text:span><text:line-break/><text:bookmark text:name="x1-27045r12"/>    <text:span text:style-name="T2">arr = new int[n] ; </text:span><text:line-break/><text:bookmark text:name="x1-27046r13"/>    <text:span text:style-name="T2">nx = new int[n] ; </text:span><text:line-break/><text:bookmark text:name="x1-27047r14"/> <text:line-break/><text:bookmark text:name="x1-27048r15"/> <text:line-break/><text:bookmark text:name="x1-27049r16"/>    <text:span text:style-name="T2">for(int i = 0; i &lt; n; i++) </text:span><text:line-break/><text:bookmark text:name="x1-27050r17"/>      <text:span text:style-name="T2">arr[i] = sc.nextInt() ; </text:span><text:line-break/><text:bookmark text:name="x1-27051r18"/> <text:line-break/><text:bookmark text:name="x1-27052r19"/>    <text:span text:style-name="T2">// arr will be sorted after this but who cares </text:span><text:line-break/><text:bookmark text:name="x1-27053r20"/>    <text:span text:style-name="T2">new Alternate().fill(arr, nx) ; </text:span><text:line-break/><text:bookmark text:name="x1-27054r21"/> <text:line-break/><text:bookmark text:name="x1-27055r22"/>    <text:span text:style-name="T2">// printing i guess </text:span><text:line-break/><text:bookmark text:name="x1-27056r23"/>    <text:span text:style-name="T2">System.out.println() ; </text:span><text:line-break/><text:bookmark text:name="x1-27057r24"/>    <text:span text:style-name="T2">for(int i = 0; i &lt; n; i++) </text:span><text:line-break/><text:bookmark text:name="x1-27058r25"/>      <text:span text:style-name="T2">System.out.print(nx[i]+" ") ; </text:span><text:line-break/><text:bookmark text:name="x1-27059r26"/>    <text:span text:style-name="T2">System.out.println() ; </text:span><text:line-break/><text:bookmark text:name="x1-27060r27"/>  <text:span text:style-name="T2">} </text:span><text:line-break/><text:bookmark text:name="x1-27061r28"/> <text:line-break/><text:bookmark text:name="x1-27062r29"/><text:span text:style-name="T2">}</text:span> </text:p>
      <text:h text:style-name="Heading_20_3" text:outline-level="3"><text:bookmark text:name="x1-28000"/>Variable Listing:</text:h>
      <text:p text:style-name="P2"><text:bookmark text:name="TBL-13"/><text:bookmark text:name="TBL-13-1g"/><text:bookmark text:name="TBL-13-1"/><text:bookmark text:name="TBL-13-2g"/><text:bookmark text:name="TBL-13-2"/><text:bookmark text:name="TBL-13-3g"/><text:bookmark text:name="TBL-13-3"/><text:bookmark text:name="TBL-13-4g"/><text:bookmark text:name="TBL-13-4"/></text:p>
      <table:table table:name="Table12" table:style-name="Table12">
        <table:table-column table:style-name="Table12.A"/>
        <table:table-column table:style-name="Table12.B"/>
        <table:table-column table:style-name="Table12.C"/>
        <table:table-column table:style-name="Table12.D"/>
        <table:table-row table:style-name="TableLine26181200">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text:bookmark text:name="TBL-13-1-"/><text:bookmark text:name="TBL-13-1-1"/></text:p>
          </table:table-cell>
        </table:table-row>
        <table:table-row table:style-name="TableLine26181200">
          <table:table-cell table:style-name="Table12.A1" office:value-type="string">
            <text:p text:style-name="P7">Name<text:bookmark text:name="TBL-13-1-2"/></text:p>
          </table:table-cell>
          <table:table-cell table:style-name="Table12.A1" office:value-type="string">
            <text:p text:style-name="P7">Function<text:bookmark text:name="TBL-13-1-3"/></text:p>
          </table:table-cell>
          <table:table-cell table:style-name="Table12.A1" office:value-type="string">
            <text:p text:style-name="P7">Type<text:bookmark text:name="TBL-13-1-4"/></text:p>
          </table:table-cell>
          <table:table-cell table:style-name="Table12.A1" office:value-type="string">
            <text:p text:style-name="P7">Scope</text:p>
          </table:table-cell>
        </table:table-row>
        <table:table-row table:style-name="TableLine26181200">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text:bookmark text:name="TBL-13-2-"/><text:bookmark text:name="TBL-13-2-1"/></text:p>
          </table:table-cell>
        </table:table-row>
        <table:table-row table:style-name="TableLine26181200">
          <table:table-cell table:style-name="Table12.A1" office:value-type="string">
            <text:p text:style-name="P3">arr <text:bookmark text:name="TBL-13-2-2"/></text:p>
          </table:table-cell>
          <table:table-cell table:style-name="Table12.A1" office:value-type="string">
            <text:p text:style-name="P4">the input array which gets sorted<text:bookmark text:name="TBL-13-2-3"/></text:p>
          </table:table-cell>
          <table:table-cell table:style-name="Table12.A1" office:value-type="string">
            <text:p text:style-name="P3">int[] <text:bookmark text:name="TBL-13-2-4"/></text:p>
          </table:table-cell>
          <table:table-cell table:style-name="Table12.A1" office:value-type="string">
            <text:p text:style-name="P4">fill,main <text:bookmark text:name="TBL-13-3-"/><text:bookmark text:name="TBL-13-3-1"/></text:p>
          </table:table-cell>
        </table:table-row>
        <table:table-row table:style-name="TableLine26181200">
          <table:table-cell table:style-name="Table12.A1" office:value-type="string">
            <text:p text:style-name="P3">nx <text:bookmark text:name="TBL-13-3-2"/></text:p>
          </table:table-cell>
          <table:table-cell table:style-name="Table12.A1" office:value-type="string">
            <text:p text:style-name="P4">the buffer that is to be filled <text:bookmark text:name="TBL-13-3-3"/></text:p>
          </table:table-cell>
          <table:table-cell table:style-name="Table12.A1" office:value-type="string">
            <text:p text:style-name="P3">int[] <text:bookmark text:name="TBL-13-3-4"/></text:p>
          </table:table-cell>
          <table:table-cell table:style-name="Table12.A1" office:value-type="string">
            <text:p text:style-name="P4">fill,main <text:bookmark text:name="TBL-13-4-"/><text:bookmark text:name="TBL-13-4-1"/></text:p>
          </table:table-cell>
        </table:table-row>
        <table:table-row table:style-name="TableLine26181200">
          <table:table-cell table:style-name="Table12.A1" office:value-type="string">
            <text:p text:style-name="P3">pos <text:bookmark text:name="TBL-13-4-2"/></text:p>
          </table:table-cell>
          <table:table-cell table:style-name="Table12.A1" office:value-type="string">
            <text:p text:style-name="P4">the starting position of the filler <text:bookmark text:name="TBL-13-4-3"/></text:p>
          </table:table-cell>
          <table:table-cell table:style-name="Table12.A1" office:value-type="string">
            <text:p text:style-name="P3">int <text:bookmark text:name="TBL-13-4-4"/></text:p>
          </table:table-cell>
          <table:table-cell table:style-name="Table12.A1" office:value-type="string">
            <text:p text:style-name="P4">fill <text:bookmark text:name="TBL-13-5-"/><text:bookmark text:name="TBL-13-5-1"/></text:p>
          </table:table-cell>
        </table:table-row>
        <table:table-row table:style-name="TableLine26181200">
          <table:table-cell table:style-name="Table12.A1" office:value-type="string">
            <text:p text:style-name="P3">i, j <text:bookmark text:name="TBL-13-5-2"/></text:p>
          </table:table-cell>
          <table:table-cell table:style-name="Table12.A1" office:value-type="string">
            <text:p text:style-name="P4">loop control variable of the sorter<text:bookmark text:name="TBL-13-5-3"/></text:p>
          </table:table-cell>
          <table:table-cell table:style-name="Table12.A1" office:value-type="string">
            <text:p text:style-name="P3">int <text:bookmark text:name="TBL-13-5-4"/></text:p>
          </table:table-cell>
          <table:table-cell table:style-name="Table12.A1" office:value-type="string">
            <text:p text:style-name="P4">fill, main<text:bookmark text:name="TBL-13-6-"/><text:bookmark text:name="TBL-13-6-1"/></text:p>
          </table:table-cell>
        </table:table-row>
        <table:table-row table:style-name="TableLine26181200">
          <table:table-cell table:style-name="Table12.A1" office:value-type="string">
            <text:p text:style-name="P3">tmp <text:bookmark text:name="TBL-13-6-2"/></text:p>
          </table:table-cell>
          <table:table-cell table:style-name="Table12.A1" office:value-type="string">
            <text:p text:style-name="P4">temporary variable for swapping <text:bookmark text:name="TBL-13-6-3"/></text:p>
          </table:table-cell>
          <table:table-cell table:style-name="Table12.A1" office:value-type="string">
            <text:p text:style-name="P3">int <text:bookmark text:name="TBL-13-6-4"/></text:p>
          </table:table-cell>
          <table:table-cell table:style-name="Table12.A1" office:value-type="string">
            <text:p text:style-name="P4">fill <text:bookmark text:name="TBL-13-7-"/><text:bookmark text:name="TBL-13-7-1"/></text:p>
          </table:table-cell>
        </table:table-row>
        <table:table-row table:style-name="TableLine26181200">
          <table:table-cell table:style-name="Table12.A1" office:value-type="string">
            <text:p text:style-name="P3">n <text:bookmark text:name="TBL-13-7-2"/></text:p>
          </table:table-cell>
          <table:table-cell table:style-name="Table12.A1" office:value-type="string">
            <text:p text:style-name="P4">number of elements in the array <text:bookmark text:name="TBL-13-7-3"/></text:p>
          </table:table-cell>
          <table:table-cell table:style-name="Table12.A1" office:value-type="string">
            <text:p text:style-name="P3">int <text:bookmark text:name="TBL-13-7-4"/></text:p>
          </table:table-cell>
          <table:table-cell table:style-name="Table12.A1" office:value-type="string">
            <text:p text:style-name="P4">main </text:p>
          </table:table-cell>
        </table:table-row>
        <table:table-row table:style-name="TableLine26181200">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row>
      </table:table>
      <text:h text:style-name="Heading_20_3" text:outline-level="3"><text:bookmark text:name="x1-29000"/>Assignment 8</text:h>
      <text:p text:style-name="Text_20_body">Two matrices are said to be equal if they have the same dimention and their corresponding elements are equal.<text:line-break/>For examples, the two matrix A and B given below are equal: </text:p>
      <text:p text:style-name="P2"><text:bookmark text:name="TBL-14"/><text:bookmark text:name="TBL-14-1g"/><text:bookmark text:name="TBL-14-1"/><text:bookmark text:name="TBL-14-2"/><text:bookmark text:name="TBL-14-1-"/></text:p>
      <table:table table:name="Table13" table:style-name="Table13">
        <table:table-column table:style-name="Table13.A"/>
        <table:table-column table:style-name="Table13.B"/>
        <table:table-row table:style-name="TableLine26232576">
          <table:table-cell table:style-name="Table13.A1" office:value-type="string">
            <text:p text:style-name="P3"><text:bookmark text:name="TBL-14-1-1"/>Matrix A <text:bookmark text:name="TBL-14-1-2"/></text:p>
          </table:table-cell>
          <table:table-cell table:style-name="Table13.A1" office:value-type="string">
            <text:p text:style-name="P3">Matrix B <text:bookmark text:name="TBL-14-2-"/><text:bookmark text:name="TBL-14-2-1"/></text:p>
          </table:table-cell>
        </table:table-row>
        <table:table-row table:style-name="TableLine26232576">
          <table:table-cell table:style-name="Table13.A1" office:value-type="string">
            <text:p text:style-name="P2"><text:bookmark text:name="TBL-15"/><text:bookmark text:name="TBL-15-1g"/><text:bookmark text:name="TBL-15-1"/><text:bookmark text:name="TBL-15-2g"/><text:bookmark text:name="TBL-15-2"/><text:bookmark text:name="TBL-15-3g"/><text:bookmark text:name="TBL-15-3"/></text:p>
            <table:table table:name="Table14" table:style-name="Table14">
              <table:table-column table:style-name="Table14.A"/>
              <table:table-column table:style-name="Table14.B"/>
              <table:table-column table:style-name="Table14.C"/>
              <table:table-row table:style-name="TableLine26233936">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1-"/><text:bookmark text:name="TBL-15-1-1"/></text:p>
                </table:table-cell>
              </table:table-row>
              <table:table-row table:style-name="TableLine26233936">
                <table:table-cell table:style-name="Table14.A1" office:value-type="string">
                  <text:p text:style-name="P3">1<text:bookmark text:name="TBL-15-1-2"/></text:p>
                </table:table-cell>
                <table:table-cell table:style-name="Table14.A1" office:value-type="string">
                  <text:p text:style-name="P3">2<text:bookmark text:name="TBL-15-1-3"/></text:p>
                </table:table-cell>
                <table:table-cell table:style-name="Table14.A1" office:value-type="string">
                  <text:p text:style-name="P3">3</text:p>
                </table:table-cell>
              </table:table-row>
              <table:table-row table:style-name="TableLine26233936">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2-"/><text:bookmark text:name="TBL-15-2-1"/></text:p>
                </table:table-cell>
              </table:table-row>
              <table:table-row table:style-name="TableLine26233936">
                <table:table-cell table:style-name="Table14.A1" office:value-type="string">
                  <text:p text:style-name="P3">2 <text:bookmark text:name="TBL-15-2-2"/></text:p>
                </table:table-cell>
                <table:table-cell table:style-name="Table14.A1" office:value-type="string">
                  <text:p text:style-name="P3">4<text:bookmark text:name="TBL-15-2-3"/></text:p>
                </table:table-cell>
                <table:table-cell table:style-name="Table14.A1" office:value-type="string">
                  <text:p text:style-name="P3">5</text:p>
                </table:table-cell>
              </table:table-row>
              <table:table-row table:style-name="TableLine26233936">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3-"/><text:bookmark text:name="TBL-15-3-1"/></text:p>
                </table:table-cell>
              </table:table-row>
              <table:table-row table:style-name="TableLine26233936">
                <table:table-cell table:style-name="Table14.A1" office:value-type="string">
                  <text:p text:style-name="P3">3 <text:bookmark text:name="TBL-15-3-2"/></text:p>
                </table:table-cell>
                <table:table-cell table:style-name="Table14.A1" office:value-type="string">
                  <text:p text:style-name="P3">5<text:bookmark text:name="TBL-15-3-3"/></text:p>
                </table:table-cell>
                <table:table-cell table:style-name="Table14.A1" office:value-type="string">
                  <text:p text:style-name="P3">6</text:p>
                </table:table-cell>
              </table:table-row>
              <table:table-row table:style-name="TableLine26233936">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
                </table:table-cell>
              </table:table-row>
            </table:table>
            <text:p text:style-name="P6"><text:bookmark text:name="TBL-14-2-2"/></text:p>
          </table:table-cell>
          <table:table-cell table:style-name="Table13.A1" office:value-type="string">
            <text:p text:style-name="P2"><text:bookmark text:name="TBL-16"/><text:bookmark text:name="TBL-16-1g"/><text:bookmark text:name="TBL-16-1"/><text:bookmark text:name="TBL-16-2g"/><text:bookmark text:name="TBL-16-2"/><text:bookmark text:name="TBL-16-3g"/><text:bookmark text:name="TBL-16-3"/></text:p>
            <table:table table:name="Table15" table:style-name="Table15">
              <table:table-column table:style-name="Table15.A"/>
              <table:table-column table:style-name="Table15.B"/>
              <table:table-column table:style-name="Table15.C"/>
              <table:table-row table:style-name="TableLine26255440">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1-"/><text:bookmark text:name="TBL-16-1-1"/></text:p>
                </table:table-cell>
              </table:table-row>
              <table:table-row table:style-name="TableLine26255440">
                <table:table-cell table:style-name="Table15.A1" office:value-type="string">
                  <text:p text:style-name="P3">1<text:bookmark text:name="TBL-16-1-2"/></text:p>
                </table:table-cell>
                <table:table-cell table:style-name="Table15.A1" office:value-type="string">
                  <text:p text:style-name="P3">2<text:bookmark text:name="TBL-16-1-3"/></text:p>
                </table:table-cell>
                <table:table-cell table:style-name="Table15.A1" office:value-type="string">
                  <text:p text:style-name="P3">3</text:p>
                </table:table-cell>
              </table:table-row>
              <table:table-row table:style-name="TableLine26255440">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2-"/><text:bookmark text:name="TBL-16-2-1"/></text:p>
                </table:table-cell>
              </table:table-row>
              <table:table-row table:style-name="TableLine26255440">
                <table:table-cell table:style-name="Table15.A1" office:value-type="string">
                  <text:p text:style-name="P3">2 <text:bookmark text:name="TBL-16-2-2"/></text:p>
                </table:table-cell>
                <table:table-cell table:style-name="Table15.A1" office:value-type="string">
                  <text:p text:style-name="P3">4<text:bookmark text:name="TBL-16-2-3"/></text:p>
                </table:table-cell>
                <table:table-cell table:style-name="Table15.A1" office:value-type="string">
                  <text:p text:style-name="P3">5</text:p>
                </table:table-cell>
              </table:table-row>
              <table:table-row table:style-name="TableLine26255440">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3-"/><text:bookmark text:name="TBL-16-3-1"/></text:p>
                </table:table-cell>
              </table:table-row>
              <table:table-row table:style-name="TableLine26255440">
                <table:table-cell table:style-name="Table15.A1" office:value-type="string">
                  <text:p text:style-name="P3">3 <text:bookmark text:name="TBL-16-3-2"/></text:p>
                </table:table-cell>
                <table:table-cell table:style-name="Table15.A1" office:value-type="string">
                  <text:p text:style-name="P3">5<text:bookmark text:name="TBL-16-3-3"/></text:p>
                </table:table-cell>
                <table:table-cell table:style-name="Table15.A1" office:value-type="string">
                  <text:p text:style-name="P3">6</text:p>
                </table:table-cell>
              </table:table-row>
              <table:table-row table:style-name="TableLine26255440">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
                </table:table-cell>
              </table:table-row>
            </table:table>
            <text:p text:style-name="P6"/>
          </table:table-cell>
        </table:table-row>
      </table:table>
      <text:p text:style-name="Text_20_Body.indent">Design of class EqMat to check if two matrices are equal or not. Assume that the two matrices have the same dimention.<text:line-break/>some of the membersof the class are given below:</text:p>
      <text:p text:style-name="P2"><text:bookmark text:name="TBL-17"/><text:bookmark text:name="TBL-17-1g"/><text:bookmark text:name="TBL-17-1"/><text:bookmark text:name="TBL-17-2"/><text:bookmark text:name="TBL-17-1-"/></text:p>
      <table:table table:name="Table16" table:style-name="Table16">
        <table:table-column table:style-name="Table16.A"/>
        <table:table-column table:style-name="Table16.B"/>
        <table:table-row table:style-name="TableLine26232432">
          <table:table-cell table:style-name="Table16.A1" office:value-type="string">
            <text:p text:style-name="P5"><text:bookmark text:name="TBL-17-1-1"/>Class name <text:bookmark text:name="TBL-17-1-2"/></text:p>
          </table:table-cell>
          <table:table-cell table:style-name="Table16.A1" office:value-type="string">
            <text:p text:style-name="P5">EqMat <text:bookmark text:name="TBL-17-2-"/><text:bookmark text:name="TBL-17-2-1"/></text:p>
          </table:table-cell>
        </table:table-row>
        <table:table-row table:style-name="TableLine26232432">
          <table:table-cell table:style-name="Table16.A1" office:value-type="string">
            <text:p text:style-name="P5">Data members/instance <text:bookmark text:name="TBL-17-3-"/><text:bookmark text:name="TBL-17-3-1"/></text:p>
          </table:table-cell>
          <table:table-cell table:style-name="Table16.B7" office:value-type="string">
            <text:p text:style-name="P6"/>
          </table:table-cell>
        </table:table-row>
        <table:table-row table:style-name="TableLine26232432">
          <table:table-cell table:style-name="Table16.A1" office:value-type="string">
            <text:p text:style-name="P5">Members: <text:bookmark text:name="TBL-17-4-"/><text:bookmark text:name="TBL-17-4-1"/></text:p>
          </table:table-cell>
          <table:table-cell table:style-name="Table16.B7" office:value-type="string">
            <text:p text:style-name="P6"/>
          </table:table-cell>
        </table:table-row>
        <table:table-row table:style-name="TableLine26232432">
          <table:table-cell table:style-name="Table16.A1" office:value-type="string">
            <text:p text:style-name="P4">a[][] <text:bookmark text:name="TBL-17-4-2"/></text:p>
          </table:table-cell>
          <table:table-cell table:style-name="Table16.A1" office:value-type="string">
            <text:p text:style-name="P4">to store integer elements <text:bookmark text:name="TBL-17-5-"/><text:bookmark text:name="TBL-17-5-1"/></text:p>
          </table:table-cell>
        </table:table-row>
        <table:table-row table:style-name="TableLine26232432">
          <table:table-cell table:style-name="Table16.A1" office:value-type="string">
            <text:p text:style-name="P4">m <text:bookmark text:name="TBL-17-5-2"/></text:p>
          </table:table-cell>
          <table:table-cell table:style-name="Table16.A1" office:value-type="string">
            <text:p text:style-name="P4">to store number of rows <text:bookmark text:name="TBL-17-6-"/><text:bookmark text:name="TBL-17-6-1"/></text:p>
          </table:table-cell>
        </table:table-row>
        <table:table-row table:style-name="TableLine26232432">
          <table:table-cell table:style-name="Table16.A1" office:value-type="string">
            <text:p text:style-name="P4">n <text:bookmark text:name="TBL-17-6-2"/></text:p>
          </table:table-cell>
          <table:table-cell table:style-name="Table16.A1" office:value-type="string">
            <text:p text:style-name="P4">to store number of columns<text:bookmark text:name="TBL-17-7-"/><text:bookmark text:name="TBL-17-7-1"/></text:p>
          </table:table-cell>
        </table:table-row>
        <table:table-row table:style-name="TableLine26232432">
          <table:table-cell table:style-name="Table16.A1" office:value-type="string">
            <text:p text:style-name="P5">Members functions methods:<text:bookmark text:name="TBL-17-8-"/><text:bookmark text:name="TBL-17-8-1"/></text:p>
          </table:table-cell>
          <table:table-cell table:style-name="Table16.B7" office:value-type="string">
            <text:p text:style-name="P6"/>
          </table:table-cell>
        </table:table-row>
        <table:table-row table:style-name="TableLine26232432">
          <table:table-cell table:style-name="Table16.A1" office:value-type="string">
            <text:p text:style-name="P4">EqMat(int mm, int nn) <text:bookmark text:name="TBL-17-8-2"/></text:p>
          </table:table-cell>
          <table:table-cell table:style-name="Table16.A1" office:value-type="string">
            <text:p text:style-name="P4">parameterized constructor initialize the data <text:bookmark text:name="TBL-17-9-"/><text:bookmark text:name="TBL-17-9-1"/></text:p>
          </table:table-cell>
        </table:table-row>
        <table:table-row table:style-name="TableLine26232432">
          <table:table-cell table:style-name="Table16.A1" office:value-type="string">
            <text:p text:style-name="P6"><text:bookmark text:name="TBL-17-9-2"/></text:p>
          </table:table-cell>
          <table:table-cell table:style-name="Table16.A1" office:value-type="string">
            <text:p text:style-name="P4">members m = mm and n = nn ; <text:bookmark text:name="TBL-17-10-"/><text:bookmark text:name="TBL-17-10-1"/></text:p>
          </table:table-cell>
        </table:table-row>
        <table:table-row table:style-name="TableLine26232432">
          <table:table-cell table:style-name="Table16.A1" office:value-type="string">
            <text:p text:style-name="P4">void readarray() <text:bookmark text:name="TBL-17-10-2"/></text:p>
          </table:table-cell>
          <table:table-cell table:style-name="Table16.A1" office:value-type="string">
            <text:p text:style-name="P4">to enter elemtents in the array <text:bookmark text:name="TBL-17-11-"/><text:bookmark text:name="TBL-17-11-1"/></text:p>
          </table:table-cell>
        </table:table-row>
        <table:table-row table:style-name="TableLine26232432">
          <table:table-cell table:style-name="Table16.A1" office:value-type="string">
            <text:p text:style-name="P4">int check(EqMat p, EqMat q) <text:bookmark text:name="TBL-17-11-2"/></text:p>
          </table:table-cell>
          <table:table-cell table:style-name="Table16.A1" office:value-type="string">
            <text:p text:style-name="P4">checks if the parametarized objects p and q <text:bookmark text:name="TBL-17-12-"/><text:bookmark text:name="TBL-17-12-1"/></text:p>
          </table:table-cell>
        </table:table-row>
        <table:table-row table:style-name="TableLine26232432">
          <table:table-cell table:style-name="Table16.A1" office:value-type="string">
            <text:p text:style-name="P6"><text:bookmark text:name="TBL-17-12-2"/></text:p>
          </table:table-cell>
          <table:table-cell table:style-name="Table16.A1" office:value-type="string">
            <text:p text:style-name="P4">are equal and returns 1 if true otherwise returns 0.<text:bookmark text:name="TBL-17-13-"/><text:bookmark text:name="TBL-17-13-1"/></text:p>
          </table:table-cell>
        </table:table-row>
        <table:table-row table:style-name="TableLine26232432">
          <table:table-cell table:style-name="Table16.A1" office:value-type="string">
            <text:p text:style-name="P4">void print() <text:bookmark text:name="TBL-17-13-2"/></text:p>
          </table:table-cell>
          <table:table-cell table:style-name="Table16.A1" office:value-type="string">
            <text:p text:style-name="P4">displays the arrays elemtents. </text:p>
          </table:table-cell>
        </table:table-row>
      </table:table>
      <text:p text:style-name="Text_20_body">Define the class EqMat giving details of constructor(), void readarray(), int check(EqMat, EqMat) and void print(). Define the main() function to create objects and call the funcitons accordingly to enable the task. </text:p>
      <text:h text:style-name="Heading_20_3" text:outline-level="3"><text:bookmark text:name="x1-30000"/>Algorithm:</text:h>
      <text:p text:style-name="Text_20_body"><text:span text:style-name="T1">Class EqMat_main:</text:span><text:line-break/><text:span text:style-name="T1">Method main:</text:span><text:line-break/>Step 1: take input from the user about the row and cols.<text:line-break/>Step 2: check if the input is greater than 0 and retake input if not.<text:line-break/>Step 3: create a EqMat object and call readarray for input array.<text:line-break/>Step 4: repeat the last three steps again for a new object.<text:line-break/>Step 5: call print function of the first object.<text:line-break/>Step 6: call print function of the second object.<text:line-break/>Step 7: check if a.check(b) is equal to 1<text:line-break/>Step 8: if the check passes print array are equal<text:line-break/>Step 9: if the check fails print array are not equal<text:line-break/><text:line-break/><text:span text:style-name="T1">Class EqMat:</text:span><text:line-break/><text:span text:style-name="T1">Method Eqmat:</text:span><text:line-break/>Step 1: initialize all object variables<text:line-break/>Step 2: create a new object for object a variable<text:line-break/><text:line-break/><text:span text:style-name="T1">Method check:</text:span><text:line-break/>Step 1: check if the matrix are even same dimentional.<text:line-break/>Step 2: if the check fails return 0 ; <text:line-break/>Step 3: loop from 0 to p.m using i as variable<text:line-break/>Step 4: loop from 0 to q.n using j as variable <text:line-break/>Step 5: check if p.a[i][j] is not equal to q.a[i][j]. <text:line-break/>Step 6: if the check fails return 0 ;<text:line-break/>Step 7: return if the control makes it out of the loops.<text:line-break/><text:line-break/><text:span text:style-name="T1">Method print:</text:span><text:line-break/>Step 1: loop from 0 through the number of rows using i as var.<text:line-break/>Step 2: loop from 0 through the number of cols using j as var.<text:line-break/>Step 3: print a[i][j] with a space at the end.<text:line-break/>Step 4: print a new line at the end of j var.<text:line-break/><text:line-break/><text:span text:style-name="T1">Method readarray:</text:span><text:line-break/>Step 1: create a input stream handle.<text:line-break/>Step 2: take input in the buffer created in a.</text:p>
      <text:h text:style-name="Heading_20_3" text:outline-level="3"><text:bookmark text:name="x1-31000"/>Source code:</text:h>
      <text:p text:style-name="P8"><text:bookmark text:name="x1-31001"/> <text:line-break/><text:bookmark text:name="x1-31002r1"/><text:span text:style-name="T2">import java.util.Scanner ; </text:span><text:line-break/><text:bookmark text:name="x1-31003r2"/><text:span text:style-name="T2">public class EqMat </text:span><text:line-break/><text:bookmark text:name="x1-31004r3"/><text:span text:style-name="T2">{ </text:span><text:line-break/><text:bookmark text:name="x1-31005r4"/>  <text:span text:style-name="T2">int a[][] ; // integer matrix storer </text:span><text:line-break/><text:bookmark text:name="x1-31006r5"/>  <text:span text:style-name="T2">int m ; // number of rows </text:span><text:line-break/><text:bookmark text:name="x1-31007r6"/>  <text:span text:style-name="T2">int n ; // number of cols </text:span><text:line-break/><text:bookmark text:name="x1-31008r7"/> <text:line-break/><text:bookmark text:name="x1-31009r8"/>  <text:span text:style-name="T2">// init function of java called the costructor </text:span><text:line-break/><text:bookmark text:name="x1-31010r9"/>  <text:span text:style-name="T2">EqMat(int mm, int nn) </text:span><text:line-break/><text:bookmark text:name="x1-31011r10"/>  <text:span text:style-name="T2">{ </text:span><text:line-break/><text:bookmark text:name="x1-31012r11"/>    <text:span text:style-name="T2">this.m = mm ; </text:span><text:line-break/><text:bookmark text:name="x1-31013r12"/>    <text:span text:style-name="T2">this.n = nn ; </text:span><text:line-break/><text:bookmark text:name="x1-31014r13"/>    <text:span text:style-name="T2">this.a = new int[mm][nn] ; </text:span><text:line-break/><text:bookmark text:name="x1-31015r14"/>  <text:span text:style-name="T2">} </text:span><text:line-break/><text:bookmark text:name="x1-31016r15"/> <text:line-break/><text:bookmark text:name="x1-31017r16"/>  <text:span text:style-name="T2">// check if the whole thing works. it returns 1 if ok else 0 </text:span><text:line-break/><text:bookmark text:name="x1-31018r17"/>  <text:span text:style-name="T2">int check(EqMat p, EqMat q) </text:span><text:line-break/><text:bookmark text:name="x1-31019r18"/>  <text:span text:style-name="T2">{ </text:span><text:line-break/><text:bookmark text:name="x1-31020r19"/>    <text:span text:style-name="T2">if(p.m != q.m || p.n != q.n) return 0 ; </text:span><text:line-break/><text:bookmark text:name="x1-31021r20"/>    <text:span text:style-name="T2">for(int i = 0; i &lt; p.m; i++) </text:span><text:line-break/><text:bookmark text:name="x1-31022r21"/>    <text:span text:style-name="T2">{ </text:span><text:line-break/><text:bookmark text:name="x1-31023r22"/>      <text:span text:style-name="T2">for(int j = 0; j &lt; q.n; j++) </text:span><text:line-break/><text:bookmark text:name="x1-31024r23"/>      <text:span text:style-name="T2">{ </text:span><text:line-break/><text:bookmark text:name="x1-31025r24"/>        <text:span text:style-name="T2">// if one is not equal and thus it does not waste time </text:span><text:line-break/><text:bookmark text:name="x1-31026r25"/>        <text:span text:style-name="T2">if(p.a[i][j] != q.a[i][j]) </text:span><text:line-break/><text:bookmark text:name="x1-31027r26"/>          <text:span text:style-name="T2">return 0 ; </text:span><text:line-break/><text:bookmark text:name="x1-31028r27"/>      <text:span text:style-name="T2">} </text:span><text:line-break/><text:bookmark text:name="x1-31029r28"/>    <text:span text:style-name="T2">} </text:span><text:line-break/><text:bookmark text:name="x1-31030r29"/>    <text:span text:style-name="T2">return 1 ; </text:span><text:line-break/><text:bookmark text:name="x1-31031r30"/>  <text:span text:style-name="T2">} </text:span><text:line-break/><text:bookmark text:name="x1-31032r31"/> <text:line-break/><text:bookmark text:name="x1-31033r32"/>  <text:span text:style-name="T2">// print the whole thing </text:span><text:line-break/><text:bookmark text:name="x1-31034r33"/>  <text:span text:style-name="T2">void print() </text:span><text:line-break/><text:bookmark text:name="x1-31035r34"/>  <text:span text:style-name="T2">{ </text:span><text:line-break/><text:bookmark text:name="x1-31036r35"/>    <text:span text:style-name="T2">// loops through all the elements and prints the whole thing. </text:span><text:line-break/><text:bookmark text:name="x1-31037r36"/>    <text:span text:style-name="T2">for(int i = 0; i &lt; this.m; i++) </text:span><text:line-break/><text:bookmark text:name="x1-31038r37"/>    <text:span text:style-name="T2">{ </text:span><text:line-break/><text:bookmark text:name="x1-31039r38"/>      <text:span text:style-name="T2">for(int j = 0; j &lt; this.n; j++) </text:span><text:line-break/><text:bookmark text:name="x1-31040r39"/>      <text:span text:style-name="T2">{ </text:span><text:line-break/><text:bookmark text:name="x1-31041r40"/>        <text:span text:style-name="T2">System.out.print(this.a[i][j]+" ") ; </text:span><text:line-break/><text:bookmark text:name="x1-31042r41"/>      <text:span text:style-name="T2">} </text:span><text:line-break/><text:bookmark text:name="x1-31043r42"/>      <text:span text:style-name="T2">System.out.println() ; </text:span><text:line-break/><text:bookmark text:name="x1-31044r43"/>    <text:span text:style-name="T2">} </text:span><text:line-break/><text:bookmark text:name="x1-31045r44"/>  <text:span text:style-name="T2">} </text:span><text:line-break/><text:bookmark text:name="x1-31046r45"/> <text:line-break/><text:bookmark text:name="x1-31047r46"/>  <text:span text:style-name="T2">// reads matrix input from the start. </text:span><text:line-break/><text:bookmark text:name="x1-31048r47"/>  <text:span text:style-name="T2">void readarray() </text:span><text:line-break/><text:bookmark text:name="x1-31049r48"/>  <text:span text:style-name="T2">{ </text:span><text:line-break/><text:bookmark text:name="x1-31050r49"/>    <text:span text:style-name="T2">Scanner sc = new Scanner(System.in) ; </text:span><text:line-break/><text:bookmark text:name="x1-31051r50"/>    <text:span text:style-name="T2">for(int i = 0; i &lt; m; i++) </text:span><text:line-break/><text:bookmark text:name="x1-31052r51"/>    <text:span text:style-name="T2">{ </text:span><text:line-break/><text:bookmark text:name="x1-31053r52"/>      <text:span text:style-name="T2">for(int j = 0; j &lt; n; j++) </text:span><text:line-break/><text:bookmark text:name="x1-31054r53"/>      <text:span text:style-name="T2">{ </text:span><text:line-break/><text:bookmark text:name="x1-31055r54"/>        <text:span text:style-name="T2">a[i][j] = sc.nextInt() ; </text:span><text:line-break/><text:bookmark text:name="x1-31056r55"/>      <text:span text:style-name="T2">} </text:span><text:line-break/><text:bookmark text:name="x1-31057r56"/>    <text:span text:style-name="T2">} </text:span><text:line-break/><text:bookmark text:name="x1-31058r57"/>  <text:span text:style-name="T2">} </text:span><text:line-break/><text:bookmark text:name="x1-31059r58"/><text:span text:style-name="T2">}</text:span> </text:p>
      <text:p text:style-name="Text_20_body"><text:bookmark text:name="x1-31060"/> <text:line-break/><text:bookmark text:name="x1-31061r1"/><text:span text:style-name="T2">import java.util.Scanner ; </text:span><text:line-break/><text:bookmark text:name="x1-31062r2"/><text:span text:style-name="T2">public class EqMat_main </text:span><text:line-break/><text:bookmark text:name="x1-31063r3"/><text:span text:style-name="T2">{ </text:span><text:line-break/><text:bookmark text:name="x1-31064r4"/>  <text:span text:style-name="T2">// entry point </text:span><text:line-break/><text:bookmark text:name="x1-31065r5"/>  <text:span text:style-name="T2">public static void main(String args[]) </text:span><text:line-break/><text:bookmark text:name="x1-31066r6"/>  <text:span text:style-name="T2">{ </text:span><text:line-break/><text:bookmark text:name="x1-31067r7"/>    <text:span text:style-name="T2">int m = 0; </text:span><text:line-break/><text:bookmark text:name="x1-31068r8"/>    <text:span text:style-name="T2">int n = 0; </text:span><text:line-break/><text:bookmark text:name="x1-31069r9"/>    <text:span text:style-name="T2">Scanner sc = new Scanner(System.in); </text:span><text:line-break/><text:bookmark text:name="x1-31070r10"/> <text:line-break/><text:bookmark text:name="x1-31071r11"/>    <text:span text:style-name="T2">// first input </text:span><text:line-break/><text:bookmark text:name="x1-31072r12"/>    <text:span text:style-name="T2">do </text:span><text:line-break/><text:bookmark text:name="x1-31073r13"/>    <text:span text:style-name="T2">{ </text:span><text:line-break/><text:bookmark text:name="x1-31074r14"/>      <text:span text:style-name="T2">System.out.print("Enter the value of m and n respectively: ") ; </text:span><text:line-break/><text:bookmark text:name="x1-31075r15"/>      <text:span text:style-name="T2">m = sc.nextInt() ; </text:span><text:line-break/><text:bookmark text:name="x1-31076r16"/>      <text:span text:style-name="T2">n = sc.nextInt() ; </text:span><text:line-break/><text:bookmark text:name="x1-31077r17"/>    <text:span text:style-name="T2">}while(m &lt;= 0 || n &lt;= 0) ; </text:span><text:line-break/><text:bookmark text:name="x1-31078r18"/> <text:line-break/><text:bookmark text:name="x1-31079r19"/>    <text:span text:style-name="T2">EqMat a = new EqMat(m, n) ; </text:span><text:line-break/><text:bookmark text:name="x1-31080r20"/>    <text:span text:style-name="T2">System.out.println("Enter array elements: ") ; </text:span><text:line-break/><text:bookmark text:name="x1-31081r21"/>    <text:span text:style-name="T2">a.readarray() ; </text:span><text:line-break/><text:bookmark text:name="x1-31082r22"/> <text:line-break/><text:bookmark text:name="x1-31083r23"/>    <text:span text:style-name="T2">// reusing the variable because I have no shame </text:span><text:line-break/><text:bookmark text:name="x1-31084r24"/>    <text:span text:style-name="T2">do </text:span><text:line-break/><text:bookmark text:name="x1-31085r25"/>    <text:span text:style-name="T2">{ </text:span><text:line-break/><text:bookmark text:name="x1-31086r26"/>      <text:span text:style-name="T2">System.out.print("Enter the value of m and n respectively: ") ; </text:span><text:line-break/><text:bookmark text:name="x1-31087r27"/>      <text:span text:style-name="T2">m = sc.nextInt() ; </text:span><text:line-break/><text:bookmark text:name="x1-31088r28"/>      <text:span text:style-name="T2">n = sc.nextInt() ; </text:span><text:line-break/><text:bookmark text:name="x1-31089r29"/>    <text:span text:style-name="T2">}while(m &lt;= 0 || n &lt;= 0) ; </text:span><text:line-break/><text:bookmark text:name="x1-31090r30"/> <text:line-break/><text:bookmark text:name="x1-31091r31"/>    <text:span text:style-name="T2">EqMat b = new EqMat(m, n) ; </text:span><text:line-break/><text:bookmark text:name="x1-31092r32"/>    <text:span text:style-name="T2">System.out.println("Enter array elements: ") ; </text:span><text:line-break/><text:bookmark text:name="x1-31093r33"/>    <text:span text:style-name="T2">b.readarray() ; </text:span><text:line-break/><text:bookmark text:name="x1-31094r34"/> <text:line-break/><text:bookmark text:name="x1-31095r35"/>    <text:span text:style-name="T2">System.out.println("A: ") ; </text:span><text:line-break/><text:bookmark text:name="x1-31096r36"/>    <text:span text:style-name="T2">a.print() ; </text:span><text:line-break/><text:bookmark text:name="x1-31097r37"/> <text:line-break/><text:bookmark text:name="x1-31098r38"/>    <text:span text:style-name="T2">System.out.println("B: ") ; </text:span><text:line-break/><text:bookmark text:name="x1-31099r39"/>    <text:span text:style-name="T2">b.print() ; </text:span><text:line-break/><text:bookmark text:name="x1-31100r40"/> <text:line-break/><text:bookmark text:name="x1-31101r41"/>    <text:span text:style-name="T2">// prints relevant message if required. </text:span><text:line-break/><text:bookmark text:name="x1-31102r42"/>    <text:span text:style-name="T2">if(a.check(a, b) == 1) </text:span><text:line-break/><text:bookmark text:name="x1-31103r43"/>      <text:span text:style-name="T2">System.out.println("The arrays are equal") ; </text:span><text:line-break/><text:bookmark text:name="x1-31104r44"/>    <text:span text:style-name="T2">else </text:span><text:line-break/><text:bookmark text:name="x1-31105r45"/>      <text:span text:style-name="T2">System.out.println("The arrays are not equal") ; </text:span><text:line-break/><text:bookmark text:name="x1-31106r46"/>  <text:span text:style-name="T2">} </text:span><text:line-break/><text:bookmark text:name="x1-31107r47"/><text:span text:style-name="T2">}</text:span> </text:p>
      <text:h text:style-name="Heading_20_3" text:outline-level="3"><text:bookmark text:name="x1-32000"/>Variable Listing:</text:h>
      <text:p text:style-name="P2"><text:bookmark text:name="TBL-18"/><text:bookmark text:name="TBL-18-1g"/><text:bookmark text:name="TBL-18-1"/><text:bookmark text:name="TBL-18-2g"/><text:bookmark text:name="TBL-18-2"/><text:bookmark text:name="TBL-18-3g"/><text:bookmark text:name="TBL-18-3"/><text:bookmark text:name="TBL-18-4g"/><text:bookmark text:name="TBL-18-4"/></text:p>
      <table:table table:name="Table17" table:style-name="Table17">
        <table:table-column table:style-name="Table17.A"/>
        <table:table-column table:style-name="Table17.B"/>
        <table:table-column table:style-name="Table17.C"/>
        <table:table-column table:style-name="Table17.D"/>
        <table:table-row table:style-name="TableLine24658592">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text:bookmark text:name="TBL-18-1-"/><text:bookmark text:name="TBL-18-1-1"/></text:p>
          </table:table-cell>
        </table:table-row>
        <table:table-row table:style-name="TableLine24658592">
          <table:table-cell table:style-name="Table17.A1" office:value-type="string">
            <text:p text:style-name="P7">Name<text:bookmark text:name="TBL-18-1-2"/></text:p>
          </table:table-cell>
          <table:table-cell table:style-name="Table17.A1" office:value-type="string">
            <text:p text:style-name="P7">Function<text:bookmark text:name="TBL-18-1-3"/></text:p>
          </table:table-cell>
          <table:table-cell table:style-name="Table17.A1" office:value-type="string">
            <text:p text:style-name="P7">Type<text:bookmark text:name="TBL-18-1-4"/></text:p>
          </table:table-cell>
          <table:table-cell table:style-name="Table17.A1" office:value-type="string">
            <text:p text:style-name="P7">Scope</text:p>
          </table:table-cell>
        </table:table-row>
        <table:table-row table:style-name="TableLine24658592">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text:bookmark text:name="TBL-18-2-"/><text:bookmark text:name="TBL-18-2-1"/></text:p>
          </table:table-cell>
        </table:table-row>
        <table:table-row table:style-name="TableLine24658592">
          <table:table-cell table:style-name="Table17.A1" office:value-type="string">
            <text:p text:style-name="P3">a[][] <text:bookmark text:name="TBL-18-2-2"/></text:p>
          </table:table-cell>
          <table:table-cell table:style-name="Table17.A1" office:value-type="string">
            <text:p text:style-name="P4">integer matrix storer <text:bookmark text:name="TBL-18-2-3"/></text:p>
          </table:table-cell>
          <table:table-cell table:style-name="Table17.A1" office:value-type="string">
            <text:p text:style-name="P3">int[][] <text:bookmark text:name="TBL-18-2-4"/></text:p>
          </table:table-cell>
          <table:table-cell table:style-name="Table17.A1" office:value-type="string">
            <text:p text:style-name="P4">EqMat:object <text:bookmark text:name="TBL-18-3-"/><text:bookmark text:name="TBL-18-3-1"/></text:p>
          </table:table-cell>
        </table:table-row>
        <table:table-row table:style-name="TableLine24658592">
          <table:table-cell table:style-name="Table17.A1" office:value-type="string">
            <text:p text:style-name="P3">m <text:bookmark text:name="TBL-18-3-2"/></text:p>
          </table:table-cell>
          <table:table-cell table:style-name="Table17.A1" office:value-type="string">
            <text:p text:style-name="P4">number of rows <text:bookmark text:name="TBL-18-3-3"/></text:p>
          </table:table-cell>
          <table:table-cell table:style-name="Table17.A1" office:value-type="string">
            <text:p text:style-name="P3">int <text:bookmark text:name="TBL-18-3-4"/></text:p>
          </table:table-cell>
          <table:table-cell table:style-name="Table17.A1" office:value-type="string">
            <text:p text:style-name="P4">EqMat:object, main<text:bookmark text:name="TBL-18-4-"/><text:bookmark text:name="TBL-18-4-1"/></text:p>
          </table:table-cell>
        </table:table-row>
        <table:table-row table:style-name="TableLine24658592">
          <table:table-cell table:style-name="Table17.A1" office:value-type="string">
            <text:p text:style-name="P3">n <text:bookmark text:name="TBL-18-4-2"/></text:p>
          </table:table-cell>
          <table:table-cell table:style-name="Table17.A1" office:value-type="string">
            <text:p text:style-name="P4">number of cols <text:bookmark text:name="TBL-18-4-3"/></text:p>
          </table:table-cell>
          <table:table-cell table:style-name="Table17.A1" office:value-type="string">
            <text:p text:style-name="P3">int <text:bookmark text:name="TBL-18-4-4"/></text:p>
          </table:table-cell>
          <table:table-cell table:style-name="Table17.A1" office:value-type="string">
            <text:p text:style-name="P4">EqMat:object, main<text:bookmark text:name="TBL-18-5-"/><text:bookmark text:name="TBL-18-5-1"/></text:p>
          </table:table-cell>
        </table:table-row>
        <table:table-row table:style-name="TableLine24658592">
          <table:table-cell table:style-name="Table17.A1" office:value-type="string">
            <text:p text:style-name="P3">mm <text:bookmark text:name="TBL-18-5-2"/></text:p>
          </table:table-cell>
          <table:table-cell table:style-name="Table17.A1" office:value-type="string">
            <text:p text:style-name="P4">a temporary variable for m<text:bookmark text:name="TBL-18-5-3"/></text:p>
          </table:table-cell>
          <table:table-cell table:style-name="Table17.A1" office:value-type="string">
            <text:p text:style-name="P3">int <text:bookmark text:name="TBL-18-5-4"/></text:p>
          </table:table-cell>
          <table:table-cell table:style-name="Table17.A1" office:value-type="string">
            <text:p text:style-name="P4">EqMat <text:bookmark text:name="TBL-18-6-"/><text:bookmark text:name="TBL-18-6-1"/></text:p>
          </table:table-cell>
        </table:table-row>
        <table:table-row table:style-name="TableLine24658592">
          <table:table-cell table:style-name="Table17.A1" office:value-type="string">
            <text:p text:style-name="P3">nn <text:bookmark text:name="TBL-18-6-2"/></text:p>
          </table:table-cell>
          <table:table-cell table:style-name="Table17.A1" office:value-type="string">
            <text:p text:style-name="P4">a temporary variable for n <text:bookmark text:name="TBL-18-6-3"/></text:p>
          </table:table-cell>
          <table:table-cell table:style-name="Table17.A1" office:value-type="string">
            <text:p text:style-name="P3">int <text:bookmark text:name="TBL-18-6-4"/></text:p>
          </table:table-cell>
          <table:table-cell table:style-name="Table17.A1" office:value-type="string">
            <text:p text:style-name="P4">EqMat <text:bookmark text:name="TBL-18-7-"/><text:bookmark text:name="TBL-18-7-1"/></text:p>
          </table:table-cell>
        </table:table-row>
        <table:table-row table:style-name="TableLine24658592">
          <table:table-cell table:style-name="Table17.A1" office:value-type="string">
            <text:p text:style-name="P3">p <text:bookmark text:name="TBL-18-7-2"/></text:p>
          </table:table-cell>
          <table:table-cell table:style-name="Table17.A1" office:value-type="string">
            <text:p text:style-name="P4">input for check function <text:bookmark text:name="TBL-18-7-3"/></text:p>
          </table:table-cell>
          <table:table-cell table:style-name="Table17.A1" office:value-type="string">
            <text:p text:style-name="P3">EqMat <text:bookmark text:name="TBL-18-7-4"/></text:p>
          </table:table-cell>
          <table:table-cell table:style-name="Table17.A1" office:value-type="string">
            <text:p text:style-name="P4">check <text:bookmark text:name="TBL-18-8-"/><text:bookmark text:name="TBL-18-8-1"/></text:p>
          </table:table-cell>
        </table:table-row>
        <table:table-row table:style-name="TableLine24658592">
          <table:table-cell table:style-name="Table17.A1" office:value-type="string">
            <text:p text:style-name="P3">q <text:bookmark text:name="TBL-18-8-2"/></text:p>
          </table:table-cell>
          <table:table-cell table:style-name="Table17.A1" office:value-type="string">
            <text:p text:style-name="P4">input for check function <text:bookmark text:name="TBL-18-8-3"/></text:p>
          </table:table-cell>
          <table:table-cell table:style-name="Table17.A1" office:value-type="string">
            <text:p text:style-name="P3">EqMat <text:bookmark text:name="TBL-18-8-4"/></text:p>
          </table:table-cell>
          <table:table-cell table:style-name="Table17.A1" office:value-type="string">
            <text:p text:style-name="P4">check <text:bookmark text:name="TBL-18-9-"/><text:bookmark text:name="TBL-18-9-1"/></text:p>
          </table:table-cell>
        </table:table-row>
        <table:table-row table:style-name="TableLine24658592">
          <table:table-cell table:style-name="Table17.A1" office:value-type="string">
            <text:p text:style-name="P3">i <text:bookmark text:name="TBL-18-9-2"/></text:p>
          </table:table-cell>
          <table:table-cell table:style-name="Table17.A1" office:value-type="string">
            <text:p text:style-name="P4">loop control varible <text:bookmark text:name="TBL-18-9-3"/></text:p>
          </table:table-cell>
          <table:table-cell table:style-name="Table17.A1" office:value-type="string">
            <text:p text:style-name="P3">int <text:bookmark text:name="TBL-18-9-4"/></text:p>
          </table:table-cell>
          <table:table-cell table:style-name="Table17.A1" office:value-type="string">
            <text:p text:style-name="P4">print <text:bookmark text:name="TBL-18-10-"/><text:bookmark text:name="TBL-18-10-1"/></text:p>
          </table:table-cell>
        </table:table-row>
        <table:table-row table:style-name="TableLine24658592">
          <table:table-cell table:style-name="Table17.A1" office:value-type="string">
            <text:p text:style-name="P3">j <text:bookmark text:name="TBL-18-10-2"/></text:p>
          </table:table-cell>
          <table:table-cell table:style-name="Table17.A1" office:value-type="string">
            <text:p text:style-name="P4">loop control varible <text:bookmark text:name="TBL-18-10-3"/></text:p>
          </table:table-cell>
          <table:table-cell table:style-name="Table17.A1" office:value-type="string">
            <text:p text:style-name="P3">int <text:bookmark text:name="TBL-18-10-4"/></text:p>
          </table:table-cell>
          <table:table-cell table:style-name="Table17.A1" office:value-type="string">
            <text:p text:style-name="P4">print <text:bookmark text:name="TBL-18-11-"/><text:bookmark text:name="TBL-18-11-1"/></text:p>
          </table:table-cell>
        </table:table-row>
        <table:table-row table:style-name="TableLine24658592">
          <table:table-cell table:style-name="Table17.A1" office:value-type="string">
            <text:p text:style-name="P3">sc <text:bookmark text:name="TBL-18-11-2"/></text:p>
          </table:table-cell>
          <table:table-cell table:style-name="Table17.A1" office:value-type="string">
            <text:p text:style-name="P4">Input handle varable <text:bookmark text:name="TBL-18-11-3"/></text:p>
          </table:table-cell>
          <table:table-cell table:style-name="Table17.A1" office:value-type="string">
            <text:p text:style-name="P3">Scanner<text:bookmark text:name="TBL-18-11-4"/></text:p>
          </table:table-cell>
          <table:table-cell table:style-name="Table17.A1" office:value-type="string">
            <text:p text:style-name="P4">readarray, main <text:bookmark text:name="TBL-18-12-"/><text:bookmark text:name="TBL-18-12-1"/></text:p>
          </table:table-cell>
        </table:table-row>
        <table:table-row table:style-name="TableLine24658592">
          <table:table-cell table:style-name="Table17.A1" office:value-type="string">
            <text:p text:style-name="P3">a,b <text:bookmark text:name="TBL-18-12-2"/></text:p>
          </table:table-cell>
          <table:table-cell table:style-name="Table17.A1" office:value-type="string">
            <text:p text:style-name="P4">object for testing <text:bookmark text:name="TBL-18-12-3"/></text:p>
          </table:table-cell>
          <table:table-cell table:style-name="Table17.A1" office:value-type="string">
            <text:p text:style-name="P3">main <text:bookmark text:name="TBL-18-12-4"/></text:p>
          </table:table-cell>
          <table:table-cell table:style-name="Table17.A1" office:value-type="string">
            <text:p text:style-name="P4">main </text:p>
          </table:table-cell>
        </table:table-row>
        <table:table-row table:style-name="TableLine24658592">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Sans Unicode MS" svg:font-family="'Liberation Sans Unicode MS'" style:font-pitch="variable"/>
    <style:font-face style:name="DejaVu Serif" svg:font-family="'DejaVu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DejaVu Serif" fo:font-size="12pt" fo:language="en" fo:country="US" style:font-name-asian="DejaVu Sans"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Text_20_Body.indent" style:display-name="Text Body.indent" style:family="paragraph" style:parent-style-name="Text_20_body"/>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Preformatted_20_Text.verbatim" style:display-name="Preformatted Text.verbatim" style:family="paragraph" style:parent-style-name="Preformatted_20_Text">
      <style:paragraph-properties fo:text-align="start" style:justify-single-word="false"/>
      <style:text-properties style:font-name="monospace" fo:font-family="monospace, monospace" style:font-name-asian="monospace" style:font-family-asian="monospace, monospace" style:font-name-complex="monospace" style:font-family-complex="monospace, monospace"/>
    </style:style>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DejaVu Serif" fo:font-family="'DejaVu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2.titleHead" style:display-name="Heading 2.titleHead" style:family="paragraph" style:parent-style-name="Heading_20_2">
      <style:paragraph-properties fo:text-align="center" style:justify-single-word="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puter Project</dc:title>
    <meta:document-statistic meta:table-count="17" meta:image-count="0" meta:object-count="0" meta:page-count="1" meta:paragraph-count="459" meta:word-count="4693" meta:character-count="26812" meta:non-whitespace-character-count="20205"/>
    <meta:generator>LibreOffice/7.1.4.2$Linux_x86 LibreOffice_project/10$Build-2</meta:generator>
    <meta:user-defined meta:name=""/>
    <meta:user-defined meta:name="src">main.tex</meta:user-defined>
    <meta:user-defined meta:name="viewport">width=device-width,initial-scale=1</meta:user-defined>
  </office:meta>
</office:document-meta>
</file>